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85cm" fo:min-width="8.7cm"/>
      <style:paragraph-properties style:writing-mode="lr-tb"/>
    </style:style>
    <style:style style:name="gr2" style:family="graphic" style:parent-style-name="standard">
      <style:graphic-properties draw:textarea-horizontal-align="justify" draw:textarea-vertical-align="middle" draw:auto-grow-height="false" fo:min-height="8.25cm" fo:min-width="12cm"/>
      <style:paragraph-properties style:writing-mode="lr-tb"/>
    </style:style>
    <style:style style:name="gr3" style:family="graphic" style:parent-style-name="standard">
      <style:graphic-properties draw:textarea-horizontal-align="justify" draw:textarea-vertical-align="middle" draw:auto-grow-height="false" fo:min-height="1.55cm" fo:min-width="4.7cm"/>
      <style:paragraph-properties style:writing-mode="lr-tb"/>
    </style:style>
    <style:style style:name="gr4" style:family="graphic" style:parent-style-name="standard">
      <style:graphic-properties draw:textarea-horizontal-align="justify" draw:textarea-vertical-align="middle" draw:auto-grow-height="false" fo:min-height="1.55cm" fo:min-width="4.7cm"/>
    </style:style>
    <style:style style:name="gr5" style:family="graphic" style:parent-style-name="standard">
      <style:graphic-properties draw:textarea-horizontal-align="justify" draw:textarea-vertical-align="middle" draw:auto-grow-height="false" fo:min-height="2.85cm" fo:min-width="4.7cm"/>
      <style:paragraph-properties style:writing-mode="lr-tb"/>
    </style:style>
    <style:style style:name="gr6" style:family="graphic" style:parent-style-name="standard">
      <style:graphic-properties draw:textarea-horizontal-align="justify" draw:textarea-vertical-align="middle" draw:auto-grow-height="false" fo:min-height="18.55cm" fo:min-width="8cm"/>
      <style:paragraph-properties style:writing-mode="lr-tb"/>
    </style:style>
    <style:style style:name="gr7" style:family="graphic" style:parent-style-name="standard">
      <style:graphic-properties draw:textarea-horizontal-align="justify" draw:textarea-vertical-align="middle" draw:auto-grow-height="false" fo:min-height="0.25cm" fo:min-width="3.7cm"/>
    </style:style>
    <style:style style:name="gr8" style:family="graphic" style:parent-style-name="standard">
      <style:graphic-properties draw:textarea-horizontal-align="justify" draw:textarea-vertical-align="middle" draw:auto-grow-height="false" fo:min-height="0.15cm" fo:min-width="3.7cm"/>
    </style:style>
    <style:style style:name="gr9" style:family="graphic" style:parent-style-name="standard">
      <style:graphic-properties draw:textarea-horizontal-align="justify" draw:textarea-vertical-align="middle" draw:auto-grow-height="false" fo:min-height="5.85cm" fo:min-width="7.2cm"/>
      <style:paragraph-properties style:writing-mode="lr-tb"/>
    </style:style>
    <style:style style:name="gr10" style:family="graphic" style:parent-style-name="standard">
      <style:graphic-properties draw:textarea-horizontal-align="justify" draw:textarea-vertical-align="middle" draw:auto-grow-height="false" fo:min-height="7.15cm" fo:min-width="12.6cm"/>
      <style:paragraph-properties style:writing-mode="lr-tb"/>
    </style:style>
    <style:style style:name="gr11" style:family="graphic" style:parent-style-name="standard">
      <style:graphic-properties draw:textarea-horizontal-align="justify" draw:textarea-vertical-align="middle" draw:auto-grow-height="false" fo:min-height="2.85cm" fo:min-width="3.6cm"/>
      <style:paragraph-properties style:writing-mode="lr-tb"/>
    </style:style>
    <style:style style:name="gr12" style:family="graphic" style:parent-style-name="standard">
      <style:graphic-properties draw:textarea-horizontal-align="justify" draw:textarea-vertical-align="middle" draw:auto-grow-height="false" fo:min-height="2.85cm" fo:min-width="3.6cm"/>
    </style:style>
    <style:style style:name="gr13" style:family="graphic" style:parent-style-name="standard">
      <style:graphic-properties draw:textarea-horizontal-align="justify" draw:textarea-vertical-align="middle" draw:auto-grow-height="false" fo:min-height="18.65cm" fo:min-width="17.8cm"/>
      <style:paragraph-properties style:writing-mode="lr-tb"/>
    </style:style>
    <style:style style:name="gr14" style:family="graphic" style:parent-style-name="standard">
      <style:graphic-properties draw:textarea-horizontal-align="justify" draw:textarea-vertical-align="middle" draw:auto-grow-height="false" fo:min-height="10.85cm" fo:min-width="14.4cm"/>
      <style:paragraph-properties style:writing-mode="lr-tb"/>
    </style:style>
    <style:style style:name="gr15" style:family="graphic" style:parent-style-name="standard">
      <style:graphic-properties draw:textarea-horizontal-align="justify" draw:textarea-vertical-align="middle" draw:auto-grow-height="false" fo:min-height="1.35cm" fo:min-width="12.8cm"/>
      <style:paragraph-properties style:writing-mode="lr-tb"/>
    </style:style>
    <style:style style:name="gr16" style:family="graphic" style:parent-style-name="standard">
      <style:graphic-properties draw:textarea-horizontal-align="justify" draw:textarea-vertical-align="middle" draw:auto-grow-height="false" fo:min-height="4.95cm" fo:min-width="5.1cm"/>
      <style:paragraph-properties style:writing-mode="lr-tb"/>
    </style:style>
    <style:style style:name="gr17" style:family="graphic" style:parent-style-name="objectwithoutfill">
      <style:graphic-properties draw:marker-end="Arrow" draw:marker-end-width="0.3cm" draw:fill="solid" draw:textarea-vertical-align="middle"/>
    </style:style>
    <style:style style:name="gr18" style:family="graphic" style:parent-style-name="standard">
      <style:graphic-properties draw:textarea-horizontal-align="justify" draw:textarea-vertical-align="middle" draw:auto-grow-height="false" fo:min-height="0.952cm" fo:min-width="3.248cm"/>
      <style:paragraph-properties style:writing-mode="lr-tb"/>
    </style:style>
    <style:style style:name="gr19" style:family="graphic" style:parent-style-name="standard">
      <style:graphic-properties draw:textarea-horizontal-align="justify" draw:textarea-vertical-align="middle" draw:auto-grow-height="false" fo:min-height="0.6cm" fo:min-width="0.844cm"/>
    </style:style>
    <style:style style:name="gr20" style:family="graphic" style:parent-style-name="standard">
      <style:graphic-properties draw:textarea-horizontal-align="justify" draw:textarea-vertical-align="middle" draw:auto-grow-height="false" fo:min-height="5.45cm" fo:min-width="16.9cm"/>
      <style:paragraph-properties style:writing-mode="lr-tb"/>
    </style:style>
    <style:style style:name="gr21" style:family="graphic" style:parent-style-name="standard">
      <style:graphic-properties draw:textarea-horizontal-align="justify" draw:textarea-vertical-align="middle" draw:auto-grow-height="false" fo:min-height="4.75cm" fo:min-width="17.7cm"/>
      <style:paragraph-properties style:writing-mode="lr-tb"/>
    </style:style>
    <style:style style:name="gr22" style:family="graphic" style:parent-style-name="standard">
      <style:graphic-properties draw:textarea-horizontal-align="justify" draw:textarea-vertical-align="middle" draw:auto-grow-height="false" fo:min-height="1.15cm" fo:min-width="9.8cm"/>
      <style:paragraph-properties style:writing-mode="lr-tb"/>
    </style:style>
    <style:style style:name="gr23" style:family="graphic" style:parent-style-name="standard">
      <style:graphic-properties draw:textarea-horizontal-align="justify" draw:textarea-vertical-align="middle" draw:auto-grow-height="false" fo:min-height="9.25cm" fo:min-width="11.6cm"/>
      <style:paragraph-properties style:writing-mode="lr-tb"/>
    </style:style>
    <style:style style:name="gr24" style:family="graphic" style:parent-style-name="standard">
      <style:graphic-properties draw:textarea-horizontal-align="justify" draw:textarea-vertical-align="middle" draw:auto-grow-height="false" fo:min-height="12.65cm" fo:min-width="10.4cm"/>
      <style:paragraph-properties style:writing-mode="lr-tb"/>
    </style:style>
    <style:style style:name="gr25" style:family="graphic" style:parent-style-name="standard">
      <style:graphic-properties draw:textarea-horizontal-align="justify" draw:textarea-vertical-align="middle" draw:auto-grow-height="false" fo:min-height="1.25cm" fo:min-width="7.8cm"/>
      <style:paragraph-properties style:writing-mode="lr-tb"/>
    </style:style>
    <style:style style:name="gr26" style:family="graphic" style:parent-style-name="standard">
      <style:graphic-properties draw:textarea-horizontal-align="justify" draw:textarea-vertical-align="middle" draw:auto-grow-height="false" fo:min-height="4.75cm" fo:min-width="11.3cm"/>
      <style:paragraph-properties style:writing-mode="lr-tb"/>
    </style:style>
    <style:style style:name="gr27" style:family="graphic" style:parent-style-name="standard">
      <style:graphic-properties draw:textarea-horizontal-align="justify" draw:textarea-vertical-align="middle" draw:auto-grow-height="false" fo:min-height="5.25cm" fo:min-width="12.2cm"/>
      <style:paragraph-properties style:writing-mode="lr-tb"/>
    </style:style>
    <style:style style:name="gr28" style:family="graphic" style:parent-style-name="standard">
      <style:graphic-properties draw:textarea-horizontal-align="justify" draw:textarea-vertical-align="middle" draw:auto-grow-height="false" fo:min-height="4.65cm" fo:min-width="5.9cm"/>
      <style:paragraph-properties style:writing-mode="lr-tb"/>
    </style:style>
    <style:style style:name="gr29" style:family="graphic" style:parent-style-name="standard">
      <style:graphic-properties draw:textarea-horizontal-align="justify" draw:textarea-vertical-align="middle" draw:auto-grow-height="false" fo:min-height="4.65cm" fo:min-width="6cm"/>
      <style:paragraph-properties style:writing-mode="lr-tb"/>
    </style:style>
    <style:style style:name="gr30" style:family="graphic" style:parent-style-name="standard">
      <style:graphic-properties draw:textarea-horizontal-align="justify" draw:textarea-vertical-align="middle" draw:auto-grow-height="false" fo:min-height="4.35cm" fo:min-width="5cm"/>
      <style:paragraph-properties style:writing-mode="lr-tb"/>
    </style:style>
    <style:style style:name="gr31" style:family="graphic" style:parent-style-name="standard">
      <style:graphic-properties draw:textarea-horizontal-align="justify" draw:textarea-vertical-align="middle" draw:auto-grow-height="false" fo:min-height="3.45cm" fo:min-width="8.3cm"/>
      <style:paragraph-properties style:writing-mode="lr-tb"/>
    </style:style>
    <style:style style:name="gr32" style:family="graphic" style:parent-style-name="standard">
      <style:graphic-properties draw:textarea-horizontal-align="justify" draw:textarea-vertical-align="middle" draw:auto-grow-height="false" fo:min-height="4.85cm" fo:min-width="12.3cm"/>
      <style:paragraph-properties style:writing-mode="lr-tb"/>
    </style:style>
    <style:style style:name="gr33" style:family="graphic" style:parent-style-name="standard">
      <style:graphic-properties draw:textarea-horizontal-align="justify" draw:textarea-vertical-align="middle" draw:auto-grow-height="false" fo:min-height="1.45cm" fo:min-width="16.4cm"/>
      <style:paragraph-properties style:writing-mode="lr-tb"/>
    </style:style>
    <style:style style:name="gr34" style:family="graphic" style:parent-style-name="standard">
      <style:graphic-properties draw:textarea-horizontal-align="justify" draw:textarea-vertical-align="middle" draw:auto-grow-height="false" fo:min-height="5.85cm" fo:min-width="5.2cm"/>
      <style:paragraph-properties style:writing-mode="lr-tb"/>
    </style:style>
    <style:style style:name="gr35" style:family="graphic" style:parent-style-name="standard">
      <style:graphic-properties draw:textarea-horizontal-align="justify" draw:textarea-vertical-align="middle" draw:auto-grow-height="false" fo:min-height="4.65cm" fo:min-width="5.1cm"/>
      <style:paragraph-properties style:writing-mode="lr-tb"/>
    </style:style>
    <style:style style:name="gr36" style:family="graphic" style:parent-style-name="standard">
      <style:graphic-properties draw:textarea-horizontal-align="justify" draw:textarea-vertical-align="middle" draw:auto-grow-height="false" fo:min-height="5.45cm" fo:min-width="6cm"/>
      <style:paragraph-properties style:writing-mode="lr-tb"/>
    </style:style>
    <style:style style:name="gr37" style:family="graphic" style:parent-style-name="standard">
      <style:graphic-properties draw:textarea-horizontal-align="justify" draw:textarea-vertical-align="middle" draw:auto-grow-height="false" fo:min-height="2.65cm" fo:min-width="9cm"/>
      <style:paragraph-properties style:writing-mode="lr-tb"/>
    </style:style>
    <style:style style:name="gr38" style:family="graphic" style:parent-style-name="standard">
      <style:graphic-properties draw:textarea-horizontal-align="justify" draw:textarea-vertical-align="middle" draw:auto-grow-height="false" fo:min-height="4.05cm" fo:min-width="9.3cm"/>
      <style:paragraph-properties style:writing-mode="lr-tb"/>
    </style:style>
    <style:style style:name="gr39" style:family="graphic" style:parent-style-name="standard">
      <style:graphic-properties draw:textarea-horizontal-align="justify" draw:textarea-vertical-align="middle" draw:auto-grow-height="false" fo:min-height="2.05cm" fo:min-width="17cm"/>
      <style:paragraph-properties style:writing-mode="lr-tb"/>
    </style:style>
    <style:style style:name="gr40" style:family="graphic" style:parent-style-name="standard">
      <style:graphic-properties draw:textarea-horizontal-align="justify" draw:textarea-vertical-align="middle" draw:auto-grow-height="false" fo:min-height="3.05cm" fo:min-width="12.3cm"/>
      <style:paragraph-properties style:writing-mode="lr-tb"/>
    </style:style>
    <style:style style:name="gr41" style:family="graphic" style:parent-style-name="standard">
      <style:graphic-properties draw:textarea-horizontal-align="justify" draw:textarea-vertical-align="middle" draw:auto-grow-height="false" fo:min-height="11.05cm" fo:min-width="12cm"/>
      <style:paragraph-properties style:writing-mode="lr-tb"/>
    </style:style>
    <style:style style:name="gr42" style:family="graphic" style:parent-style-name="standard">
      <style:graphic-properties draw:textarea-horizontal-align="justify" draw:textarea-vertical-align="middle" draw:auto-grow-height="false" fo:min-height="2.15cm" fo:min-width="16cm"/>
      <style:paragraph-properties style:writing-mode="lr-tb"/>
    </style:style>
    <style:style style:name="gr43" style:family="graphic" style:parent-style-name="standard">
      <style:graphic-properties draw:textarea-horizontal-align="justify" draw:textarea-vertical-align="middle" draw:auto-grow-height="false" fo:min-height="10.45cm" fo:min-width="12.2cm"/>
      <style:paragraph-properties style:writing-mode="lr-tb"/>
    </style:style>
    <style:style style:name="gr44" style:family="graphic" style:parent-style-name="standard">
      <style:graphic-properties draw:textarea-horizontal-align="justify" draw:textarea-vertical-align="middle" draw:auto-grow-height="false" fo:min-height="6.95cm" fo:min-width="6.8cm"/>
      <style:paragraph-properties style:writing-mode="lr-tb"/>
    </style:style>
    <style:style style:name="gr45" style:family="graphic" style:parent-style-name="standard">
      <style:graphic-properties draw:textarea-horizontal-align="justify" draw:textarea-vertical-align="middle" draw:auto-grow-height="false" fo:min-height="1.65cm" fo:min-width="1.9cm"/>
    </style:style>
    <style:style style:name="gr46" style:family="graphic" style:parent-style-name="standard">
      <style:graphic-properties draw:textarea-horizontal-align="justify" draw:textarea-vertical-align="middle" draw:auto-grow-height="false" fo:min-height="1.65cm" fo:min-width="1.9cm"/>
      <style:paragraph-properties style:writing-mode="lr-tb"/>
    </style:style>
    <style:style style:name="gr47" style:family="graphic" style:parent-style-name="standard">
      <style:graphic-properties draw:textarea-horizontal-align="justify" draw:textarea-vertical-align="middle" draw:auto-grow-height="false" fo:min-height="1.75cm" fo:min-width="11.9cm"/>
      <style:paragraph-properties style:writing-mode="lr-tb"/>
    </style:style>
    <style:style style:name="gr48" style:family="graphic" style:parent-style-name="standard">
      <style:graphic-properties draw:textarea-horizontal-align="justify" draw:textarea-vertical-align="middle" draw:auto-grow-height="false" fo:min-height="4.75cm" fo:min-width="10.5cm"/>
      <style:paragraph-properties style:writing-mode="lr-tb"/>
    </style:style>
    <style:style style:name="gr49" style:family="graphic" style:parent-style-name="standard">
      <style:graphic-properties draw:textarea-horizontal-align="justify" draw:textarea-vertical-align="middle" draw:auto-grow-height="false" fo:min-height="5.35cm" fo:min-width="10.4cm"/>
      <style:paragraph-properties style:writing-mode="lr-tb"/>
    </style:style>
    <style:style style:name="gr50" style:family="graphic" style:parent-style-name="standard">
      <style:graphic-properties draw:textarea-horizontal-align="justify" draw:textarea-vertical-align="middle" draw:auto-grow-height="false" fo:min-height="1.15cm" fo:min-width="10.4cm"/>
      <style:paragraph-properties style:writing-mode="lr-tb"/>
    </style:style>
    <style:style style:name="gr51" style:family="graphic" style:parent-style-name="standard">
      <style:graphic-properties draw:textarea-horizontal-align="justify" draw:textarea-vertical-align="middle" draw:auto-grow-height="false" fo:min-height="6.922cm" fo:min-width="10.4cm"/>
      <style:paragraph-properties style:writing-mode="lr-tb"/>
    </style:style>
    <style:style style:name="gr52" style:family="graphic" style:parent-style-name="standard">
      <style:graphic-properties draw:textarea-horizontal-align="justify" draw:textarea-vertical-align="middle" draw:auto-grow-height="false" fo:min-height="0.882cm" fo:min-width="1.41cm"/>
      <style:paragraph-properties style:writing-mode="lr-tb"/>
    </style:style>
    <style:style style:name="gr53" style:family="graphic" style:parent-style-name="standard">
      <style:graphic-properties draw:textarea-horizontal-align="justify" draw:textarea-vertical-align="middle" draw:auto-grow-height="false" fo:min-height="0.6cm" fo:min-width="0.42cm"/>
      <style:paragraph-properties style:writing-mode="lr-tb"/>
    </style:style>
    <style:style style:name="gr54" style:family="graphic" style:parent-style-name="standard">
      <style:graphic-properties draw:textarea-horizontal-align="justify" draw:textarea-vertical-align="middle" draw:auto-grow-height="false" fo:min-height="0.74cm" fo:min-width="0.702cm"/>
      <style:paragraph-properties style:writing-mode="lr-tb"/>
    </style:style>
    <style:style style:name="gr55" style:family="graphic" style:parent-style-name="standard">
      <style:graphic-properties draw:textarea-horizontal-align="justify" draw:textarea-vertical-align="middle" draw:auto-grow-height="false" fo:min-height="1.15cm" fo:min-width="8.2cm"/>
      <style:paragraph-properties style:writing-mode="lr-tb"/>
    </style:style>
    <style:style style:name="gr56" style:family="graphic" style:parent-style-name="standard">
      <style:graphic-properties draw:textarea-horizontal-align="justify" draw:textarea-vertical-align="middle" draw:auto-grow-height="false" fo:min-height="3.05cm" fo:min-width="12.5cm"/>
      <style:paragraph-properties style:writing-mode="lr-tb"/>
    </style:style>
    <style:style style:name="gr57" style:family="graphic" style:parent-style-name="standard">
      <style:graphic-properties draw:textarea-horizontal-align="justify" draw:textarea-vertical-align="middle" draw:auto-grow-height="false" fo:min-height="0.85cm" fo:min-width="7.1cm"/>
      <style:paragraph-properties style:writing-mode="lr-tb"/>
    </style:style>
    <style:style style:name="gr58" style:family="graphic" style:parent-style-name="objectwithoutfill">
      <style:graphic-properties draw:fill="solid" draw:textarea-vertical-align="middle"/>
    </style:style>
    <style:style style:name="gr59" style:family="graphic" style:parent-style-name="standard">
      <style:graphic-properties draw:textarea-horizontal-align="justify" draw:textarea-vertical-align="middle" draw:auto-grow-height="false" fo:min-height="1.05cm" fo:min-width="1.5cm"/>
    </style:style>
    <style:style style:name="gr60" style:family="graphic" style:parent-style-name="standard">
      <style:graphic-properties draw:textarea-horizontal-align="justify" draw:textarea-vertical-align="middle" draw:auto-grow-height="false" fo:min-height="1.25cm" fo:min-width="5.4cm"/>
      <style:paragraph-properties style:writing-mode="lr-tb"/>
    </style:style>
    <style:style style:name="gr61" style:family="graphic" style:parent-style-name="standard">
      <style:graphic-properties draw:textarea-horizontal-align="justify" draw:textarea-vertical-align="middle" draw:auto-grow-height="false" fo:min-height="3.85cm" fo:min-width="6.2cm"/>
      <style:paragraph-properties style:writing-mode="lr-tb"/>
    </style:style>
    <style:style style:name="gr62" style:family="graphic" style:parent-style-name="standard">
      <style:graphic-properties draw:textarea-horizontal-align="justify" draw:textarea-vertical-align="middle" draw:auto-grow-height="false" fo:min-height="0.55cm" fo:min-width="14.1cm"/>
      <style:paragraph-properties style:writing-mode="lr-tb"/>
    </style:style>
    <style:style style:name="gr63" style:family="graphic" style:parent-style-name="standard">
      <style:graphic-properties draw:textarea-horizontal-align="justify" draw:textarea-vertical-align="middle" draw:auto-grow-height="false" fo:min-height="1.35cm" fo:min-width="9.2cm"/>
      <style:paragraph-properties style:writing-mode="lr-tb"/>
    </style:style>
    <style:style style:name="gr64" style:family="graphic" style:parent-style-name="standard">
      <style:graphic-properties draw:textarea-horizontal-align="justify" draw:textarea-vertical-align="middle" draw:auto-grow-height="false" fo:min-height="10.35cm" fo:min-width="12.3cm"/>
      <style:paragraph-properties style:writing-mode="lr-tb"/>
    </style:style>
    <style:style style:name="gr65" style:family="graphic" style:parent-style-name="standard">
      <style:graphic-properties draw:textarea-horizontal-align="justify" draw:textarea-vertical-align="middle" draw:auto-grow-height="false" fo:min-height="5.35cm" fo:min-width="10.5cm"/>
      <style:paragraph-properties style:writing-mode="lr-tb"/>
    </style:style>
    <style:style style:name="gr66" style:family="graphic" style:parent-style-name="standard">
      <style:graphic-properties draw:textarea-horizontal-align="justify" draw:textarea-vertical-align="middle" draw:auto-grow-height="false" fo:min-height="1.65cm" fo:min-width="6.1cm"/>
      <style:paragraph-properties style:writing-mode="lr-tb"/>
    </style:style>
    <style:style style:name="gr67" style:family="graphic" style:parent-style-name="standard">
      <style:graphic-properties draw:textarea-horizontal-align="justify" draw:textarea-vertical-align="middle" draw:auto-grow-height="false" fo:min-height="2.226cm" fo:min-width="3.036cm"/>
    </style:style>
    <style:style style:name="gr68" style:family="graphic" style:parent-style-name="standard">
      <style:graphic-properties draw:textarea-horizontal-align="justify" draw:textarea-vertical-align="middle" draw:auto-grow-height="false" fo:min-height="2.226cm" fo:min-width="3.036cm"/>
      <style:paragraph-properties style:writing-mode="lr-tb"/>
    </style:style>
    <style:style style:name="gr69" style:family="graphic" style:parent-style-name="standard">
      <style:graphic-properties draw:textarea-horizontal-align="justify" draw:textarea-vertical-align="middle" draw:auto-grow-height="false" fo:min-height="2.25cm" fo:min-width="4.7cm"/>
      <style:paragraph-properties style:writing-mode="lr-tb"/>
    </style:style>
    <style:style style:name="gr70" style:family="graphic" style:parent-style-name="standard">
      <style:graphic-properties draw:textarea-horizontal-align="justify" draw:textarea-vertical-align="middle" draw:auto-grow-height="false" fo:min-height="7.35cm" fo:min-width="8cm"/>
      <style:paragraph-properties style:writing-mode="lr-tb"/>
    </style:style>
    <style:style style:name="gr71" style:family="graphic" style:parent-style-name="standard">
      <style:graphic-properties draw:textarea-horizontal-align="justify" draw:textarea-vertical-align="middle" draw:auto-grow-height="false" fo:min-height="1.85cm" fo:min-width="8cm"/>
      <style:paragraph-properties style:writing-mode="lr-tb"/>
    </style:style>
    <style:style style:name="gr72" style:family="graphic" style:parent-style-name="standard">
      <style:graphic-properties draw:textarea-horizontal-align="justify" draw:textarea-vertical-align="middle" draw:auto-grow-height="false" fo:min-height="12.25cm" fo:min-width="16.8cm"/>
    </style:style>
    <style:style style:name="gr73" style:family="graphic" style:parent-style-name="standard">
      <style:graphic-properties draw:textarea-horizontal-align="justify" draw:textarea-vertical-align="middle" draw:auto-grow-height="false" fo:min-height="1.85cm" fo:min-width="8.4cm"/>
      <style:paragraph-properties style:writing-mode="lr-tb"/>
    </style:style>
    <style:style style:name="gr74" style:family="graphic" style:parent-style-name="standard">
      <style:graphic-properties draw:textarea-horizontal-align="justify" draw:textarea-vertical-align="middle" draw:auto-grow-height="false" fo:min-height="9.05cm" fo:min-width="2cm"/>
      <style:paragraph-properties style:writing-mode="lr-tb"/>
    </style:style>
    <style:style style:name="gr75" style:family="graphic" style:parent-style-name="standard">
      <style:graphic-properties draw:textarea-horizontal-align="justify" draw:textarea-vertical-align="middle" draw:auto-grow-height="false" fo:min-height="1.05cm" fo:min-width="15.2cm"/>
      <style:paragraph-properties style:writing-mode="lr-tb"/>
    </style:style>
    <style:style style:name="gr76" style:family="graphic" style:parent-style-name="standard">
      <style:graphic-properties draw:textarea-horizontal-align="justify" draw:textarea-vertical-align="middle" draw:auto-grow-height="false" fo:min-height="3.85cm" fo:min-width="13.9cm"/>
      <style:paragraph-properties style:writing-mode="lr-tb"/>
    </style:style>
    <style:style style:name="gr77" style:family="graphic" style:parent-style-name="standard">
      <style:graphic-properties draw:textarea-horizontal-align="justify" draw:textarea-vertical-align="middle" draw:auto-grow-height="false" fo:min-height="7.85cm" fo:min-width="4.9cm"/>
    </style:style>
    <style:style style:name="gr78" style:family="graphic" style:parent-style-name="standard">
      <style:graphic-properties draw:textarea-horizontal-align="justify" draw:textarea-vertical-align="middle" draw:auto-grow-height="false" fo:min-height="1.15cm" fo:min-width="3.9cm"/>
      <style:paragraph-properties style:writing-mode="lr-tb"/>
    </style:style>
    <style:style style:name="gr79" style:family="graphic" style:parent-style-name="standard">
      <style:graphic-properties draw:textarea-horizontal-align="justify" draw:textarea-vertical-align="middle" draw:auto-grow-height="false" fo:min-height="3.05cm" fo:min-width="3.1cm"/>
      <style:paragraph-properties style:writing-mode="lr-tb"/>
    </style:style>
    <style:style style:name="gr80" style:family="graphic" style:parent-style-name="standard">
      <style:graphic-properties draw:textarea-horizontal-align="justify" draw:textarea-vertical-align="middle" draw:auto-grow-height="false" fo:min-height="8.35cm" fo:min-width="16.9cm"/>
    </style:style>
    <style:style style:name="gr81" style:family="graphic" style:parent-style-name="standard">
      <style:graphic-properties draw:textarea-horizontal-align="justify" draw:textarea-vertical-align="middle" draw:auto-grow-height="false" fo:min-height="1.35cm" fo:min-width="12.7cm"/>
      <style:paragraph-properties style:writing-mode="lr-tb"/>
    </style:style>
    <style:style style:name="gr82" style:family="graphic" style:parent-style-name="standard">
      <style:graphic-properties draw:textarea-horizontal-align="justify" draw:textarea-vertical-align="middle" draw:auto-grow-height="false" fo:min-height="8.45cm" fo:min-width="8.1cm"/>
      <style:paragraph-properties style:writing-mode="lr-tb"/>
    </style:style>
    <style:style style:name="gr83" style:family="graphic" style:parent-style-name="standard">
      <style:graphic-properties draw:textarea-horizontal-align="justify" draw:textarea-vertical-align="middle" draw:auto-grow-height="false" fo:min-height="7.25cm" fo:min-width="17.8cm"/>
    </style:style>
    <style:style style:name="gr84" style:family="graphic" style:parent-style-name="standard">
      <style:graphic-properties draw:textarea-horizontal-align="justify" draw:textarea-vertical-align="middle" draw:auto-grow-height="false" fo:min-height="1.25cm" fo:min-width="8.5cm"/>
      <style:paragraph-properties style:writing-mode="lr-tb"/>
    </style:style>
    <style:style style:name="gr85" style:family="graphic" style:parent-style-name="standard">
      <style:graphic-properties draw:textarea-horizontal-align="justify" draw:textarea-vertical-align="middle" draw:auto-grow-height="false" fo:min-height="1.55cm" fo:min-width="3.2cm"/>
      <style:paragraph-properties style:writing-mode="lr-tb"/>
    </style:style>
    <style:style style:name="gr86" style:family="graphic" style:parent-style-name="standard">
      <style:graphic-properties draw:textarea-horizontal-align="justify" draw:textarea-vertical-align="middle" draw:auto-grow-height="false" fo:min-height="3.95cm" fo:min-width="17.7cm"/>
      <style:paragraph-properties style:writing-mode="lr-tb"/>
    </style:style>
    <style:style style:name="gr87" style:family="graphic" style:parent-style-name="standard">
      <style:graphic-properties draw:textarea-horizontal-align="justify" draw:textarea-vertical-align="middle" draw:auto-grow-height="false" fo:min-height="10.55cm" fo:min-width="8.9cm"/>
      <style:paragraph-properties style:writing-mode="lr-tb"/>
    </style:style>
    <style:style style:name="gr88" style:family="graphic" style:parent-style-name="standard">
      <style:graphic-properties draw:textarea-horizontal-align="justify" draw:textarea-vertical-align="middle" draw:auto-grow-height="false" fo:min-height="0.55cm" fo:min-width="3.9cm"/>
      <style:paragraph-properties style:writing-mode="lr-tb"/>
    </style:style>
    <style:style style:name="gr89" style:family="graphic" style:parent-style-name="standard">
      <style:graphic-properties draw:textarea-horizontal-align="justify" draw:textarea-vertical-align="middle" draw:auto-grow-height="false" fo:min-height="0.75cm" fo:min-width="9.1cm"/>
      <style:paragraph-properties style:writing-mode="lr-tb"/>
    </style:style>
    <style:style style:name="gr90" style:family="graphic" style:parent-style-name="standard">
      <style:graphic-properties draw:textarea-horizontal-align="justify" draw:textarea-vertical-align="middle" draw:auto-grow-height="false" fo:min-height="5.15cm" fo:min-width="14.2cm"/>
      <style:paragraph-properties style:writing-mode="lr-tb"/>
    </style:style>
    <style:style style:name="gr91" style:family="graphic" style:parent-style-name="standard">
      <style:graphic-properties draw:textarea-horizontal-align="justify" draw:textarea-vertical-align="middle" draw:auto-grow-height="false" fo:min-height="9.65cm" fo:min-width="12cm"/>
      <style:paragraph-properties style:writing-mode="lr-tb"/>
    </style:style>
    <style:style style:name="gr92" style:family="graphic" style:parent-style-name="standard">
      <style:graphic-properties draw:textarea-horizontal-align="justify" draw:textarea-vertical-align="middle" draw:auto-grow-height="false" fo:min-height="9.65cm" fo:min-width="2.7cm"/>
      <style:paragraph-properties style:writing-mode="lr-tb"/>
    </style:style>
    <style:style style:name="gr93" style:family="graphic" style:parent-style-name="standard">
      <style:graphic-properties draw:textarea-horizontal-align="justify" draw:textarea-vertical-align="middle" draw:auto-grow-height="false" fo:min-height="9.65cm" fo:min-width="2.7cm"/>
    </style:style>
    <style:style style:name="gr94" style:family="graphic" style:parent-style-name="standard">
      <style:graphic-properties draw:textarea-horizontal-align="justify" draw:textarea-vertical-align="middle" draw:auto-grow-height="false" fo:min-height="11.05cm" fo:min-width="12.4cm"/>
      <style:paragraph-properties style:writing-mode="lr-tb"/>
    </style:style>
    <style:style style:name="gr95" style:family="graphic" style:parent-style-name="standard">
      <style:graphic-properties draw:textarea-horizontal-align="justify" draw:textarea-vertical-align="middle" draw:auto-grow-height="false" fo:min-height="11.05cm" fo:min-width="11.9cm"/>
      <style:paragraph-properties style:writing-mode="lr-tb"/>
    </style:style>
    <style:style style:name="gr96" style:family="graphic" style:parent-style-name="standard">
      <style:graphic-properties draw:textarea-horizontal-align="justify" draw:textarea-vertical-align="middle" draw:auto-grow-height="false" fo:min-height="3.05cm" fo:min-width="3.6cm"/>
      <style:paragraph-properties style:writing-mode="lr-tb"/>
    </style:style>
    <style:style style:name="gr97" style:family="graphic" style:parent-style-name="standard">
      <style:graphic-properties draw:textarea-horizontal-align="justify" draw:textarea-vertical-align="middle" draw:auto-grow-height="false" fo:min-height="5.95cm" fo:min-width="6.9cm"/>
      <style:paragraph-properties style:writing-mode="lr-tb"/>
    </style:style>
    <style:style style:name="gr98" style:family="graphic" style:parent-style-name="standard">
      <style:graphic-properties draw:textarea-horizontal-align="justify" draw:textarea-vertical-align="middle" draw:auto-grow-height="false" fo:min-height="12.35cm" fo:min-width="12.9cm"/>
      <style:paragraph-properties style:writing-mode="lr-tb"/>
    </style:style>
    <style:style style:name="gr99" style:family="graphic" style:parent-style-name="standard">
      <style:graphic-properties draw:textarea-horizontal-align="justify" draw:textarea-vertical-align="middle" draw:auto-grow-height="false" fo:min-height="7.65cm" fo:min-width="7.7cm"/>
      <style:paragraph-properties style:writing-mode="lr-tb"/>
    </style:style>
    <style:style style:name="gr100" style:family="graphic" style:parent-style-name="standard">
      <style:graphic-properties draw:textarea-horizontal-align="justify" draw:textarea-vertical-align="middle" draw:auto-grow-height="false" fo:min-height="6.35cm" fo:min-width="3.8cm"/>
      <style:paragraph-properties style:writing-mode="lr-tb"/>
    </style:style>
    <style:style style:name="gr101" style:family="graphic" style:parent-style-name="standard">
      <style:graphic-properties draw:textarea-horizontal-align="justify" draw:textarea-vertical-align="middle" draw:auto-grow-height="false" fo:min-height="2.35cm" fo:min-width="15.7cm"/>
      <style:paragraph-properties style:writing-mode="lr-tb"/>
    </style:style>
    <style:style style:name="gr102" style:family="graphic" style:parent-style-name="standard">
      <style:graphic-properties draw:textarea-horizontal-align="justify" draw:textarea-vertical-align="middle" draw:auto-grow-height="false" fo:min-height="5.85cm" fo:min-width="15cm"/>
      <style:paragraph-properties style:writing-mode="lr-tb"/>
    </style:style>
    <style:style style:name="gr103" style:family="graphic" style:parent-style-name="standard">
      <style:graphic-properties draw:textarea-horizontal-align="justify" draw:textarea-vertical-align="middle" draw:auto-grow-height="false" fo:min-height="9.75cm" fo:min-width="11.5cm"/>
      <style:paragraph-properties style:writing-mode="lr-tb"/>
    </style:style>
    <style:style style:name="gr104" style:family="graphic" style:parent-style-name="standard">
      <style:graphic-properties draw:textarea-horizontal-align="justify" draw:textarea-vertical-align="middle" draw:auto-grow-height="false" fo:min-height="4.25cm" fo:min-width="17.2cm"/>
      <style:paragraph-properties style:writing-mode="lr-tb"/>
    </style:style>
    <style:style style:name="gr105" style:family="graphic" style:parent-style-name="standard">
      <style:graphic-properties draw:textarea-horizontal-align="justify" draw:textarea-vertical-align="middle" draw:auto-grow-height="false" fo:min-height="6.75cm" fo:min-width="17.3cm"/>
      <style:paragraph-properties style:writing-mode="lr-tb"/>
    </style:style>
    <style:style style:name="gr106" style:family="graphic" style:parent-style-name="standard">
      <style:graphic-properties draw:textarea-horizontal-align="justify" draw:textarea-vertical-align="middle" draw:auto-grow-height="false" fo:min-height="9.25cm" fo:min-width="18cm"/>
      <style:paragraph-properties style:writing-mode="lr-tb"/>
    </style:style>
    <style:style style:name="gr107" style:family="graphic" style:parent-style-name="standard">
      <style:graphic-properties draw:textarea-horizontal-align="justify" draw:textarea-vertical-align="middle" draw:auto-grow-height="false" fo:min-height="13.15cm" fo:min-width="12.8cm"/>
      <style:paragraph-properties style:writing-mode="lr-tb"/>
    </style:style>
    <style:style style:name="gr108" style:family="graphic" style:parent-style-name="standard">
      <style:graphic-properties draw:textarea-horizontal-align="justify" draw:textarea-vertical-align="middle" draw:auto-grow-height="false" fo:min-height="4.25cm" fo:min-width="4.4cm"/>
      <style:paragraph-properties style:writing-mode="lr-tb"/>
    </style:style>
    <style:style style:name="gr109" style:family="graphic" style:parent-style-name="standard">
      <style:graphic-properties draw:textarea-horizontal-align="justify" draw:textarea-vertical-align="middle" draw:auto-grow-height="false" fo:min-height="4.25cm" fo:min-width="4.4cm"/>
    </style:style>
    <style:style style:name="gr110" style:family="graphic" style:parent-style-name="standard">
      <style:graphic-properties draw:textarea-horizontal-align="justify" draw:textarea-vertical-align="middle" draw:auto-grow-height="false" fo:min-height="1.15cm" fo:min-width="3.7cm"/>
      <style:paragraph-properties style:writing-mode="lr-tb"/>
    </style:style>
    <style:style style:name="gr111" style:family="graphic" style:parent-style-name="standard">
      <style:graphic-properties draw:textarea-horizontal-align="justify" draw:textarea-vertical-align="middle" draw:auto-grow-height="false" fo:min-height="1.236cm" fo:min-width="0.986cm"/>
    </style:style>
    <style:style style:name="gr112" style:family="graphic" style:parent-style-name="standard">
      <style:graphic-properties draw:textarea-horizontal-align="justify" draw:textarea-vertical-align="middle" draw:auto-grow-height="false" fo:min-height="1.236cm" fo:min-width="0.986cm"/>
      <style:paragraph-properties style:writing-mode="lr-tb"/>
    </style:style>
    <style:style style:name="gr113" style:family="graphic" style:parent-style-name="standard">
      <style:graphic-properties draw:textarea-horizontal-align="justify" draw:textarea-vertical-align="middle" draw:auto-grow-height="false" fo:min-height="1.518cm" fo:min-width="1.34cm"/>
      <style:paragraph-properties style:writing-mode="lr-tb"/>
    </style:style>
    <style:style style:name="gr114" style:family="graphic" style:parent-style-name="standard">
      <style:graphic-properties draw:textarea-horizontal-align="justify" draw:textarea-vertical-align="middle" draw:auto-grow-height="false" fo:min-height="1.024cm" fo:min-width="2.258cm"/>
      <style:paragraph-properties style:writing-mode="lr-tb"/>
    </style:style>
    <style:style style:name="gr115" style:family="graphic" style:parent-style-name="standard">
      <style:graphic-properties draw:textarea-horizontal-align="justify" draw:textarea-vertical-align="middle" draw:auto-grow-height="false" fo:min-height="1.05cm" fo:min-width="5.9cm"/>
      <style:paragraph-properties style:writing-mode="lr-tb"/>
    </style:style>
    <style:style style:name="gr116" style:family="graphic" style:parent-style-name="standard">
      <style:graphic-properties draw:textarea-horizontal-align="justify" draw:textarea-vertical-align="middle" draw:auto-grow-height="false" fo:min-height="1.55cm" fo:min-width="8.3cm"/>
      <style:paragraph-properties style:writing-mode="lr-tb"/>
    </style:style>
    <style:style style:name="gr117" style:family="graphic" style:parent-style-name="standard">
      <style:graphic-properties draw:textarea-horizontal-align="justify" draw:textarea-vertical-align="middle" draw:auto-grow-height="false" fo:min-height="6.35cm" fo:min-width="14.6cm"/>
      <style:paragraph-properties style:writing-mode="lr-tb"/>
    </style:style>
    <style:style style:name="gr118" style:family="graphic" style:parent-style-name="standard">
      <style:graphic-properties draw:textarea-horizontal-align="justify" draw:textarea-vertical-align="middle" draw:auto-grow-height="false" fo:min-height="1.65cm" fo:min-width="15.4cm"/>
      <style:paragraph-properties style:writing-mode="lr-tb"/>
    </style:style>
    <style:style style:name="gr119" style:family="graphic" style:parent-style-name="standard">
      <style:graphic-properties draw:textarea-horizontal-align="justify" draw:textarea-vertical-align="middle" draw:auto-grow-height="false" fo:min-height="6.75cm" fo:min-width="17cm"/>
      <style:paragraph-properties style:writing-mode="lr-tb"/>
    </style:style>
    <style:style style:name="gr120" style:family="graphic" style:parent-style-name="standard">
      <style:graphic-properties draw:textarea-horizontal-align="justify" draw:textarea-vertical-align="middle" draw:auto-grow-height="false" fo:min-height="1.75cm" fo:min-width="16cm"/>
      <style:paragraph-properties style:writing-mode="lr-tb"/>
    </style:style>
    <style:style style:name="gr121" style:family="graphic" style:parent-style-name="standard">
      <style:graphic-properties draw:textarea-horizontal-align="justify" draw:textarea-vertical-align="middle" draw:auto-grow-height="false" fo:min-height="11.95cm" fo:min-width="17cm"/>
      <style:paragraph-properties style:writing-mode="lr-tb"/>
    </style:style>
    <style:style style:name="gr122" style:family="graphic" style:parent-style-name="standard">
      <style:graphic-properties draw:textarea-horizontal-align="justify" draw:textarea-vertical-align="middle" draw:auto-grow-height="false" fo:min-height="1.35cm" fo:min-width="10.6cm"/>
      <style:paragraph-properties style:writing-mode="lr-tb"/>
    </style:style>
    <style:style style:name="gr123" style:family="graphic" style:parent-style-name="standard">
      <style:graphic-properties draw:textarea-horizontal-align="justify" draw:textarea-vertical-align="middle" draw:auto-grow-height="false" fo:min-height="5.85cm" fo:min-width="13.3cm"/>
      <style:paragraph-properties style:writing-mode="lr-tb"/>
    </style:style>
    <style:style style:name="gr124" style:family="graphic" style:parent-style-name="standard">
      <style:graphic-properties draw:textarea-horizontal-align="justify" draw:textarea-vertical-align="middle" draw:auto-grow-height="false" fo:min-height="12.65cm" fo:min-width="12.2cm"/>
      <style:paragraph-properties style:writing-mode="lr-tb"/>
    </style:style>
    <style:style style:name="gr125" style:family="graphic" style:parent-style-name="standard">
      <style:graphic-properties draw:textarea-horizontal-align="justify" draw:textarea-vertical-align="middle" draw:auto-grow-height="false" fo:min-height="1.25cm" fo:min-width="9.8cm"/>
      <style:paragraph-properties style:writing-mode="lr-tb"/>
    </style:style>
    <style:style style:name="gr126" style:family="graphic" style:parent-style-name="standard">
      <style:graphic-properties draw:textarea-horizontal-align="justify" draw:textarea-vertical-align="middle" draw:auto-grow-height="false" fo:min-height="0.85cm" fo:min-width="4.2cm"/>
      <style:paragraph-properties style:writing-mode="lr-tb"/>
    </style:style>
    <style:style style:name="gr127" style:family="graphic" style:parent-style-name="standard">
      <style:graphic-properties draw:textarea-horizontal-align="justify" draw:textarea-vertical-align="middle" draw:auto-grow-height="false" fo:min-height="1.59cm" fo:min-width="3.39cm"/>
      <style:paragraph-properties style:writing-mode="lr-tb"/>
    </style:style>
    <style:style style:name="gr128" style:family="graphic" style:parent-style-name="standard">
      <style:graphic-properties draw:textarea-horizontal-align="justify" draw:textarea-vertical-align="middle" draw:auto-grow-height="false" fo:min-height="0.55cm" fo:min-width="3.6cm"/>
      <style:paragraph-properties style:writing-mode="lr-tb"/>
    </style:style>
    <style:style style:name="gr129" style:family="graphic" style:parent-style-name="standard">
      <style:graphic-properties draw:textarea-horizontal-align="justify" draw:textarea-vertical-align="middle" draw:auto-grow-height="false" fo:min-height="6.15cm" fo:min-width="16.1cm"/>
      <style:paragraph-properties style:writing-mode="lr-tb"/>
    </style:style>
    <style:style style:name="gr130" style:family="graphic" style:parent-style-name="standard">
      <style:graphic-properties draw:textarea-horizontal-align="justify" draw:textarea-vertical-align="middle" draw:auto-grow-height="false" fo:min-height="1.236cm" fo:min-width="1.34cm"/>
    </style:style>
    <style:style style:name="gr131" style:family="graphic" style:parent-style-name="standard">
      <style:graphic-properties draw:textarea-horizontal-align="justify" draw:textarea-vertical-align="middle" draw:auto-grow-height="false" fo:min-height="1.236cm" fo:min-width="1.34cm"/>
      <style:paragraph-properties style:writing-mode="lr-tb"/>
    </style:style>
    <style:style style:name="gr132" style:family="graphic" style:parent-style-name="standard">
      <style:graphic-properties draw:textarea-horizontal-align="justify" draw:textarea-vertical-align="middle" draw:auto-grow-height="false" fo:min-height="0.45cm" fo:min-width="0.9cm"/>
      <style:paragraph-properties style:writing-mode="lr-tb"/>
    </style:style>
    <style:style style:name="gr133" style:family="graphic" style:parent-style-name="standard">
      <style:graphic-properties draw:textarea-horizontal-align="justify" draw:textarea-vertical-align="middle" draw:auto-grow-height="false" fo:min-height="0.45cm" fo:min-width="1.3cm"/>
      <style:paragraph-properties style:writing-mode="lr-tb"/>
    </style:style>
    <style:style style:name="gr134" style:family="graphic" style:parent-style-name="standard">
      <style:graphic-properties draw:textarea-horizontal-align="justify" draw:textarea-vertical-align="middle" draw:auto-grow-height="false" fo:min-height="0.45cm" fo:min-width="0.8cm"/>
      <style:paragraph-properties style:writing-mode="lr-tb"/>
    </style:style>
    <style:style style:name="gr135" style:family="graphic" style:parent-style-name="standard">
      <style:graphic-properties draw:textarea-horizontal-align="justify" draw:textarea-vertical-align="middle" draw:auto-grow-height="false" fo:min-height="1.25cm" fo:min-width="7.1cm"/>
      <style:paragraph-properties style:writing-mode="lr-tb"/>
    </style:style>
    <style:style style:name="gr136" style:family="graphic" style:parent-style-name="standard">
      <style:graphic-properties draw:textarea-horizontal-align="justify" draw:textarea-vertical-align="middle" draw:auto-grow-height="false" fo:min-height="3.15cm" fo:min-width="5.7cm"/>
      <style:paragraph-properties style:writing-mode="lr-tb"/>
    </style:style>
    <style:style style:name="gr137" style:family="graphic" style:parent-style-name="standard">
      <style:graphic-properties draw:textarea-horizontal-align="justify" draw:textarea-vertical-align="middle" draw:auto-grow-height="false" fo:min-height="0.75cm" fo:min-width="2.2cm"/>
      <style:paragraph-properties style:writing-mode="lr-tb"/>
    </style:style>
    <style:style style:name="gr138" style:family="graphic" style:parent-style-name="standard">
      <style:graphic-properties draw:textarea-horizontal-align="justify" draw:textarea-vertical-align="middle" draw:auto-grow-height="false" fo:min-height="1.75cm" fo:min-width="10.4cm"/>
      <style:paragraph-properties style:writing-mode="lr-tb"/>
    </style:style>
    <style:style style:name="gr139" style:family="graphic" style:parent-style-name="standard">
      <style:graphic-properties draw:textarea-horizontal-align="justify" draw:textarea-vertical-align="middle" draw:auto-grow-height="false" fo:min-height="0.75cm" fo:min-width="5.5cm"/>
      <style:paragraph-properties style:writing-mode="lr-tb"/>
    </style:style>
    <style:style style:name="gr140" style:family="graphic" style:parent-style-name="standard">
      <style:graphic-properties draw:textarea-horizontal-align="justify" draw:textarea-vertical-align="middle" draw:auto-grow-height="false" fo:min-height="0.952cm" fo:min-width="1.198cm"/>
      <style:paragraph-properties style:writing-mode="lr-tb"/>
    </style:style>
    <style:style style:name="gr141" style:family="graphic" style:parent-style-name="standard">
      <style:graphic-properties draw:textarea-horizontal-align="justify" draw:textarea-vertical-align="middle" draw:auto-grow-height="false" fo:min-height="3.65cm" fo:min-width="5.4cm"/>
      <style:paragraph-properties style:writing-mode="lr-tb"/>
    </style:style>
    <style:style style:name="gr142" style:family="graphic" style:parent-style-name="standard">
      <style:graphic-properties draw:textarea-horizontal-align="justify" draw:textarea-vertical-align="middle" draw:auto-grow-height="false" fo:min-height="7.35cm" fo:min-width="7.3cm"/>
      <style:paragraph-properties style:writing-mode="lr-tb"/>
    </style:style>
    <style:style style:name="gr143" style:family="graphic" style:parent-style-name="standard">
      <style:graphic-properties draw:textarea-horizontal-align="justify" draw:textarea-vertical-align="middle" draw:auto-grow-height="false" fo:min-height="7.35cm" fo:min-width="7.1cm"/>
      <style:paragraph-properties style:writing-mode="lr-tb"/>
    </style:style>
    <style:style style:name="gr144" style:family="graphic" style:parent-style-name="standard">
      <style:graphic-properties draw:textarea-horizontal-align="justify" draw:textarea-vertical-align="middle" draw:auto-grow-height="false" fo:min-height="1.25cm" fo:min-width="2.9cm"/>
    </style:style>
    <style:style style:name="gr145" style:family="graphic" style:parent-style-name="standard">
      <style:graphic-properties draw:textarea-horizontal-align="justify" draw:textarea-vertical-align="middle" draw:auto-grow-height="false" fo:min-height="1.65cm" fo:min-width="2.9cm"/>
    </style:style>
    <style:style style:name="gr146" style:family="graphic" style:parent-style-name="standard">
      <style:graphic-properties draw:textarea-horizontal-align="justify" draw:textarea-vertical-align="middle" draw:auto-grow-height="false" fo:min-height="1.35cm" fo:min-width="2.4cm"/>
    </style:style>
    <style:style style:name="gr147" style:family="graphic" style:parent-style-name="standard">
      <style:graphic-properties draw:textarea-horizontal-align="justify" draw:textarea-vertical-align="middle" draw:auto-grow-height="false" fo:min-height="1.55cm" fo:min-width="2.4cm"/>
    </style:style>
    <style:style style:name="gr148" style:family="graphic" style:parent-style-name="standard">
      <style:graphic-properties draw:textarea-horizontal-align="justify" draw:textarea-vertical-align="middle" draw:auto-grow-height="false" fo:min-height="0.316cm" fo:min-width="0.35cm"/>
    </style:style>
    <style:style style:name="gr149" style:family="graphic" style:parent-style-name="standard">
      <style:graphic-properties draw:textarea-horizontal-align="justify" draw:textarea-vertical-align="middle" draw:auto-grow-height="false" fo:min-height="4.95cm" fo:min-width="18.3cm"/>
      <style:paragraph-properties style:writing-mode="lr-tb"/>
    </style:style>
    <style:style style:name="gr150" style:family="graphic" style:parent-style-name="standard">
      <style:graphic-properties draw:textarea-horizontal-align="justify" draw:textarea-vertical-align="middle" draw:auto-grow-height="false" fo:min-height="0.174cm" fo:min-width="0.49cm"/>
    </style:style>
    <style:style style:name="gr151" style:family="graphic" style:parent-style-name="standard">
      <style:graphic-properties draw:textarea-horizontal-align="justify" draw:textarea-vertical-align="middle" draw:auto-grow-height="false" fo:min-height="6.55cm" fo:min-width="15.3cm"/>
      <style:paragraph-properties style:writing-mode="lr-tb"/>
    </style:style>
    <style:style style:name="gr152" style:family="graphic" style:parent-style-name="standard">
      <style:graphic-properties draw:textarea-horizontal-align="justify" draw:textarea-vertical-align="middle" draw:auto-grow-height="false" fo:min-height="13.05cm" fo:min-width="18.2cm"/>
      <style:paragraph-properties style:writing-mode="lr-tb"/>
    </style:style>
    <style:style style:name="gr153" style:family="graphic" style:parent-style-name="standard">
      <style:graphic-properties draw:textarea-horizontal-align="justify" draw:textarea-vertical-align="middle" draw:auto-grow-height="false" fo:min-height="12.65cm" fo:min-width="16.2cm"/>
      <style:paragraph-properties style:writing-mode="lr-tb"/>
    </style:style>
    <style:style style:name="gr154" style:family="graphic" style:parent-style-name="standard">
      <style:graphic-properties draw:textarea-horizontal-align="justify" draw:textarea-vertical-align="middle" draw:auto-grow-height="false" fo:min-height="7.15cm" fo:min-width="15.8cm"/>
      <style:paragraph-properties style:writing-mode="lr-tb"/>
    </style:style>
    <style:style style:name="gr155" style:family="graphic" style:parent-style-name="standard">
      <style:graphic-properties draw:textarea-horizontal-align="justify" draw:textarea-vertical-align="middle" draw:auto-grow-height="false" fo:min-height="2.35cm" fo:min-width="15.4cm"/>
      <style:paragraph-properties style:writing-mode="lr-tb"/>
    </style:style>
    <style:style style:name="gr156" style:family="graphic" style:parent-style-name="standard">
      <style:graphic-properties draw:textarea-horizontal-align="justify" draw:textarea-vertical-align="middle" draw:auto-grow-height="false" fo:min-height="6.95cm" fo:min-width="14.4cm"/>
    </style:style>
    <style:style style:name="gr157" style:family="graphic" style:parent-style-name="standard">
      <style:graphic-properties draw:textarea-horizontal-align="justify" draw:textarea-vertical-align="middle" draw:auto-grow-height="false" fo:min-height="0.882cm" fo:min-width="1.764cm"/>
      <style:paragraph-properties style:writing-mode="lr-tb"/>
    </style:style>
    <style:style style:name="gr158" style:family="graphic" style:parent-style-name="standard">
      <style:graphic-properties draw:textarea-horizontal-align="justify" draw:textarea-vertical-align="middle" draw:auto-grow-height="false" fo:min-height="1.024cm" fo:min-width="2.824cm"/>
      <style:paragraph-properties style:writing-mode="lr-tb"/>
    </style:style>
    <style:style style:name="gr159" style:family="graphic" style:parent-style-name="standard">
      <style:graphic-properties draw:textarea-horizontal-align="justify" draw:textarea-vertical-align="middle" draw:auto-grow-height="false" fo:min-height="2.45cm" fo:min-width="3.9cm"/>
      <style:paragraph-properties style:writing-mode="lr-tb"/>
    </style:style>
    <style:style style:name="gr160" style:family="graphic" style:parent-style-name="standard">
      <style:graphic-properties draw:textarea-horizontal-align="justify" draw:textarea-vertical-align="middle" draw:auto-grow-height="false" fo:min-height="2.25cm" fo:min-width="5.1cm"/>
      <style:paragraph-properties style:writing-mode="lr-tb"/>
    </style:style>
    <style:style style:name="gr161" style:family="graphic" style:parent-style-name="standard">
      <style:graphic-properties draw:textarea-horizontal-align="justify" draw:textarea-vertical-align="middle" draw:auto-grow-height="false" fo:min-height="1.094cm" fo:min-width="1.34cm"/>
      <style:paragraph-properties style:writing-mode="lr-tb"/>
    </style:style>
    <style:style style:name="gr162" style:family="graphic" style:parent-style-name="standard">
      <style:graphic-properties draw:textarea-horizontal-align="justify" draw:textarea-vertical-align="middle" draw:auto-grow-height="false" fo:min-height="1.35cm" fo:min-width="1.8cm"/>
      <style:paragraph-properties style:writing-mode="lr-tb"/>
    </style:style>
    <style:style style:name="gr163" style:family="graphic" style:parent-style-name="standard">
      <style:graphic-properties draw:textarea-horizontal-align="justify" draw:textarea-vertical-align="middle" draw:auto-grow-height="false" fo:min-height="6.25cm" fo:min-width="16.2cm"/>
      <style:paragraph-properties style:writing-mode="lr-tb"/>
    </style:style>
    <style:style style:name="gr164" style:family="graphic" style:parent-style-name="standard">
      <style:graphic-properties draw:textarea-horizontal-align="justify" draw:textarea-vertical-align="middle" draw:auto-grow-height="false" fo:min-height="0.104cm" fo:min-width="0cm"/>
      <style:paragraph-properties style:writing-mode="lr-tb"/>
    </style:style>
    <style:style style:name="gr165" style:family="graphic" style:parent-style-name="standard">
      <style:graphic-properties draw:textarea-horizontal-align="justify" draw:textarea-vertical-align="middle" draw:auto-grow-height="false" fo:min-height="0.388cm" fo:min-width="0.562cm"/>
      <style:paragraph-properties style:writing-mode="lr-tb"/>
    </style:style>
    <style:style style:name="gr166" style:family="graphic" style:parent-style-name="standard">
      <style:graphic-properties draw:textarea-horizontal-align="justify" draw:textarea-vertical-align="middle" draw:auto-grow-height="false" fo:min-height="0.85cm" fo:min-width="2.6cm"/>
      <style:paragraph-properties style:writing-mode="lr-tb"/>
    </style:style>
    <style:style style:name="gr167" style:family="graphic" style:parent-style-name="standard">
      <style:graphic-properties draw:textarea-horizontal-align="justify" draw:textarea-vertical-align="middle" draw:auto-grow-height="false" fo:min-height="5.75cm" fo:min-width="11.6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solid"/>
      <style:paragraph-properties fo:text-align="center"/>
    </style:style>
    <style:style style:name="P4" style:family="paragraph">
      <style:paragraph-properties fo:margin-left="0cm" fo:margin-right="0cm" fo:margin-top="0cm" fo:margin-bottom="0cm" fo:line-height="100%" fo:text-align="center" fo:text-indent="0cm" style:writing-mode="lr-tb"/>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2cm" svg:height="20.1cm" svg:x="1cm" svg:y="4.4cm">
          <text:p text:style-name="P1">Data</text:p>
          <draw:enhanced-geometry svg:viewBox="0 0 21600 21600" draw:type="rectangle" draw:enhanced-path="M 0 0 L 21600 0 21600 21600 0 21600 0 0 Z N"/>
        </draw:custom-shape>
        <draw:custom-shape draw:style-name="gr2" draw:text-style-name="P1" draw:layer="layout" svg:width="12.5cm" svg:height="8.5cm" svg:x="17.9cm" svg:y="4.1cm">
          <text:p text:style-name="P1">Select * from amazon </text:p>
          <text:p text:style-name="P1">where country=’India’;</text:p>
          <draw:enhanced-geometry svg:viewBox="0 0 21600 21600" draw:type="rectangle" draw:enhanced-path="M 0 0 L 21600 0 21600 21600 0 21600 0 0 Z N"/>
        </draw:custom-shape>
        <draw:custom-shape draw:style-name="gr3" draw:text-style-name="P1" draw:layer="layout" svg:width="5.2cm" svg:height="1.8cm" svg:x="10.3cm" svg:y="4.6cm">
          <text:p text:style-name="P1">UK</text:p>
          <draw:enhanced-geometry svg:viewBox="0 0 21600 21600" draw:type="rectangle" draw:enhanced-path="M 0 0 L 21600 0 21600 21600 0 21600 0 0 Z N"/>
        </draw:custom-shape>
        <draw:custom-shape draw:style-name="gr4" draw:text-style-name="P2" draw:layer="layout" svg:width="5.2cm" svg:height="1.8cm" svg:x="10.4cm" svg:y="6.9cm">
          <text:p/>
          <draw:enhanced-geometry svg:viewBox="0 0 21600 21600" draw:type="rectangle" draw:enhanced-path="M 0 0 L 21600 0 21600 21600 0 21600 0 0 Z N"/>
        </draw:custom-shape>
        <draw:custom-shape draw:style-name="gr3" draw:text-style-name="P1" draw:layer="layout" svg:width="5.2cm" svg:height="1.8cm" svg:x="10.4cm" svg:y="6.9cm">
          <text:p text:style-name="P1">US</text:p>
          <draw:enhanced-geometry svg:viewBox="0 0 21600 21600" draw:type="rectangle" draw:enhanced-path="M 0 0 L 21600 0 21600 21600 0 21600 0 0 Z N"/>
        </draw:custom-shape>
        <draw:custom-shape draw:style-name="gr3" draw:text-style-name="P1" draw:layer="layout" svg:width="5.2cm" svg:height="1.8cm" svg:x="10.6cm" svg:y="22.6cm">
          <text:p text:style-name="P1">Canada</text:p>
          <draw:enhanced-geometry svg:viewBox="0 0 21600 21600" draw:type="rectangle" draw:enhanced-path="M 0 0 L 21600 0 21600 21600 0 21600 0 0 Z N"/>
        </draw:custom-shape>
        <draw:custom-shape draw:style-name="gr5" draw:text-style-name="P1" draw:layer="layout" svg:width="5.2cm" svg:height="3.1cm" svg:x="10.4cm" svg:y="9cm">
          <text:p text:style-name="P1">India</text:p>
          <draw:enhanced-geometry svg:viewBox="0 0 21600 21600" draw:type="rectangle" draw:enhanced-path="M 0 0 L 21600 0 21600 21600 0 21600 0 0 Z N"/>
        </draw:custom-shape>
      </draw:page>
      <draw:page draw:name="page2" draw:style-name="dp1" draw:master-page-name="Default">
        <draw:custom-shape draw:style-name="gr6" draw:text-style-name="P1" draw:layer="layout" svg:width="8.5cm" svg:height="18.8cm" svg:x="1cm" svg:y="1.7cm">
          <text:p text:style-name="P1">Amazon</text:p>
          <text:p text:style-name="P1">__________</text:p>
          <text:p text:style-name="P1"><text:s/>CustomerId</text:p>
          <text:p text:style-name="P1"/>
          <text:p text:style-name="P1">---------</text:p>
          <text:p text:style-name="P1"/>
          <text:p text:style-name="P1">Hash Partitioning</text:p>
          <text:p text:style-name="P1"/>
          <text:p text:style-name="P1">No. of bucket= 50</text:p>
          <draw:enhanced-geometry svg:viewBox="0 0 21600 21600" draw:type="rectangle" draw:enhanced-path="M 0 0 L 21600 0 21600 21600 0 21600 0 0 Z N"/>
        </draw:custom-shape>
        <draw:custom-shape draw:style-name="gr7" draw:text-style-name="P2" draw:layer="layout" svg:width="4.2cm" svg:height="0.5cm" svg:x="9.7cm" svg:y="1.8cm">
          <text:p/>
          <draw:enhanced-geometry svg:viewBox="0 0 21600 21600" draw:type="rectangle" draw:enhanced-path="M 0 0 L 21600 0 21600 21600 0 21600 0 0 Z N"/>
        </draw:custom-shape>
        <draw:custom-shape draw:style-name="gr7" draw:text-style-name="P2" draw:layer="layout" svg:width="4.2cm" svg:height="0.5cm" svg:x="9.7cm" svg:y="1.8cm">
          <text:p/>
          <draw:enhanced-geometry svg:viewBox="0 0 21600 21600" draw:type="rectangle" draw:enhanced-path="M 0 0 L 21600 0 21600 21600 0 21600 0 0 Z N"/>
        </draw:custom-shape>
        <draw:custom-shape draw:style-name="gr7" draw:text-style-name="P2" draw:layer="layout" svg:width="4.2cm" svg:height="0.5cm" svg:x="9.7cm" svg:y="1.8cm">
          <text:p/>
          <draw:enhanced-geometry svg:viewBox="0 0 21600 21600" draw:type="rectangle" draw:enhanced-path="M 0 0 L 21600 0 21600 21600 0 21600 0 0 Z N"/>
        </draw:custom-shape>
        <draw:custom-shape draw:style-name="gr7" draw:text-style-name="P2" draw:layer="layout" svg:width="4.2cm" svg:height="0.5cm" svg:x="9.7cm" svg:y="1.8cm">
          <text:p/>
          <draw:enhanced-geometry svg:viewBox="0 0 21600 21600" draw:type="rectangle" draw:enhanced-path="M 0 0 L 21600 0 21600 21600 0 21600 0 0 Z N"/>
        </draw:custom-shape>
        <draw:custom-shape draw:style-name="gr7" draw:text-style-name="P2" draw:layer="layout" svg:width="4.2cm" svg:height="0.5cm" svg:x="9.9cm" svg:y="5.3cm">
          <text:p/>
          <draw:enhanced-geometry svg:viewBox="0 0 21600 21600" draw:type="rectangle" draw:enhanced-path="M 0 0 L 21600 0 21600 21600 0 21600 0 0 Z N"/>
        </draw:custom-shape>
        <draw:custom-shape draw:style-name="gr8" draw:text-style-name="P2" draw:layer="layout" svg:width="4.2cm" svg:height="0.4cm" svg:x="9.9cm" svg:y="4.5cm">
          <text:p/>
          <draw:enhanced-geometry svg:viewBox="0 0 21600 21600" draw:type="rectangle" draw:enhanced-path="M 0 0 L 21600 0 21600 21600 0 21600 0 0 Z N"/>
        </draw:custom-shape>
        <draw:custom-shape draw:style-name="gr7" draw:text-style-name="P2" draw:layer="layout" svg:width="4.2cm" svg:height="0.5cm" svg:x="9.7cm" svg:y="2.6cm">
          <text:p/>
          <draw:enhanced-geometry svg:viewBox="0 0 21600 21600" draw:type="rectangle" draw:enhanced-path="M 0 0 L 21600 0 21600 21600 0 21600 0 0 Z N"/>
        </draw:custom-shape>
        <draw:custom-shape draw:style-name="gr7" draw:text-style-name="P2" draw:layer="layout" svg:width="4.2cm" svg:height="0.5cm" svg:x="9.8cm" svg:y="3.6cm">
          <text:p/>
          <draw:enhanced-geometry svg:viewBox="0 0 21600 21600" draw:type="rectangle" draw:enhanced-path="M 0 0 L 21600 0 21600 21600 0 21600 0 0 Z N"/>
        </draw:custom-shape>
        <draw:custom-shape draw:style-name="gr7" draw:text-style-name="P2" draw:layer="layout" svg:width="4.2cm" svg:height="0.5cm" svg:x="9.9cm" svg:y="6.2cm">
          <text:p/>
          <draw:enhanced-geometry svg:viewBox="0 0 21600 21600" draw:type="rectangle" draw:enhanced-path="M 0 0 L 21600 0 21600 21600 0 21600 0 0 Z N"/>
        </draw:custom-shape>
        <draw:custom-shape draw:style-name="gr7" draw:text-style-name="P2" draw:layer="layout" svg:width="4.2cm" svg:height="0.5cm" svg:x="9.9cm" svg:y="7.6cm">
          <text:p/>
          <draw:enhanced-geometry svg:viewBox="0 0 21600 21600" draw:type="rectangle" draw:enhanced-path="M 0 0 L 21600 0 21600 21600 0 21600 0 0 Z N"/>
        </draw:custom-shape>
        <draw:custom-shape draw:style-name="gr7" draw:text-style-name="P2" draw:layer="layout" svg:width="4.2cm" svg:height="0.5cm" svg:x="9.9cm" svg:y="8.5cm">
          <text:p/>
          <draw:enhanced-geometry svg:viewBox="0 0 21600 21600" draw:type="rectangle" draw:enhanced-path="M 0 0 L 21600 0 21600 21600 0 21600 0 0 Z N"/>
        </draw:custom-shape>
        <draw:custom-shape draw:style-name="gr7" draw:text-style-name="P2" draw:layer="layout" svg:width="4.2cm" svg:height="0.5cm" svg:x="9.9cm" svg:y="8.5cm">
          <text:p/>
          <draw:enhanced-geometry svg:viewBox="0 0 21600 21600" draw:type="rectangle" draw:enhanced-path="M 0 0 L 21600 0 21600 21600 0 21600 0 0 Z N"/>
        </draw:custom-shape>
        <draw:custom-shape draw:style-name="gr7" draw:text-style-name="P2" draw:layer="layout" svg:width="4.2cm" svg:height="0.5cm" svg:x="9.9cm" svg:y="8.5cm">
          <text:p/>
          <draw:enhanced-geometry svg:viewBox="0 0 21600 21600" draw:type="rectangle" draw:enhanced-path="M 0 0 L 21600 0 21600 21600 0 21600 0 0 Z N"/>
        </draw:custom-shape>
        <draw:custom-shape draw:style-name="gr7" draw:text-style-name="P2" draw:layer="layout" svg:width="4.2cm" svg:height="0.5cm" svg:x="9.9cm" svg:y="8.5cm">
          <text:p/>
          <draw:enhanced-geometry svg:viewBox="0 0 21600 21600" draw:type="rectangle" draw:enhanced-path="M 0 0 L 21600 0 21600 21600 0 21600 0 0 Z N"/>
        </draw:custom-shape>
        <draw:custom-shape draw:style-name="gr7" draw:text-style-name="P2" draw:layer="layout" svg:width="4.2cm" svg:height="0.5cm" svg:x="10.1cm" svg:y="12cm">
          <text:p/>
          <draw:enhanced-geometry svg:viewBox="0 0 21600 21600" draw:type="rectangle" draw:enhanced-path="M 0 0 L 21600 0 21600 21600 0 21600 0 0 Z N"/>
        </draw:custom-shape>
        <draw:custom-shape draw:style-name="gr7" draw:text-style-name="P2" draw:layer="layout" svg:width="4.2cm" svg:height="0.5cm" svg:x="10.1cm" svg:y="11.1cm">
          <text:p/>
          <draw:enhanced-geometry svg:viewBox="0 0 21600 21600" draw:type="rectangle" draw:enhanced-path="M 0 0 L 21600 0 21600 21600 0 21600 0 0 Z N"/>
        </draw:custom-shape>
        <draw:custom-shape draw:style-name="gr7" draw:text-style-name="P2" draw:layer="layout" svg:width="4.2cm" svg:height="0.5cm" svg:x="9.9cm" svg:y="9.3cm">
          <text:p/>
          <draw:enhanced-geometry svg:viewBox="0 0 21600 21600" draw:type="rectangle" draw:enhanced-path="M 0 0 L 21600 0 21600 21600 0 21600 0 0 Z N"/>
        </draw:custom-shape>
        <draw:custom-shape draw:style-name="gr7" draw:text-style-name="P2" draw:layer="layout" svg:width="4.2cm" svg:height="0.5cm" svg:x="10cm" svg:y="10.3cm">
          <text:p/>
          <draw:enhanced-geometry svg:viewBox="0 0 21600 21600" draw:type="rectangle" draw:enhanced-path="M 0 0 L 21600 0 21600 21600 0 21600 0 0 Z N"/>
        </draw:custom-shape>
        <draw:custom-shape draw:style-name="gr7" draw:text-style-name="P2" draw:layer="layout" svg:width="4.2cm" svg:height="0.5cm" svg:x="10.1cm" svg:y="12.9cm">
          <text:p/>
          <draw:enhanced-geometry svg:viewBox="0 0 21600 21600" draw:type="rectangle" draw:enhanced-path="M 0 0 L 21600 0 21600 21600 0 21600 0 0 Z N"/>
        </draw:custom-shape>
        <draw:custom-shape draw:style-name="gr7" draw:text-style-name="P2" draw:layer="layout" svg:width="4.2cm" svg:height="0.5cm" svg:x="10.1cm" svg:y="14.3cm">
          <text:p/>
          <draw:enhanced-geometry svg:viewBox="0 0 21600 21600" draw:type="rectangle" draw:enhanced-path="M 0 0 L 21600 0 21600 21600 0 21600 0 0 Z N"/>
        </draw:custom-shape>
        <draw:custom-shape draw:style-name="gr7" draw:text-style-name="P2" draw:layer="layout" svg:width="4.2cm" svg:height="0.5cm" svg:x="9.9cm" svg:y="15.1cm">
          <text:p/>
          <draw:enhanced-geometry svg:viewBox="0 0 21600 21600" draw:type="rectangle" draw:enhanced-path="M 0 0 L 21600 0 21600 21600 0 21600 0 0 Z N"/>
        </draw:custom-shape>
        <draw:custom-shape draw:style-name="gr7" draw:text-style-name="P2" draw:layer="layout" svg:width="4.2cm" svg:height="0.5cm" svg:x="9.9cm" svg:y="15.1cm">
          <text:p/>
          <draw:enhanced-geometry svg:viewBox="0 0 21600 21600" draw:type="rectangle" draw:enhanced-path="M 0 0 L 21600 0 21600 21600 0 21600 0 0 Z N"/>
        </draw:custom-shape>
        <draw:custom-shape draw:style-name="gr7" draw:text-style-name="P2" draw:layer="layout" svg:width="4.2cm" svg:height="0.5cm" svg:x="9.9cm" svg:y="15.1cm">
          <text:p/>
          <draw:enhanced-geometry svg:viewBox="0 0 21600 21600" draw:type="rectangle" draw:enhanced-path="M 0 0 L 21600 0 21600 21600 0 21600 0 0 Z N"/>
        </draw:custom-shape>
        <draw:custom-shape draw:style-name="gr7" draw:text-style-name="P2" draw:layer="layout" svg:width="4.2cm" svg:height="0.5cm" svg:x="9.9cm" svg:y="15.1cm">
          <text:p/>
          <draw:enhanced-geometry svg:viewBox="0 0 21600 21600" draw:type="rectangle" draw:enhanced-path="M 0 0 L 21600 0 21600 21600 0 21600 0 0 Z N"/>
        </draw:custom-shape>
        <draw:custom-shape draw:style-name="gr7" draw:text-style-name="P2" draw:layer="layout" svg:width="4.2cm" svg:height="0.5cm" svg:x="10.1cm" svg:y="18.6cm">
          <text:p/>
          <draw:enhanced-geometry svg:viewBox="0 0 21600 21600" draw:type="rectangle" draw:enhanced-path="M 0 0 L 21600 0 21600 21600 0 21600 0 0 Z N"/>
        </draw:custom-shape>
        <draw:custom-shape draw:style-name="gr7" draw:text-style-name="P2" draw:layer="layout" svg:width="4.2cm" svg:height="0.5cm" svg:x="10.1cm" svg:y="17.7cm">
          <text:p/>
          <draw:enhanced-geometry svg:viewBox="0 0 21600 21600" draw:type="rectangle" draw:enhanced-path="M 0 0 L 21600 0 21600 21600 0 21600 0 0 Z N"/>
        </draw:custom-shape>
        <draw:custom-shape draw:style-name="gr7" draw:text-style-name="P2" draw:layer="layout" svg:width="4.2cm" svg:height="0.5cm" svg:x="9.9cm" svg:y="15.9cm">
          <text:p/>
          <draw:enhanced-geometry svg:viewBox="0 0 21600 21600" draw:type="rectangle" draw:enhanced-path="M 0 0 L 21600 0 21600 21600 0 21600 0 0 Z N"/>
        </draw:custom-shape>
        <draw:custom-shape draw:style-name="gr7" draw:text-style-name="P2" draw:layer="layout" svg:width="4.2cm" svg:height="0.5cm" svg:x="10cm" svg:y="16.9cm">
          <text:p/>
          <draw:enhanced-geometry svg:viewBox="0 0 21600 21600" draw:type="rectangle" draw:enhanced-path="M 0 0 L 21600 0 21600 21600 0 21600 0 0 Z N"/>
        </draw:custom-shape>
        <draw:custom-shape draw:style-name="gr7" draw:text-style-name="P2" draw:layer="layout" svg:width="4.2cm" svg:height="0.5cm" svg:x="10.1cm" svg:y="19.5cm">
          <text:p/>
          <draw:enhanced-geometry svg:viewBox="0 0 21600 21600" draw:type="rectangle" draw:enhanced-path="M 0 0 L 21600 0 21600 21600 0 21600 0 0 Z N"/>
        </draw:custom-shape>
        <draw:custom-shape draw:style-name="gr9" draw:text-style-name="P1" draw:layer="layout" svg:width="7.7cm" svg:height="6.1cm" svg:x="1.7cm" svg:y="21.5cm">
          <text:p text:style-name="P1">1 GB</text:p>
          <text:p text:style-name="P1"/>
          <text:p text:style-name="P1">1024 MB small files</text:p>
          <draw:enhanced-geometry svg:viewBox="0 0 21600 21600" draw:type="rectangle" draw:enhanced-path="M 0 0 L 21600 0 21600 21600 0 21600 0 0 Z N"/>
        </draw:custom-shape>
        <draw:custom-shape draw:style-name="gr10" draw:text-style-name="P1" draw:layer="layout" svg:width="13.1cm" svg:height="7.4cm" svg:x="10.6cm" svg:y="22.3cm">
          <text:p text:style-name="P1">CustomerId/50</text:p>
          <text:p text:style-name="P1"/>
          <text:p text:style-name="P1">Remainder-- (0-49)</text:p>
          <text:p text:style-name="P1"/>
          <text:p text:style-name="P1">Cid= 978654678</text:p>
          <text:p text:style-name="P1"/>
          <text:p text:style-name="P1">Bucket--&gt; 28 </text:p>
          <draw:enhanced-geometry svg:viewBox="0 0 21600 21600" draw:type="rectangle" draw:enhanced-path="M 0 0 L 21600 0 21600 21600 0 21600 0 0 Z N"/>
        </draw:custom-shape>
        <draw:custom-shape draw:style-name="gr11" draw:text-style-name="P1" draw:layer="layout" svg:width="4.1cm" svg:height="3.1cm" svg:x="14.4cm" svg:y="2cm">
          <text:p text:style-name="P1">1</text:p>
          <draw:enhanced-geometry svg:viewBox="0 0 21600 21600" draw:type="rectangle" draw:enhanced-path="M 0 0 L 21600 0 21600 21600 0 21600 0 0 Z N"/>
        </draw:custom-shape>
        <draw:custom-shape draw:style-name="gr11" draw:text-style-name="P1" draw:layer="layout" svg:width="4.1cm" svg:height="3.1cm" svg:x="14.5cm" svg:y="5.7cm">
          <text:p text:style-name="P1">2</text:p>
          <draw:enhanced-geometry svg:viewBox="0 0 21600 21600" draw:type="rectangle" draw:enhanced-path="M 0 0 L 21600 0 21600 21600 0 21600 0 0 Z N"/>
        </draw:custom-shape>
        <draw:custom-shape draw:style-name="gr11" draw:text-style-name="P1" draw:layer="layout" svg:width="4.1cm" svg:height="3.1cm" svg:x="14.6cm" svg:y="9.4cm">
          <text:p text:style-name="P1">3</text:p>
          <draw:enhanced-geometry svg:viewBox="0 0 21600 21600" draw:type="rectangle" draw:enhanced-path="M 0 0 L 21600 0 21600 21600 0 21600 0 0 Z N"/>
        </draw:custom-shape>
        <draw:custom-shape draw:style-name="gr11" draw:text-style-name="P1" draw:layer="layout" svg:width="4.1cm" svg:height="3.1cm" svg:x="14.776cm" svg:y="12.781cm">
          <text:p text:style-name="P1">28</text:p>
          <draw:enhanced-geometry svg:viewBox="0 0 21600 21600" draw:type="rectangle" draw:enhanced-path="M 0 0 L 21600 0 21600 21600 0 21600 0 0 Z N"/>
        </draw:custom-shape>
        <draw:custom-shape draw:style-name="gr12" draw:text-style-name="P2" draw:layer="layout" svg:width="4.1cm" svg:height="3.1cm" svg:x="15cm" svg:y="17cm">
          <text:p/>
          <draw:enhanced-geometry svg:viewBox="0 0 21600 21600" draw:type="rectangle" draw:enhanced-path="M 0 0 L 21600 0 21600 21600 0 21600 0 0 Z N"/>
        </draw:custom-shape>
      </draw:page>
      <draw:page draw:name="page3" draw:style-name="dp1" draw:master-page-name="Default">
        <draw:custom-shape draw:style-name="gr13" draw:text-style-name="P1" draw:layer="layout" svg:width="18.3cm" svg:height="18.9cm" svg:x="1.3cm" svg:y="2cm">
          <text:p text:style-name="P1">Dynamic Partitioning</text:p>
          <text:p text:style-name="P1"/>
          <text:p text:style-name="P1">1. Create a non partitioned table</text:p>
          <text:p text:style-name="P1">2. Load the data in non partitioned table</text:p>
          <text:p text:style-name="P1">3. Create a partitioned table</text:p>
          <text:p text:style-name="P1">4. Insert into partitioned table</text:p>
          <text:p text:style-name="P1">5. Error</text:p>
          <draw:enhanced-geometry svg:viewBox="0 0 21600 21600" draw:type="rectangle" draw:enhanced-path="M 0 0 L 21600 0 21600 21600 0 21600 0 0 Z N"/>
        </draw:custom-shape>
      </draw:page>
      <draw:page draw:name="page4" draw:style-name="dp1" draw:master-page-name="Default">
        <draw:custom-shape draw:style-name="gr14" draw:text-style-name="P1" draw:layer="layout" svg:width="14.9cm" svg:height="11.1cm" svg:x="6.3cm" svg:y="2.9cm">
          <text:p text:style-name="P1">15 category</text:p>
          <text:p text:style-name="P1"/>
          <text:p text:style-name="P1">Partioning</text:p>
          <text:p text:style-name="P1"/>
          <text:p text:style-name="P1">15---</text:p>
          <text:p text:style-name="P1"><text:s text:c="2"/>10</text:p>
          <draw:enhanced-geometry svg:viewBox="0 0 21600 21600" draw:type="rectangle" draw:enhanced-path="M 0 0 L 21600 0 21600 21600 0 21600 0 0 Z N"/>
        </draw:custom-shape>
      </draw:page>
      <draw:page draw:name="page5" draw:style-name="dp1" draw:master-page-name="Default">
        <draw:custom-shape draw:style-name="gr15" draw:text-style-name="P1" draw:layer="layout" svg:width="13.3cm" svg:height="1.6cm" svg:x="1cm" svg:y="1.2cm">
          <text:p text:style-name="P1">SerDe-- Serialization Deserialization</text:p>
          <draw:enhanced-geometry svg:viewBox="0 0 21600 21600" draw:type="rectangle" draw:enhanced-path="M 0 0 L 21600 0 21600 21600 0 21600 0 0 Z N"/>
        </draw:custom-shape>
        <draw:custom-shape draw:style-name="gr16" draw:text-style-name="P1" draw:layer="layout" svg:width="5.6cm" svg:height="5.2cm" svg:x="1cm" svg:y="6.1cm">
          <text:p text:style-name="P1">Serialization</text:p>
          <draw:enhanced-geometry svg:viewBox="0 0 21600 21600" draw:type="rectangle" draw:enhanced-path="M 0 0 L 21600 0 21600 21600 0 21600 0 0 Z N"/>
        </draw:custom-shape>
        <draw:custom-shape draw:style-name="gr16" draw:text-style-name="P1" draw:layer="layout" svg:width="5.6cm" svg:height="5.2cm" svg:x="18.6cm" svg:y="6cm">
          <text:p text:style-name="P1">Deserialization</text:p>
          <draw:enhanced-geometry svg:viewBox="0 0 21600 21600" draw:type="rectangle" draw:enhanced-path="M 0 0 L 21600 0 21600 21600 0 21600 0 0 Z N"/>
        </draw:custom-shape>
        <draw:line draw:style-name="gr17" draw:text-style-name="P3" draw:layer="layout" svg:x1="6.6cm" svg:y1="8.1cm" svg:x2="18.8cm" svg:y2="8.1cm">
          <text:p/>
        </draw:line>
        <draw:custom-shape draw:style-name="gr18" draw:text-style-name="P1" draw:layer="layout" svg:width="5.3cm" svg:height="1.7cm" svg:x="7cm" svg:y="9.2cm">
          <text:p text:style-name="P1">1010100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9cm" svg:height="1.2cm" svg:x="19.7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Default">
        <draw:custom-shape draw:style-name="gr20" draw:text-style-name="P1" draw:layer="layout" svg:width="17.4cm" svg:height="5.7cm" svg:x="1.3cm" svg:y="2.7cm">
          <text:p text:style-name="P1">Row Major Format</text:p>
          <text:p text:style-name="P1"/>
          <text:p text:style-name="P1">-----------------------</text:p>
          <text:p text:style-name="P1">----------------------</text:p>
          <text:p text:style-name="P1">-----------------------</text:p>
          <text:p text:style-name="P1"/>
          <text:p text:style-name="P1">Select name, age from student</text:p>
          <text:p text:style-name="P1">Select max(marks) from student</text:p>
          <draw:enhanced-geometry svg:viewBox="0 0 21600 21600" draw:type="rectangle" draw:enhanced-path="M 0 0 L 21600 0 21600 21600 0 21600 0 0 Z N"/>
        </draw:custom-shape>
        <draw:custom-shape draw:style-name="gr21" draw:text-style-name="P1" draw:layer="layout" svg:width="18.2cm" svg:height="5cm" svg:x="1.3cm" svg:y="9.6cm">
          <text:p text:style-name="P1">Column Major Formats</text:p>
          <text:p text:style-name="P1"/>
          <text:p text:style-name="P1">Name :{-,-,-,-,-,-,-}</text:p>
          <text:p text:style-name="P1">Age:{12,12,12,12,12}</text:p>
          <text:p text:style-name="P1">Marks ;{23,23,43,23,23}</text:p>
          <draw:enhanced-geometry svg:viewBox="0 0 21600 21600" draw:type="rectangle" draw:enhanced-path="M 0 0 L 21600 0 21600 21600 0 21600 0 0 Z N"/>
        </draw:custom-shape>
      </draw:page>
      <draw:page draw:name="page7" draw:style-name="dp1" draw:master-page-name="Default">
        <draw:custom-shape draw:style-name="gr22" draw:text-style-name="P1" draw:layer="layout" svg:width="10.3cm" svg:height="1.4cm" svg:x="3.5cm" svg:y="1.2cm">
          <text:p text:style-name="P1">Spark SQL</text:p>
          <draw:enhanced-geometry svg:viewBox="0 0 21600 21600" draw:type="rectangle" draw:enhanced-path="M 0 0 L 21600 0 21600 21600 0 21600 0 0 Z N"/>
        </draw:custom-shape>
        <draw:custom-shape draw:style-name="gr23" draw:text-style-name="P1" draw:layer="layout" svg:width="12.1cm" svg:height="9.5cm" svg:x="5.3cm" svg:y="3.7cm">
          <text:p text:style-name="P1">Spark and SQL</text:p>
          <text:p text:style-name="P1"/>
          <text:p text:style-name="P1">Spark RDD--- &gt; Row Format</text:p>
          <text:p text:style-name="P1"/>
          <text:p text:style-name="P1">SQL---&gt; Rows + Column</text:p>
          <text:p text:style-name="P1"/>
          <text:p text:style-name="P1">Spark SQL -- &gt; DataFrame</text:p>
          <text:p text:style-name="P1"/>
          <text:p text:style-name="P1">DataFrame== Abstraction of table</text:p>
          <text:p text:style-name="P1">Rows + Columns</text:p>
          <text:p text:style-name="P1"/>
          <text:p text:style-name="P1"/>
          <text:p text:style-name="P1"/>
          <draw:enhanced-geometry svg:viewBox="0 0 21600 21600" draw:type="rectangle" draw:enhanced-path="M 0 0 L 21600 0 21600 21600 0 21600 0 0 Z N"/>
        </draw:custom-shape>
      </draw:page>
      <draw:page draw:name="page8" draw:style-name="dp1" draw:master-page-name="Default">
        <draw:custom-shape draw:style-name="gr24" draw:text-style-name="P1" draw:layer="layout" svg:width="10.9cm" svg:height="12.9cm" svg:x="1.9cm" svg:y="1.6cm">
          <text:p text:style-name="P1">DataFrame=DataSet[Rows]</text:p>
          <text:p text:style-name="P1"/>
          <text:p text:style-name="P1">DataSet is an extension of DataFrame</text:p>
          <text:p text:style-name="P1"/>
          <text:p text:style-name="P1"/>
          <text:p text:style-name="P1">Scala --&gt; Object Oriented</text:p>
          <text:p text:style-name="P1">Java --&gt; Object Oriented</text:p>
          <text:p text:style-name="P1">Python</text:p>
          <text:p text:style-name="P1">R</text:p>
          <text:p text:style-name="P1"/>
          <text:p text:style-name="P1">RDD vs DataFrame??</text:p>
          <draw:enhanced-geometry svg:viewBox="0 0 21600 21600" draw:type="rectangle" draw:enhanced-path="M 0 0 L 21600 0 21600 21600 0 21600 0 0 Z N"/>
        </draw:custom-shape>
      </draw:page>
      <draw:page draw:name="page9" draw:style-name="dp1" draw:master-page-name="Default">
        <draw:custom-shape draw:style-name="gr25" draw:text-style-name="P1" draw:layer="layout" svg:width="8.3cm" svg:height="1.5cm" svg:x="2.9cm" svg:y="1cm">
          <text:p text:style-name="P1">NoSQL – Not Only SQL</text:p>
          <draw:enhanced-geometry svg:viewBox="0 0 21600 21600" draw:type="rectangle" draw:enhanced-path="M 0 0 L 21600 0 21600 21600 0 21600 0 0 Z N"/>
        </draw:custom-shape>
        <draw:custom-shape draw:style-name="gr26" draw:text-style-name="P1" draw:layer="layout" svg:width="11.8cm" svg:height="5cm" svg:x="7.7cm" svg:y="3cm">
          <text:p text:style-name="P1">What is missing in RDBMS --&gt; NoSQL</text:p>
          <draw:enhanced-geometry svg:viewBox="0 0 21600 21600" draw:type="rectangle" draw:enhanced-path="M 0 0 L 21600 0 21600 21600 0 21600 0 0 Z N"/>
        </draw:custom-shape>
        <draw:custom-shape draw:style-name="gr27" draw:text-style-name="P1" draw:layer="layout" svg:width="12.7cm" svg:height="5.5cm" svg:x="5.8cm" svg:y="8.747cm">
          <text:p text:style-name="P1">Booksell.com</text:p>
          <text:p text:style-name="P1">Book-- store the data</text:p>
          <text:p text:style-name="P1">Book: id, name, isbn, price, aid</text:p>
          <text:p text:style-name="P1">Author: id, name, qualification, company</text:p>
          <text:p text:style-name="P1">Author-ISBN: id, aid,isbn</text:p>
          <draw:enhanced-geometry svg:viewBox="0 0 21600 21600" draw:type="rectangle" draw:enhanced-path="M 0 0 L 21600 0 21600 21600 0 21600 0 0 Z N"/>
        </draw:custom-shape>
        <draw:custom-shape draw:style-name="gr28" draw:text-style-name="P1" draw:layer="layout" svg:width="6.4cm" svg:height="4.9cm" svg:x="1.7cm" svg:y="15.7cm">
          <text:p text:style-name="P1">Book</text:p>
          <text:p text:style-name="P1"/>
          <text:p text:style-name="P1">Id , name,isbn, price</text:p>
          <draw:enhanced-geometry svg:viewBox="0 0 21600 21600" draw:type="rectangle" draw:enhanced-path="M 0 0 L 21600 0 21600 21600 0 21600 0 0 Z N"/>
        </draw:custom-shape>
        <draw:custom-shape draw:style-name="gr29" draw:text-style-name="P1" draw:layer="layout" svg:width="6.5cm" svg:height="4.9cm" svg:x="9cm" svg:y="15.8cm">
          <text:p text:style-name="P1">Author</text:p>
          <text:p text:style-name="P1"/>
          <text:p text:style-name="P1">Id, name,</text:p>
          <text:p text:style-name="P1">qualification,company, </text:p>
          <text:p text:style-name="P1">certificate</text:p>
          <draw:enhanced-geometry svg:viewBox="0 0 21600 21600" draw:type="rectangle" draw:enhanced-path="M 0 0 L 21600 0 21600 21600 0 21600 0 0 Z N"/>
        </draw:custom-shape>
        <draw:custom-shape draw:style-name="gr30" draw:text-style-name="P1" draw:layer="layout" svg:width="5.5cm" svg:height="4.6cm" svg:x="16.1cm" svg:y="15.8cm">
          <text:p text:style-name="P1">Author-ISBN</text:p>
          <text:p text:style-name="P1"/>
          <text:p text:style-name="P1">Id,aid,isbn</text:p>
          <draw:enhanced-geometry svg:viewBox="0 0 21600 21600" draw:type="rectangle" draw:enhanced-path="M 0 0 L 21600 0 21600 21600 0 21600 0 0 Z N"/>
        </draw:custom-shape>
        <draw:custom-shape draw:style-name="gr31" draw:text-style-name="P1" draw:layer="layout" svg:width="8.8cm" svg:height="3.7cm" svg:x="-4.3cm" svg:y="10.8cm">
          <text:p text:style-name="P1">Why No SQL</text:p>
          <text:p text:style-name="P1">1. Varying schema</text:p>
          <text:p text:style-name="P1">2 Lot of Data</text:p>
          <text:p text:style-name="P1">3. Sparse Data</text:p>
          <text:p text:style-name="P1"/>
          <draw:enhanced-geometry svg:viewBox="0 0 21600 21600" draw:type="rectangle" draw:enhanced-path="M 0 0 L 21600 0 21600 21600 0 21600 0 0 Z N"/>
        </draw:custom-shape>
      </draw:page>
      <draw:page draw:name="page10" draw:style-name="dp1" draw:master-page-name="Default">
        <draw:custom-shape draw:style-name="gr32" draw:text-style-name="P1" draw:layer="layout" svg:width="12.8cm" svg:height="5.1cm" svg:x="7.2cm" svg:y="1.4cm">
          <text:p text:style-name="P1">Very Large amount of Data.</text:p>
          <text:p text:style-name="P1"/>
          <text:p text:style-name="P1">Big Data--</text:p>
          <draw:enhanced-geometry svg:viewBox="0 0 21600 21600" draw:type="rectangle" draw:enhanced-path="M 0 0 L 21600 0 21600 21600 0 21600 0 0 Z N"/>
        </draw:custom-shape>
        <draw:custom-shape draw:style-name="gr33" draw:text-style-name="P1" draw:layer="layout" svg:width="16.9cm" svg:height="1.7cm" svg:x="2.3cm" svg:y="7.9cm">
          <text:p text:style-name="P1">www.myprofile.com</text:p>
          <draw:enhanced-geometry svg:viewBox="0 0 21600 21600" draw:type="rectangle" draw:enhanced-path="M 0 0 L 21600 0 21600 21600 0 21600 0 0 Z N"/>
        </draw:custom-shape>
        <draw:custom-shape draw:style-name="gr34" draw:text-style-name="P1" draw:layer="layout" svg:width="5.7cm" svg:height="6.1cm" svg:x="1.5cm" svg:y="9.8cm">
          <text:p text:style-name="P1">IT Professional</text:p>
          <text:p text:style-name="P1">Name:Tom</text:p>
          <text:p text:style-name="P1">Company:XYZ</text:p>
          <text:p text:style-name="P1">Project: ABC</text:p>
          <text:p text:style-name="P1">Qualification: Mtech</text:p>
          <text:p text:style-name="P1">Package: 25lpa</text:p>
          <text:p text:style-name="P1">Color:Black</text:p>
          <text:p text:style-name="P1"/>
          <draw:enhanced-geometry svg:viewBox="0 0 21600 21600" draw:type="rectangle" draw:enhanced-path="M 0 0 L 21600 0 21600 21600 0 21600 0 0 Z N"/>
        </draw:custom-shape>
        <draw:custom-shape draw:style-name="gr35" draw:text-style-name="P1" draw:layer="layout" svg:width="5.6cm" svg:height="4.9cm" svg:x="7.9cm" svg:y="10.1cm">
          <text:p text:style-name="P1">Cricketer</text:p>
          <text:p text:style-name="P1">Name: VK</text:p>
          <text:p text:style-name="P1">Country:India</text:p>
          <text:p text:style-name="P1">Centuries: 70</text:p>
          <text:p text:style-name="P1">FT: RCB</text:p>
          <text:p text:style-name="P1">FG: BLR</text:p>
          <text:p text:style-name="P1">Food: Paneer</text:p>
          <draw:enhanced-geometry svg:viewBox="0 0 21600 21600" draw:type="rectangle" draw:enhanced-path="M 0 0 L 21600 0 21600 21600 0 21600 0 0 Z N"/>
        </draw:custom-shape>
        <draw:custom-shape draw:style-name="gr36" draw:text-style-name="P1" draw:layer="layout" svg:width="6.5cm" svg:height="5.7cm" svg:x="13.6cm" svg:y="10.1cm">
          <text:p text:style-name="P1">Lawyer</text:p>
          <text:p text:style-name="P1">Name: Harvey Specter</text:p>
          <text:p text:style-name="P1">Company: PH</text:p>
          <text:p text:style-name="P1">Cases: 300</text:p>
          <text:p text:style-name="P1">Won: 300</text:p>
          <text:p text:style-name="P1">Lost:0</text:p>
          <text:p text:style-name="P1">Fav Quote: My life is this,</text:p>
          <text:p text:style-name="P1"><text:s/>i like this</text:p>
          <draw:enhanced-geometry svg:viewBox="0 0 21600 21600" draw:type="rectangle" draw:enhanced-path="M 0 0 L 21600 0 21600 21600 0 21600 0 0 Z N"/>
        </draw:custom-shape>
        <draw:custom-shape draw:style-name="gr37" draw:text-style-name="P1" draw:layer="layout" svg:width="9.5cm" svg:height="2.9cm" svg:x="9.3cm" svg:y="18.3cm">
          <text:p text:style-name="P1">Sparse Data</text:p>
          <draw:enhanced-geometry svg:viewBox="0 0 21600 21600" draw:type="rectangle" draw:enhanced-path="M 0 0 L 21600 0 21600 21600 0 21600 0 0 Z N"/>
        </draw:custom-shape>
        <draw:custom-shape draw:style-name="gr38" draw:text-style-name="P1" draw:layer="layout" svg:width="9.8cm" svg:height="4.3cm" svg:x="1.4cm" svg:y="16.8cm">
          <text:p text:style-name="P1">Myprofile</text:p>
          <text:p text:style-name="P1"/>
          <text:p text:style-name="P1">Personal</text:p>
          <text:p text:style-name="P1">Name:</text:p>
          <text:p text:style-name="P1">Age:</text:p>
          <text:p text:style-name="P1">gender</text:p>
          <text:p text:style-name="P1"/>
          <text:p text:style-name="P1">Professional</text:p>
          <text:p text:style-name="P1">Centuries</text:p>
          <text:p text:style-name="P1">Franchise</text:p>
          <text:p text:style-name="P1">Strike rate</text:p>
          <text:p text:style-name="P1"/>
          <text:p text:style-name="P1">10</text:p>
          <draw:enhanced-geometry svg:viewBox="0 0 21600 21600" draw:type="rectangle" draw:enhanced-path="M 0 0 L 21600 0 21600 21600 0 21600 0 0 Z N"/>
        </draw:custom-shape>
        <draw:custom-shape draw:style-name="gr38" draw:text-style-name="P1" draw:layer="layout" svg:width="9.8cm" svg:height="4.3cm" svg:x="9.9cm" svg:y="23.4cm">
          <text:p text:style-name="P1">Myprofile</text:p>
          <text:p text:style-name="P1"/>
          <text:p text:style-name="P1">Personal</text:p>
          <text:p text:style-name="P1">Name:</text:p>
          <text:p text:style-name="P1">Age:</text:p>
          <text:p text:style-name="P1">occupation</text:p>
          <text:p text:style-name="P1"/>
          <text:p text:style-name="P1">Professional</text:p>
          <text:p text:style-name="P1">cases</text:p>
          <text:p text:style-name="P1">won</text:p>
          <text:p text:style-name="P1">Lost</text:p>
          <text:p text:style-name="P1"/>
          <text:p text:style-name="P1">11</text:p>
          <draw:enhanced-geometry svg:viewBox="0 0 21600 21600" draw:type="rectangle" draw:enhanced-path="M 0 0 L 21600 0 21600 21600 0 21600 0 0 Z N"/>
        </draw:custom-shape>
      </draw:page>
      <draw:page draw:name="page11" draw:style-name="dp1" draw:master-page-name="Default">
        <draw:custom-shape draw:style-name="gr39" draw:text-style-name="P1" draw:layer="layout" svg:width="17.5cm" svg:height="2.3cm" svg:x="2.2cm" svg:y="2.1cm">
          <text:p text:style-name="P1">Varying Schema+ Huge Big Data+ Sparse Data</text:p>
          <draw:enhanced-geometry svg:viewBox="0 0 21600 21600" draw:type="rectangle" draw:enhanced-path="M 0 0 L 21600 0 21600 21600 0 21600 0 0 Z N"/>
        </draw:custom-shape>
        <draw:custom-shape draw:style-name="gr40" draw:text-style-name="P1" draw:layer="layout" svg:width="12.8cm" svg:height="3.3cm" svg:x="2.7cm" svg:y="5.2cm">
          <text:p text:style-name="P1">RDBMS</text:p>
          <text:p text:style-name="P1"/>
          <text:p text:style-name="P1">Pro’s</text:p>
          <text:p text:style-name="P1"><text:s/>- Random Access</text:p>
          <draw:enhanced-geometry svg:viewBox="0 0 21600 21600" draw:type="rectangle" draw:enhanced-path="M 0 0 L 21600 0 21600 21600 0 21600 0 0 Z N"/>
        </draw:custom-shape>
        <draw:custom-shape draw:style-name="gr41" draw:text-style-name="P1" draw:layer="layout" svg:width="12.5cm" svg:height="11.3cm" svg:x="0.7cm" svg:y="9.1cm">
          <text:p text:style-name="P1">Hadoop</text:p>
          <text:p text:style-name="P1">Pro’s</text:p>
          <text:p text:style-name="P1"><text:s/>- Distributed Storage</text:p>
          <text:p text:style-name="P1">Reliability</text:p>
          <text:p text:style-name="P1">Distributed Computing</text:p>
          <text:p text:style-name="P1">In Memory Computing</text:p>
          <text:p text:style-name="P1">s</text:p>
          <text:p text:style-name="P1"/>
          <text:p text:style-name="P1">Negatives</text:p>
          <text:p text:style-name="P1">- Sequential Read</text:p>
          <text:p text:style-name="P1"/>
          <text:p text:style-name="P1"/>
          <draw:enhanced-geometry svg:viewBox="0 0 21600 21600" draw:type="rectangle" draw:enhanced-path="M 0 0 L 21600 0 21600 21600 0 21600 0 0 Z N"/>
        </draw:custom-shape>
        <draw:custom-shape draw:style-name="gr42" draw:text-style-name="P1" draw:layer="layout" svg:width="16.5cm" svg:height="2.4cm" svg:x="3.1cm" svg:y="21.9cm">
          <text:p text:style-name="P1">No SQL --&gt; Pro(RDBMS) + Pro(Hadoop)</text:p>
          <draw:enhanced-geometry svg:viewBox="0 0 21600 21600" draw:type="rectangle" draw:enhanced-path="M 0 0 L 21600 0 21600 21600 0 21600 0 0 Z N"/>
        </draw:custom-shape>
      </draw:page>
      <draw:page draw:name="page12" draw:style-name="dp1" draw:master-page-name="Default">
        <draw:custom-shape draw:style-name="gr43" draw:text-style-name="P1" draw:layer="layout" svg:width="12.7cm" svg:height="10.7cm" svg:x="7.1cm" svg:y="1.4cm">
          <text:p text:style-name="P1">NoSQL DB Features</text:p>
          <text:p text:style-name="P1"/>
          <text:p text:style-name="P1">Parsed</text:p>
          <text:p text:style-name="P1">Variable Schema</text:p>
          <text:p text:style-name="P1">BigData</text:p>
          <text:p text:style-name="P1">Multi _Dimensional</text:p>
          <text:p text:style-name="P1">Unstructured data</text:p>
          <text:p text:style-name="P1">Sorted Map</text:p>
          <draw:enhanced-geometry svg:viewBox="0 0 21600 21600" draw:type="rectangle" draw:enhanced-path="M 0 0 L 21600 0 21600 21600 0 21600 0 0 Z N"/>
        </draw:custom-shape>
        <draw:custom-shape draw:style-name="gr44" draw:text-style-name="P1" draw:layer="layout" svg:width="7.3cm" svg:height="7.2cm" svg:x="1.6cm" svg:y="13cm">
          <text:p text:style-name="P1">M1: 0-10000</text:p>
          <text:p text:style-name="P1">M2: 10001-20000</text:p>
          <text:p text:style-name="P1">M3: 20001-30000</text:p>
          <draw:enhanced-geometry svg:viewBox="0 0 21600 21600" draw:type="rectangle" draw:enhanced-path="M 0 0 L 21600 0 21600 21600 0 21600 0 0 Z N"/>
        </draw:custom-shape>
        <draw:custom-shape draw:style-name="gr45" draw:text-style-name="P2" draw:layer="layout" svg:width="2.4cm" svg:height="1.9cm" svg:x="9.5cm" svg:y="13.6cm">
          <text:p/>
          <draw:enhanced-geometry svg:viewBox="0 0 21600 21600" draw:type="rectangle" draw:enhanced-path="M 0 0 L 21600 0 21600 21600 0 21600 0 0 Z N"/>
        </draw:custom-shape>
        <draw:custom-shape draw:style-name="gr46" draw:text-style-name="P1" draw:layer="layout" svg:width="2.4cm" svg:height="1.9cm" svg:x="9.5cm" svg:y="16.1cm">
          <text:p text:style-name="P1">M2</text:p>
          <draw:enhanced-geometry svg:viewBox="0 0 21600 21600" draw:type="rectangle" draw:enhanced-path="M 0 0 L 21600 0 21600 21600 0 21600 0 0 Z N"/>
        </draw:custom-shape>
        <draw:custom-shape draw:style-name="gr45" draw:text-style-name="P2" draw:layer="layout" svg:width="2.4cm" svg:height="1.9cm" svg:x="9.6cm" svg:y="18.3cm">
          <text:p/>
          <draw:enhanced-geometry svg:viewBox="0 0 21600 21600" draw:type="rectangle" draw:enhanced-path="M 0 0 L 21600 0 21600 21600 0 21600 0 0 Z N"/>
        </draw:custom-shape>
      </draw:page>
      <draw:page draw:name="page13" draw:style-name="dp1" draw:master-page-name="Default">
        <draw:custom-shape draw:style-name="gr47" draw:text-style-name="P1" draw:layer="layout" svg:width="12.4cm" svg:height="2cm" svg:x="4.1cm" svg:y="1.4cm">
          <text:p text:style-name="P1">NoSQL DB Types</text:p>
          <draw:enhanced-geometry svg:viewBox="0 0 21600 21600" draw:type="rectangle" draw:enhanced-path="M 0 0 L 21600 0 21600 21600 0 21600 0 0 Z N"/>
        </draw:custom-shape>
        <draw:custom-shape draw:style-name="gr48" draw:text-style-name="P1" draw:layer="layout" svg:width="11cm" svg:height="5cm" svg:x="1.7cm" svg:y="3.6cm">
          <text:p text:style-name="P1">Key Value Pair</text:p>
          <text:p text:style-name="P1"/>
          <text:p text:style-name="P1">Data is stored in key value pair. </text:p>
          <text:p text:style-name="P1">Lookup is done using key.</text:p>
          <text:p text:style-name="P1"/>
          <text:p text:style-name="P1">Redis</text:p>
          <text:p text:style-name="P1"/>
          <text:p text:style-name="P1"><text:s/></text:p>
          <draw:enhanced-geometry svg:viewBox="0 0 21600 21600" draw:type="rectangle" draw:enhanced-path="M 0 0 L 21600 0 21600 21600 0 21600 0 0 Z N"/>
        </draw:custom-shape>
        <draw:custom-shape draw:style-name="gr49" draw:text-style-name="P1" draw:layer="layout" svg:width="10.9cm" svg:height="5.6cm" svg:x="1.6cm" svg:y="10.9cm">
          <text:p text:style-name="P1">Wide Column Type</text:p>
          <text:p text:style-name="P1">It contains of column family.</text:p>
          <text:p text:style-name="P1">Table – myprofile</text:p>
          <text:p text:style-name="P1">Row Key ID--&gt; Cf1- personal (name,age,gender)</text:p>
          <text:p text:style-name="P1">Cf2- professional(qualification,org,salary)</text:p>
          <text:p text:style-name="P1">health()</text:p>
          <text:p text:style-name="P1"/>
          <text:p text:style-name="P4"><text:span text:style-name="T1">Row Key ID--&gt; </text:span>Cf1- personal (name,age,favColor,hobbies)</text:p>
          <text:p text:style-name="P4">Cf2- professional(certification,location,salary)</text:p>
          <text:p text:style-name="P4">health()</text:p>
          <text:p text:style-name="P4"/>
          <text:p text:style-name="P4">Hbase , Cassandra</text:p>
          <text:p text:style-name="P4"/>
          <text:p text:style-name="P4">Table (CF(row level specific col),CF(row level spec column))</text:p>
          <text:p text:style-name="P1"/>
          <draw:enhanced-geometry svg:viewBox="0 0 21600 21600" draw:type="rectangle" draw:enhanced-path="M 0 0 L 21600 0 21600 21600 0 21600 0 0 Z N"/>
        </draw:custom-shape>
        <draw:custom-shape draw:style-name="gr50" draw:text-style-name="P1" draw:layer="layout" svg:width="10.9cm" svg:height="1.4cm" svg:x="14.4cm" svg:y="15cm">
          <text:p text:style-name="P1">Graph Based DB</text:p>
          <text:p text:style-name="P1">Neo4J </text:p>
          <draw:enhanced-geometry svg:viewBox="0 0 21600 21600" draw:type="rectangle" draw:enhanced-path="M 0 0 L 21600 0 21600 21600 0 21600 0 0 Z N"/>
        </draw:custom-shape>
        <draw:custom-shape draw:style-name="gr51" draw:text-style-name="P1" draw:layer="layout" svg:width="10.9cm" svg:height="7.172cm" svg:x="14.637cm" svg:y="7.428cm">
          <text:p text:style-name="P1">Document Oriented</text:p>
          <text:p text:style-name="P1"/>
          <text:p text:style-name="P1">Each record is stored as a document</text:p>
          <text:p text:style-name="P1">Id name age</text:p>
          <text:p text:style-name="P1">{“id”:”1”,”age”:40,”name”:”Tom”}</text:p>
          <text:p text:style-name="P1"/>
          <text:p text:style-name="P1">{“id”:”ABCD”,”player”:”India”,</text:p>
          <text:p text:style-name="P1">”location”:”Mumbai”}</text:p>
          <text:p text:style-name="P1"/>
          <text:p text:style-name="P1">MongoDB and CouchDB</text:p>
          <text:p text:style-name="P1"/>
          <text:p text:style-name="P1"/>
          <draw:enhanced-geometry svg:viewBox="0 0 21600 21600" draw:type="rectangle" draw:enhanced-path="M 0 0 L 21600 0 21600 21600 0 21600 0 0 Z N"/>
        </draw:custom-shape>
        <draw:custom-shape draw:style-name="gr52" draw:text-style-name="P1" draw:layer="layout" svg:width="2.7cm" svg:height="1.6cm" svg:x="19.3cm" svg:y="17.6cm">
          <text:p text:style-name="P1">Po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1.3cm" svg:height="1.2cm" svg:x="16.1cm" svg:y="19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17.2cm" svg:y1="19.2cm" svg:x2="19.4cm" svg:y2="18.5cm">
          <text:p/>
        </draw:line>
        <draw:custom-shape draw:style-name="gr54" draw:text-style-name="P1" draw:layer="layout" svg:width="1.7cm" svg:height="1.4cm" svg:x="19.7cm" svg:y="20.1cm">
          <text:p text:style-name="P1">u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7cm" svg:height="1.4cm" svg:x="23.2cm" svg:y="20.1cm">
          <text:p text:style-name="P1">u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7cm" svg:height="1.4cm" svg:x="24.9cm" svg:y="17.4cm">
          <text:p text:style-name="P1">u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7cm" svg:height="1.4cm" svg:x="24.901cm" svg:y="17.401cm">
          <text:p text:style-name="P1">u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7cm" svg:height="1.4cm" svg:x="24.902cm" svg:y="17.402cm">
          <text:p text:style-name="P1">u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7cm" svg:height="1.4cm" svg:x="22.7cm" svg:y="17.1cm">
          <text:p text:style-name="P1">u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20.5cm" svg:y1="20.1cm" svg:x2="20.4cm" svg:y2="19.2cm">
          <text:p/>
        </draw:line>
        <draw:line draw:style-name="gr17" draw:text-style-name="P3" draw:layer="layout" svg:x1="20.5cm" svg:y1="20.101cm" svg:x2="20.4cm" svg:y2="19.201cm">
          <text:p/>
        </draw:line>
        <draw:line draw:style-name="gr17" draw:text-style-name="P3" draw:layer="layout" svg:x1="20.5cm" svg:y1="20.1cm" svg:x2="20.4cm" svg:y2="19.202cm">
          <text:p/>
        </draw:line>
        <draw:line draw:style-name="gr17" draw:text-style-name="P3" draw:layer="layout" svg:x1="23.5cm" svg:y1="20.3cm" svg:x2="21.3cm" svg:y2="19.1cm">
          <text:p/>
        </draw:line>
        <draw:line draw:style-name="gr17" draw:text-style-name="P3" draw:layer="layout" svg:x1="23.501cm" svg:y1="20.301cm" svg:x2="21.301cm" svg:y2="19.101cm">
          <text:p/>
        </draw:line>
        <draw:line draw:style-name="gr17" draw:text-style-name="P3" draw:layer="layout" svg:x1="22.9cm" svg:y1="18cm" svg:x2="21.8cm" svg:y2="18.2cm">
          <text:p/>
        </draw:line>
        <draw:line draw:style-name="gr17" draw:text-style-name="P3" draw:layer="layout" svg:x1="22.901cm" svg:y1="18.02cm" svg:x2="21.801cm" svg:y2="18.22cm">
          <text:p/>
        </draw:line>
        <draw:line draw:style-name="gr17" draw:text-style-name="P3" draw:layer="layout" svg:x1="25.4cm" svg:y1="18.7cm" svg:x2="21.5cm" svg:y2="18.9cm">
          <text:p/>
        </draw:line>
      </draw:page>
      <draw:page draw:name="page14" draw:style-name="dp1" draw:master-page-name="Default">
        <draw:custom-shape draw:style-name="gr55" draw:text-style-name="P1" draw:layer="layout" svg:width="8.7cm" svg:height="1.4cm" svg:x="1.5cm" svg:y="1.3cm">
          <text:p text:style-name="P1">CAP Theorom</text:p>
          <draw:enhanced-geometry svg:viewBox="0 0 21600 21600" draw:type="rectangle" draw:enhanced-path="M 0 0 L 21600 0 21600 21600 0 21600 0 0 Z N"/>
        </draw:custom-shape>
        <draw:custom-shape draw:style-name="gr56" draw:text-style-name="P1" draw:layer="layout" svg:width="13cm" svg:height="3.3cm" svg:x="1.9cm" svg:y="3cm">
          <text:p text:style-name="P1">C- Consistency</text:p>
          <text:p text:style-name="P1">A- Availability</text:p>
          <text:p text:style-name="P1">P- Partial Tolerance</text:p>
          <draw:enhanced-geometry svg:viewBox="0 0 21600 21600" draw:type="rectangle" draw:enhanced-path="M 0 0 L 21600 0 21600 21600 0 21600 0 0 Z N"/>
        </draw:custom-shape>
        <draw:custom-shape draw:style-name="gr57" draw:text-style-name="P1" draw:layer="layout" svg:width="7.6cm" svg:height="1.1cm" svg:x="6.7cm" svg:y="8.9cm">
          <text:p text:style-name="P1">Consistency</text:p>
          <draw:enhanced-geometry svg:viewBox="0 0 21600 21600" draw:type="rectangle" draw:enhanced-path="M 0 0 L 21600 0 21600 21600 0 21600 0 0 Z N"/>
        </draw:custom-shape>
        <draw:custom-shape draw:style-name="gr57" draw:text-style-name="P1" draw:layer="layout" svg:width="7.6cm" svg:height="1.1cm" svg:x="2.4cm" svg:y="15.9cm">
          <text:p text:style-name="P1">Availability</text:p>
          <draw:enhanced-geometry svg:viewBox="0 0 21600 21600" draw:type="rectangle" draw:enhanced-path="M 0 0 L 21600 0 21600 21600 0 21600 0 0 Z N"/>
        </draw:custom-shape>
        <draw:custom-shape draw:style-name="gr57" draw:text-style-name="P1" draw:layer="layout" svg:width="7.6cm" svg:height="1.1cm" svg:x="14.4cm" svg:y="15.8cm">
          <text:p text:style-name="P1">Partial Tolerance</text:p>
          <draw:enhanced-geometry svg:viewBox="0 0 21600 21600" draw:type="rectangle" draw:enhanced-path="M 0 0 L 21600 0 21600 21600 0 21600 0 0 Z N"/>
        </draw:custom-shape>
        <draw:line draw:style-name="gr58" draw:text-style-name="P3" draw:layer="layout" svg:x1="4.9cm" svg:y1="15.7cm" svg:x2="10cm" svg:y2="10.1cm">
          <text:p/>
        </draw:line>
        <draw:line draw:style-name="gr58" draw:text-style-name="P3" draw:layer="layout" svg:x1="10.3cm" svg:y1="10.1cm" svg:x2="17.5cm" svg:y2="15.8cm">
          <text:p/>
        </draw:line>
        <draw:line draw:style-name="gr58" draw:text-style-name="P3" draw:layer="layout" svg:x1="10cm" svg:y1="16.4cm" svg:x2="14.4cm" svg:y2="16.4cm">
          <text:p/>
        </draw:lin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2.9cm" svg:y="19cm">
          <text:p/>
          <draw:enhanced-geometry svg:viewBox="0 0 21600 21600" draw:type="rectangle" draw:enhanced-path="M 0 0 L 21600 0 21600 21600 0 21600 0 0 Z N"/>
        </draw:custom-shape>
        <draw:custom-shape draw:style-name="gr59" draw:text-style-name="P2" draw:layer="layout" svg:width="2cm" svg:height="1.3cm" svg:x="6cm" svg:y="21.5cm">
          <text:p/>
          <draw:enhanced-geometry svg:viewBox="0 0 21600 21600" draw:type="rectangle" draw:enhanced-path="M 0 0 L 21600 0 21600 21600 0 21600 0 0 Z N"/>
        </draw:custom-shape>
        <draw:custom-shape draw:style-name="gr59" draw:text-style-name="P2" draw:layer="layout" svg:width="2cm" svg:height="1.3cm" svg:x="2.9cm" svg:y="21.4cm">
          <text:p/>
          <draw:enhanced-geometry svg:viewBox="0 0 21600 21600" draw:type="rectangle" draw:enhanced-path="M 0 0 L 21600 0 21600 21600 0 21600 0 0 Z N"/>
        </draw:custom-shape>
        <draw:custom-shape draw:style-name="gr59" draw:text-style-name="P2" draw:layer="layout" svg:width="2cm" svg:height="1.3cm" svg:x="8.6cm" svg:y="19cm">
          <text:p/>
          <draw:enhanced-geometry svg:viewBox="0 0 21600 21600" draw:type="rectangle" draw:enhanced-path="M 0 0 L 21600 0 21600 21600 0 21600 0 0 Z N"/>
        </draw:custom-shape>
        <draw:custom-shape draw:style-name="gr59" draw:text-style-name="P2" draw:layer="layout" svg:width="2cm" svg:height="1.3cm" svg:x="5.7cm" svg:y="19cm">
          <text:p/>
          <draw:enhanced-geometry svg:viewBox="0 0 21600 21600" draw:type="rectangle" draw:enhanced-path="M 0 0 L 21600 0 21600 21600 0 21600 0 0 Z N"/>
        </draw:custom-shape>
        <draw:custom-shape draw:style-name="gr60" draw:text-style-name="P1" draw:layer="layout" svg:width="5.9cm" svg:height="1.5cm" svg:x="7.8cm" svg:y="13.2cm">
          <text:p text:style-name="P1">Pick any 2</text:p>
          <draw:enhanced-geometry svg:viewBox="0 0 21600 21600" draw:type="rectangle" draw:enhanced-path="M 0 0 L 21600 0 21600 21600 0 21600 0 0 Z N"/>
        </draw:custom-shape>
        <draw:custom-shape draw:style-name="gr61" draw:text-style-name="P1" draw:layer="layout" svg:width="6.7cm" svg:height="4.1cm" svg:x="12.9cm" svg:y="18.6cm">
          <text:p text:style-name="P1">CP--&gt; Hbase</text:p>
          <text:p text:style-name="P1">Mongo</text:p>
          <text:p text:style-name="P1">AP--&gt; Cassandra</text:p>
          <text:p text:style-name="P1">CA --&gt; RDBMS</text:p>
          <draw:enhanced-geometry svg:viewBox="0 0 21600 21600" draw:type="rectangle" draw:enhanced-path="M 0 0 L 21600 0 21600 21600 0 21600 0 0 Z N"/>
        </draw:custom-shape>
        <draw:custom-shape draw:style-name="gr62" draw:text-style-name="P1" draw:layer="layout" svg:width="14.6cm" svg:height="0.8cm" svg:x="4.7cm" svg:y="17.3cm">
          <text:p text:style-name="P1">Eventually Consistent DB</text:p>
          <draw:enhanced-geometry svg:viewBox="0 0 21600 21600" draw:type="rectangle" draw:enhanced-path="M 0 0 L 21600 0 21600 21600 0 21600 0 0 Z N"/>
        </draw:custom-shape>
      </draw:page>
      <draw:page draw:name="page15" draw:style-name="dp1" draw:master-page-name="Default">
        <draw:custom-shape draw:style-name="gr63" draw:text-style-name="P1" draw:layer="layout" svg:width="9.7cm" svg:height="1.6cm" svg:x="1.3cm" svg:y="1.2cm">
          <text:p text:style-name="P1">HBase</text:p>
          <draw:enhanced-geometry svg:viewBox="0 0 21600 21600" draw:type="rectangle" draw:enhanced-path="M 0 0 L 21600 0 21600 21600 0 21600 0 0 Z N"/>
        </draw:custom-shape>
        <draw:custom-shape draw:style-name="gr64" draw:text-style-name="P1" draw:layer="layout" svg:width="12.8cm" svg:height="10.6cm" svg:x="3.2cm" svg:y="3.5cm">
          <text:p text:style-name="P1">Based upon Google BigTable</text:p>
          <text:p text:style-name="P1">NoSQL</text:p>
          <text:p text:style-name="P1">Loses--&gt; Availability</text:p>
          <text:p text:style-name="P1">Big Data --&gt; PT</text:p>
          <text:p text:style-name="P1">Consistent</text:p>
          <text:p text:style-name="P1">Variable Schema</text:p>
          <text:p text:style-name="P1">Sparse Data</text:p>
          <text:p text:style-name="P1">Multi Dimensional Data</text:p>
          <draw:enhanced-geometry svg:viewBox="0 0 21600 21600" draw:type="rectangle" draw:enhanced-path="M 0 0 L 21600 0 21600 21600 0 21600 0 0 Z N"/>
        </draw:custom-shape>
      </draw:page>
      <draw:page draw:name="page16" draw:style-name="dp1" draw:master-page-name="Default">
        <draw:custom-shape draw:style-name="gr65" draw:text-style-name="P1" draw:layer="layout" svg:width="11cm" svg:height="5.6cm" svg:x="1.7cm" svg:y="1.2cm">
          <text:p text:style-name="P1">Components of HBase Architecture</text:p>
          <text:p text:style-name="P1"/>
          <text:p text:style-name="P1">HMaster--&gt; master</text:p>
          <text:p text:style-name="P1">Region Server--&gt; slave</text:p>
          <text:p text:style-name="P1">ZooKeeper --&gt; Coordinator</text:p>
          <draw:enhanced-geometry svg:viewBox="0 0 21600 21600" draw:type="rectangle" draw:enhanced-path="M 0 0 L 21600 0 21600 21600 0 21600 0 0 Z N"/>
        </draw:custom-shape>
        <draw:custom-shape draw:style-name="gr66" draw:text-style-name="P1" draw:layer="layout" svg:width="6.6cm" svg:height="1.9cm" svg:x="6.9cm" svg:y="9cm">
          <text:p text:style-name="P1">HMaster</text:p>
          <draw:enhanced-geometry svg:viewBox="0 0 21600 21600" draw:type="rectangle" draw:enhanced-path="M 0 0 L 21600 0 21600 21600 0 21600 0 0 Z N"/>
        </draw:custom-shape>
        <draw:custom-shape draw:style-name="gr67" draw:text-style-name="P2" draw:layer="layout" svg:width="5cm" svg:height="3.5cm" svg:x="2.2cm" svg:y="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draw:layer="layout" svg:width="5cm" svg:height="3.5cm" svg:x="2.201cm" svg:y="16.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5cm" svg:height="3.5cm" svg:x="2.201cm" svg:y="16.101cm">
          <text:p text:style-name="P1">Region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5cm" svg:height="3.5cm" svg:x="15.2cm" svg:y="16.1cm">
          <text:p text:style-name="P1">Region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5cm" svg:height="3.5cm" svg:x="9cm" svg:y="16.1cm">
          <text:p text:style-name="P1">Region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3" draw:layer="layout" svg:x1="10.1cm" svg:y1="11cm" svg:x2="5.6cm" svg:y2="16.2cm">
          <text:p/>
        </draw:line>
        <draw:line draw:style-name="gr58" draw:text-style-name="P3" draw:layer="layout" svg:x1="12.9cm" svg:y1="11cm" svg:x2="16.5cm" svg:y2="16.4cm">
          <text:p/>
        </draw:line>
        <draw:line draw:style-name="gr58" draw:text-style-name="P3" draw:layer="layout" svg:x1="11.2cm" svg:y1="10.8cm" svg:x2="11.2cm" svg:y2="15.9cm">
          <text:p/>
        </draw:line>
        <draw:line draw:style-name="gr58" draw:text-style-name="P3" draw:layer="layout" svg:x1="11.2cm" svg:y1="10.8cm" svg:x2="11.2cm" svg:y2="15.9cm">
          <text:p/>
        </draw:line>
        <draw:custom-shape draw:style-name="gr69" draw:text-style-name="P1" draw:layer="layout" svg:width="5.2cm" svg:height="2.5cm" svg:x="1.4cm" svg:y="11.4cm">
          <text:p text:style-name="P1">Zookeeper</text:p>
          <draw:enhanced-geometry svg:viewBox="0 0 21600 21600" draw:type="rectangle" draw:enhanced-path="M 0 0 L 21600 0 21600 21600 0 21600 0 0 Z N"/>
        </draw:custom-shape>
        <draw:custom-shape draw:style-name="gr70" draw:text-style-name="P1" draw:layer="layout" svg:width="8.5cm" svg:height="7.6cm" svg:x="2cm" svg:y="21.4cm">
          <text:p text:style-name="P1">Region Server--&gt; Regions</text:p>
          <text:p text:style-name="P1"/>
          <text:p text:style-name="P1">Table --&gt;Region</text:p>
          <text:p text:style-name="P1"><text:tab/><text:tab/>Region</text:p>
          <text:p text:style-name="P1"><text:tab/><text:tab/>Region</text:p>
          <text:p text:style-name="P1"/>
          <text:p text:style-name="P1">Region--&gt; Stores</text:p>
          <text:p text:style-name="P1">No. of Stores ==&gt; </text:p>
          <text:p text:style-name="P1">No, of column Family</text:p>
          <draw:enhanced-geometry svg:viewBox="0 0 21600 21600" draw:type="rectangle" draw:enhanced-path="M 0 0 L 21600 0 21600 21600 0 21600 0 0 Z N"/>
        </draw:custom-shape>
        <draw:custom-shape draw:style-name="gr71" draw:text-style-name="P1" draw:layer="layout" svg:width="8.5cm" svg:height="2.1cm" svg:x="14.5cm" svg:y="8.9cm">
          <text:p text:style-name="P1">1. Load Balancing</text:p>
          <text:p text:style-name="P1">2. Crash Recovery</text:p>
          <draw:enhanced-geometry svg:viewBox="0 0 21600 21600" draw:type="rectangle" draw:enhanced-path="M 0 0 L 21600 0 21600 21600 0 21600 0 0 Z N"/>
        </draw:custom-shape>
      </draw:page>
      <draw:page draw:name="page17" draw:style-name="dp1" draw:master-page-name="Default">
        <draw:custom-shape draw:style-name="gr72" draw:text-style-name="P2" draw:layer="layout" svg:width="17.3cm" svg:height="12.5cm" svg:x="1.6cm" svg:y="1.8cm">
          <text:p/>
          <draw:enhanced-geometry svg:viewBox="0 0 21600 21600" draw:type="rectangle" draw:enhanced-path="M 0 0 L 21600 0 21600 21600 0 21600 0 0 Z N"/>
        </draw:custom-shape>
        <draw:custom-shape draw:style-name="gr73" draw:text-style-name="P1" draw:layer="layout" svg:width="8.9cm" svg:height="2.1cm" svg:x="7.4cm" svg:y="3.8cm">
          <text:p text:style-name="P1">Region</text:p>
          <draw:enhanced-geometry svg:viewBox="0 0 21600 21600" draw:type="rectangle" draw:enhanced-path="M 0 0 L 21600 0 21600 21600 0 21600 0 0 Z N"/>
        </draw:custom-shape>
        <draw:custom-shape draw:style-name="gr73" draw:text-style-name="P1" draw:layer="layout" svg:width="8.9cm" svg:height="2.1cm" svg:x="7.4cm" svg:y="3.8cm">
          <text:p text:style-name="P1">Region</text:p>
          <draw:enhanced-geometry svg:viewBox="0 0 21600 21600" draw:type="rectangle" draw:enhanced-path="M 0 0 L 21600 0 21600 21600 0 21600 0 0 Z N"/>
        </draw:custom-shape>
        <draw:custom-shape draw:style-name="gr73" draw:text-style-name="P1" draw:layer="layout" svg:width="8.9cm" svg:height="2.1cm" svg:x="7.4cm" svg:y="9.8cm">
          <text:p text:style-name="P1">Region</text:p>
          <draw:enhanced-geometry svg:viewBox="0 0 21600 21600" draw:type="rectangle" draw:enhanced-path="M 0 0 L 21600 0 21600 21600 0 21600 0 0 Z N"/>
        </draw:custom-shape>
        <draw:custom-shape draw:style-name="gr73" draw:text-style-name="P1" draw:layer="layout" svg:width="8.9cm" svg:height="2.1cm" svg:x="7.4cm" svg:y="6.9cm">
          <text:p text:style-name="P1">Region</text:p>
          <draw:enhanced-geometry svg:viewBox="0 0 21600 21600" draw:type="rectangle" draw:enhanced-path="M 0 0 L 21600 0 21600 21600 0 21600 0 0 Z N"/>
        </draw:custom-shape>
        <draw:custom-shape draw:style-name="gr74" draw:text-style-name="P1" draw:layer="layout" svg:width="2.5cm" svg:height="9.3cm" svg:x="2.4cm" svg:y="3.8cm">
          <text:p text:style-name="P1">W</text:p>
          <text:p text:style-name="P1">A</text:p>
          <text:p text:style-name="P1">L</text:p>
          <text:p text:style-name="P1"/>
          <text:p text:style-name="P1">(Write </text:p>
          <text:p text:style-name="P1">Ahead</text:p>
          <text:p text:style-name="P1">Log)</text:p>
          <text:p text:style-name="P1"/>
          <text:p text:style-name="P1">P</text:p>
          <text:p text:style-name="P1">I</text:p>
          <text:p text:style-name="P1">P</text:p>
          <text:p text:style-name="P1">e</text:p>
          <draw:enhanced-geometry svg:viewBox="0 0 21600 21600" draw:type="rectangle" draw:enhanced-path="M 0 0 L 21600 0 21600 21600 0 21600 0 0 Z N"/>
        </draw:custom-shape>
        <draw:custom-shape draw:style-name="gr75" draw:text-style-name="P1" draw:layer="layout" svg:width="15.7cm" svg:height="1.3cm" svg:x="2.3cm" svg:y="2.2cm">
          <text:p text:style-name="P1">Block Cache</text:p>
          <draw:enhanced-geometry svg:viewBox="0 0 21600 21600" draw:type="rectangle" draw:enhanced-path="M 0 0 L 21600 0 21600 21600 0 21600 0 0 Z N"/>
        </draw:custom-shape>
        <draw:custom-shape draw:style-name="gr76" draw:text-style-name="P1" draw:layer="layout" svg:width="14.4cm" svg:height="4.1cm" svg:x="4.8cm" svg:y="15.6cm">
          <text:p text:style-name="P1">WAL--&gt; HDFS</text:p>
          <text:p text:style-name="P1"/>
          <text:p text:style-name="P1">Block Cache--&gt; contains the </text:p>
          <text:p text:style-name="P1">frequently searched data</text:p>
          <text:p text:style-name="P1"/>
          <text:p text:style-name="P1">Region--&gt; Data is actually stored</text:p>
          <draw:enhanced-geometry svg:viewBox="0 0 21600 21600" draw:type="rectangle" draw:enhanced-path="M 0 0 L 21600 0 21600 21600 0 21600 0 0 Z N"/>
        </draw:custom-shape>
        <draw:custom-shape draw:style-name="gr77" draw:text-style-name="P2" draw:layer="layout" svg:width="5.4cm" svg:height="8.1cm" svg:x="19.3cm" svg:y="1.9cm">
          <text:p/>
          <draw:enhanced-geometry svg:viewBox="0 0 21600 21600" draw:type="rectangle" draw:enhanced-path="M 0 0 L 21600 0 21600 21600 0 21600 0 0 Z N"/>
        </draw:custom-shape>
        <draw:custom-shape draw:style-name="gr78" draw:text-style-name="P1" draw:layer="layout" svg:width="4.4cm" svg:height="1.4cm" svg:x="19.8cm" svg:y="3.9cm">
          <text:p text:style-name="P1">Region</text:p>
          <draw:enhanced-geometry svg:viewBox="0 0 21600 21600" draw:type="rectangle" draw:enhanced-path="M 0 0 L 21600 0 21600 21600 0 21600 0 0 Z N"/>
        </draw:custom-shape>
        <draw:custom-shape draw:style-name="gr78" draw:text-style-name="P1" draw:layer="layout" svg:width="4.4cm" svg:height="1.4cm" svg:x="19.8cm" svg:y="6.1cm">
          <text:p text:style-name="P1">Region</text:p>
          <draw:enhanced-geometry svg:viewBox="0 0 21600 21600" draw:type="rectangle" draw:enhanced-path="M 0 0 L 21600 0 21600 21600 0 21600 0 0 Z N"/>
        </draw:custom-shape>
        <draw:custom-shape draw:style-name="gr79" draw:text-style-name="P1" draw:layer="layout" svg:width="3.6cm" svg:height="3.3cm" svg:x="-4.4cm" svg:y="5.7cm">
          <text:p text:style-name="P1">table</text:p>
          <draw:enhanced-geometry svg:viewBox="0 0 21600 21600" draw:type="rectangle" draw:enhanced-path="M 0 0 L 21600 0 21600 21600 0 21600 0 0 Z N"/>
        </draw:custom-shape>
        <draw:line draw:style-name="gr17" draw:text-style-name="P3" draw:layer="layout" svg:x1="-0.7cm" svg:y1="7.2cm" svg:x2="7.3cm" svg:y2="7.3cm">
          <text:p/>
        </draw:line>
        <draw:line draw:style-name="gr17" draw:text-style-name="P3" draw:layer="layout" svg:x1="-0.6cm" svg:y1="8.3cm" svg:x2="19.8cm" svg:y2="7.3cm">
          <text:p/>
        </draw:line>
      </draw:page>
      <draw:page draw:name="page18" draw:style-name="dp1" draw:master-page-name="Default">
        <draw:custom-shape draw:style-name="gr80" draw:text-style-name="P2" draw:layer="layout" svg:width="17.4cm" svg:height="8.6cm" svg:x="2.5cm" svg:y="1.3cm">
          <text:p/>
          <draw:enhanced-geometry svg:viewBox="0 0 21600 21600" draw:type="rectangle" draw:enhanced-path="M 0 0 L 21600 0 21600 21600 0 21600 0 0 Z N"/>
        </draw:custom-shape>
        <draw:custom-shape draw:style-name="gr81" draw:text-style-name="P1" draw:layer="layout" svg:width="13.2cm" svg:height="1.6cm" svg:x="4.5cm" svg:y="1.9cm">
          <text:p text:style-name="P1">Store</text:p>
          <draw:enhanced-geometry svg:viewBox="0 0 21600 21600" draw:type="rectangle" draw:enhanced-path="M 0 0 L 21600 0 21600 21600 0 21600 0 0 Z N"/>
        </draw:custom-shape>
        <draw:custom-shape draw:style-name="gr81" draw:text-style-name="P1" draw:layer="layout" svg:width="13.2cm" svg:height="1.6cm" svg:x="4.5cm" svg:y="1.9cm">
          <text:p text:style-name="P1">Store</text:p>
          <draw:enhanced-geometry svg:viewBox="0 0 21600 21600" draw:type="rectangle" draw:enhanced-path="M 0 0 L 21600 0 21600 21600 0 21600 0 0 Z N"/>
        </draw:custom-shape>
        <draw:custom-shape draw:style-name="gr81" draw:text-style-name="P1" draw:layer="layout" svg:width="13.2cm" svg:height="1.6cm" svg:x="4.5cm" svg:y="1.9cm">
          <text:p text:style-name="P1">Store</text:p>
          <draw:enhanced-geometry svg:viewBox="0 0 21600 21600" draw:type="rectangle" draw:enhanced-path="M 0 0 L 21600 0 21600 21600 0 21600 0 0 Z N"/>
        </draw:custom-shape>
        <draw:custom-shape draw:style-name="gr81" draw:text-style-name="P1" draw:layer="layout" svg:width="13.2cm" svg:height="1.6cm" svg:x="4.4cm" svg:y="6.2cm">
          <text:p text:style-name="P1">Store</text:p>
          <draw:enhanced-geometry svg:viewBox="0 0 21600 21600" draw:type="rectangle" draw:enhanced-path="M 0 0 L 21600 0 21600 21600 0 21600 0 0 Z N"/>
        </draw:custom-shape>
        <draw:custom-shape draw:style-name="gr81" draw:text-style-name="P1" draw:layer="layout" svg:width="13.2cm" svg:height="1.6cm" svg:x="4.4cm" svg:y="4.2cm">
          <text:p text:style-name="P1">Store</text:p>
          <draw:enhanced-geometry svg:viewBox="0 0 21600 21600" draw:type="rectangle" draw:enhanced-path="M 0 0 L 21600 0 21600 21600 0 21600 0 0 Z N"/>
        </draw:custom-shape>
        <draw:custom-shape draw:style-name="gr82" draw:text-style-name="P1" draw:layer="layout" svg:width="8.6cm" svg:height="8.7cm" svg:x="4.1cm" svg:y="12cm">
          <text:p text:style-name="P1">Region Server</text:p>
          <text:p text:style-name="P1">(Regions, WAL, Block Cache)</text:p>
          <text:p text:style-name="P1"/>
          <text:p text:style-name="P1">Region</text:p>
          <text:p text:style-name="P1"/>
          <text:p text:style-name="P1">Stores</text:p>
          <text:p text:style-name="P1"/>
          <text:p text:style-name="P1">No. of cf= No of stores</text:p>
          <draw:enhanced-geometry svg:viewBox="0 0 21600 21600" draw:type="rectangle" draw:enhanced-path="M 0 0 L 21600 0 21600 21600 0 21600 0 0 Z N"/>
        </draw:custom-shape>
      </draw:page>
      <draw:page draw:name="page19" draw:style-name="dp1" draw:master-page-name="Default">
        <draw:custom-shape draw:style-name="gr83" draw:text-style-name="P2" draw:layer="layout" svg:width="18.3cm" svg:height="7.5cm" svg:x="1.4cm" svg:y="1.3cm">
          <text:p/>
          <draw:enhanced-geometry svg:viewBox="0 0 21600 21600" draw:type="rectangle" draw:enhanced-path="M 0 0 L 21600 0 21600 21600 0 21600 0 0 Z N"/>
        </draw:custom-shape>
        <draw:custom-shape draw:style-name="gr84" draw:text-style-name="P1" draw:layer="layout" svg:width="9cm" svg:height="1.5cm" svg:x="2.2cm" svg:y="2.3cm">
          <text:p text:style-name="P1">Mem Store --&gt; 2GB</text:p>
          <draw:enhanced-geometry svg:viewBox="0 0 21600 21600" draw:type="rectangle" draw:enhanced-path="M 0 0 L 21600 0 21600 21600 0 21600 0 0 Z N"/>
        </draw:custom-shape>
        <draw:custom-shape draw:style-name="gr85" draw:text-style-name="P1" draw:layer="layout" svg:width="3.7cm" svg:height="1.8cm" svg:x="9.7cm" svg:y="5.8cm">
          <text:p text:style-name="P1">HFiles</text:p>
          <draw:enhanced-geometry svg:viewBox="0 0 21600 21600" draw:type="rectangle" draw:enhanced-path="M 0 0 L 21600 0 21600 21600 0 21600 0 0 Z N"/>
        </draw:custom-shape>
        <draw:custom-shape draw:style-name="gr85" draw:text-style-name="P1" draw:layer="layout" svg:width="3.7cm" svg:height="1.8cm" svg:x="10.1cm" svg:y="5.3cm">
          <text:p text:style-name="P1">HFiles</text:p>
          <draw:enhanced-geometry svg:viewBox="0 0 21600 21600" draw:type="rectangle" draw:enhanced-path="M 0 0 L 21600 0 21600 21600 0 21600 0 0 Z N"/>
        </draw:custom-shape>
        <draw:custom-shape draw:style-name="gr85" draw:text-style-name="P1" draw:layer="layout" svg:width="3.7cm" svg:height="1.8cm" svg:x="11cm" svg:y="4.6cm">
          <text:p text:style-name="P1">HFiles</text:p>
          <draw:enhanced-geometry svg:viewBox="0 0 21600 21600" draw:type="rectangle" draw:enhanced-path="M 0 0 L 21600 0 21600 21600 0 21600 0 0 Z N"/>
        </draw:custom-shape>
        <draw:custom-shape draw:style-name="gr85" draw:text-style-name="P1" draw:layer="layout" svg:width="3.7cm" svg:height="1.8cm" svg:x="11.9cm" svg:y="3.9cm">
          <text:p text:style-name="P1">HFiles</text:p>
          <draw:enhanced-geometry svg:viewBox="0 0 21600 21600" draw:type="rectangle" draw:enhanced-path="M 0 0 L 21600 0 21600 21600 0 21600 0 0 Z N"/>
        </draw:custom-shape>
        <draw:custom-shape draw:style-name="gr85" draw:text-style-name="P1" draw:layer="layout" svg:width="3.7cm" svg:height="1.8cm" svg:x="12.8cm" svg:y="3.4cm">
          <text:p text:style-name="P1">Hfile-- 64kb</text:p>
          <draw:enhanced-geometry svg:viewBox="0 0 21600 21600" draw:type="rectangle" draw:enhanced-path="M 0 0 L 21600 0 21600 21600 0 21600 0 0 Z N"/>
        </draw:custom-shape>
        <draw:custom-shape draw:style-name="gr86" draw:text-style-name="P1" draw:layer="layout" svg:width="18.2cm" svg:height="4.2cm" svg:x="1.6cm" svg:y="10.3cm">
          <text:p text:style-name="P1">HDFS</text:p>
          <draw:enhanced-geometry svg:viewBox="0 0 21600 21600" draw:type="rectangle" draw:enhanced-path="M 0 0 L 21600 0 21600 21600 0 21600 0 0 Z N"/>
        </draw:custom-shape>
        <draw:line draw:style-name="gr17" draw:text-style-name="P3" draw:layer="layout" svg:x1="13.9cm" svg:y1="6.4cm" svg:x2="14cm" svg:y2="12.5cm">
          <text:p/>
        </draw:line>
        <draw:custom-shape draw:style-name="gr87" draw:text-style-name="P1" draw:layer="layout" svg:width="9.4cm" svg:height="10.8cm" svg:x="6cm" svg:y="16.7cm">
          <text:p text:style-name="P1">Write</text:p>
          <text:p text:style-name="P1">User--&gt; ZooKeeper--&gt; Meta File</text:p>
          <text:p text:style-name="P1">Region Server--&gt;</text:p>
          <text:p text:style-name="P1"/>
          <text:p text:style-name="P1">WAL</text:p>
          <text:p text:style-name="P1">Region—Store--Mem Store</text:p>
          <text:p text:style-name="P1">Mem Store--&gt; Full</text:p>
          <text:p text:style-name="P1">Hfiles--&gt; </text:p>
          <text:p text:style-name="P1">HDFS</text:p>
          <draw:enhanced-geometry svg:viewBox="0 0 21600 21600" draw:type="rectangle" draw:enhanced-path="M 0 0 L 21600 0 21600 21600 0 21600 0 0 Z N"/>
        </draw:custom-shape>
        <draw:custom-shape draw:style-name="gr88" draw:text-style-name="P1" draw:layer="layout" svg:width="4.4cm" svg:height="0.8cm" svg:x="14.3cm" svg:y="10.8cm">
          <text:p text:style-name="P1">HFile</text:p>
          <draw:enhanced-geometry svg:viewBox="0 0 21600 21600" draw:type="rectangle" draw:enhanced-path="M 0 0 L 21600 0 21600 21600 0 21600 0 0 Z N"/>
        </draw:custom-shape>
        <draw:custom-shape draw:style-name="gr88" draw:text-style-name="P1" draw:layer="layout" svg:width="4.4cm" svg:height="0.8cm" svg:x="14.3cm" svg:y="10.8cm">
          <text:p text:style-name="P1">HFile</text:p>
          <draw:enhanced-geometry svg:viewBox="0 0 21600 21600" draw:type="rectangle" draw:enhanced-path="M 0 0 L 21600 0 21600 21600 0 21600 0 0 Z N"/>
        </draw:custom-shape>
        <draw:custom-shape draw:style-name="gr88" draw:text-style-name="P1" draw:layer="layout" svg:width="4.4cm" svg:height="0.8cm" svg:x="14.3cm" svg:y="10.8cm">
          <text:p text:style-name="P1">HFile</text:p>
          <draw:enhanced-geometry svg:viewBox="0 0 21600 21600" draw:type="rectangle" draw:enhanced-path="M 0 0 L 21600 0 21600 21600 0 21600 0 0 Z N"/>
        </draw:custom-shape>
        <draw:custom-shape draw:style-name="gr88" draw:text-style-name="P1" draw:layer="layout" svg:width="4.4cm" svg:height="0.8cm" svg:x="14.3cm" svg:y="10.8cm">
          <text:p text:style-name="P1">HFile</text:p>
          <draw:enhanced-geometry svg:viewBox="0 0 21600 21600" draw:type="rectangle" draw:enhanced-path="M 0 0 L 21600 0 21600 21600 0 21600 0 0 Z N"/>
        </draw:custom-shape>
        <draw:custom-shape draw:style-name="gr88" draw:text-style-name="P1" draw:layer="layout" svg:width="4.4cm" svg:height="0.8cm" svg:x="5.2cm" svg:y="13.4cm">
          <text:p text:style-name="P1">HFile</text:p>
          <draw:enhanced-geometry svg:viewBox="0 0 21600 21600" draw:type="rectangle" draw:enhanced-path="M 0 0 L 21600 0 21600 21600 0 21600 0 0 Z N"/>
        </draw:custom-shape>
        <draw:custom-shape draw:style-name="gr88" draw:text-style-name="P1" draw:layer="layout" svg:width="4.4cm" svg:height="0.8cm" svg:x="9.8cm" svg:y="13.5cm">
          <text:p text:style-name="P1">HFile</text:p>
          <draw:enhanced-geometry svg:viewBox="0 0 21600 21600" draw:type="rectangle" draw:enhanced-path="M 0 0 L 21600 0 21600 21600 0 21600 0 0 Z N"/>
        </draw:custom-shape>
        <draw:custom-shape draw:style-name="gr88" draw:text-style-name="P1" draw:layer="layout" svg:width="4.4cm" svg:height="0.8cm" svg:x="14.516cm" svg:y="13.191cm">
          <text:p text:style-name="P1">HFile</text:p>
          <draw:enhanced-geometry svg:viewBox="0 0 21600 21600" draw:type="rectangle" draw:enhanced-path="M 0 0 L 21600 0 21600 21600 0 21600 0 0 Z N"/>
        </draw:custom-shape>
        <draw:custom-shape draw:style-name="gr88" draw:text-style-name="P1" draw:layer="layout" svg:width="4.4cm" svg:height="0.8cm" svg:x="14.5cm" svg:y="12cm">
          <text:p text:style-name="P1">HFile</text:p>
          <draw:enhanced-geometry svg:viewBox="0 0 21600 21600" draw:type="rectangle" draw:enhanced-path="M 0 0 L 21600 0 21600 21600 0 21600 0 0 Z N"/>
        </draw:custom-shape>
        <draw:custom-shape draw:style-name="gr89" draw:text-style-name="P1" draw:layer="layout" svg:width="9.6cm" svg:height="1cm" svg:x="14.8cm" svg:y="9cm">
          <text:p text:style-name="P1">Compaction</text:p>
          <draw:enhanced-geometry svg:viewBox="0 0 21600 21600" draw:type="rectangle" draw:enhanced-path="M 0 0 L 21600 0 21600 21600 0 21600 0 0 Z N"/>
        </draw:custom-shape>
      </draw:page>
      <draw:page draw:name="page20" draw:style-name="dp1" draw:master-page-name="Default">
        <draw:custom-shape draw:style-name="gr90" draw:text-style-name="P1" draw:layer="layout" svg:width="14.7cm" svg:height="5.4cm" svg:x="2.5cm" svg:y="2.2cm">
          <text:p text:style-name="P1">Meta Table</text:p>
          <text:p text:style-name="P1"/>
          <text:p text:style-name="P1">Meta Table is the place where HBAse stores the </text:p>
          <text:p text:style-name="P1">Meta Data Information</text:p>
          <text:p text:style-name="P1"/>
          <text:p text:style-name="P1">Region Server</text:p>
          <text:p text:style-name="P1">ZooKeeper</text:p>
          <draw:enhanced-geometry svg:viewBox="0 0 21600 21600" draw:type="rectangle" draw:enhanced-path="M 0 0 L 21600 0 21600 21600 0 21600 0 0 Z N"/>
        </draw:custom-shape>
      </draw:page>
      <draw:page draw:name="page21" draw:style-name="dp1" draw:master-page-name="Default">
        <draw:custom-shape draw:style-name="gr91" draw:text-style-name="P1" draw:layer="layout" svg:width="12.5cm" svg:height="9.9cm" svg:x="1.7cm" svg:y="1.6cm">
          <text:p text:style-name="P1">Hbase</text:p>
          <text:p text:style-name="P1"/>
          <text:p text:style-name="P1">When to make a table in Hbase</text:p>
          <text:p text:style-name="P1"/>
          <text:p text:style-name="P1">Table</text:p>
          <text:p text:style-name="P1">Column Families</text:p>
          <draw:enhanced-geometry svg:viewBox="0 0 21600 21600" draw:type="rectangle" draw:enhanced-path="M 0 0 L 21600 0 21600 21600 0 21600 0 0 Z N"/>
        </draw:custom-shape>
      </draw:page>
      <draw:page draw:name="page22" draw:style-name="dp1" draw:master-page-name="Default">
        <draw:custom-shape draw:style-name="gr92" draw:text-style-name="P1" draw:layer="layout" svg:width="3.2cm" svg:height="9.9cm" svg:x="4.7cm" svg:y="5.8cm">
          <text:p text:style-name="P1">95%</text:p>
          <text:p text:style-name="P1"/>
          <text:p text:style-name="P1">HDFS==128 MB</text:p>
          <draw:enhanced-geometry svg:viewBox="0 0 21600 21600" draw:type="rectangle" draw:enhanced-path="M 0 0 L 21600 0 21600 21600 0 21600 0 0 Z N"/>
        </draw:custom-shape>
        <draw:custom-shape draw:style-name="gr93" draw:text-style-name="P2" draw:layer="layout" svg:width="3.2cm" svg:height="9.9cm" svg:x="12cm" svg:y="1.5cm">
          <text:p/>
          <draw:enhanced-geometry svg:viewBox="0 0 21600 21600" draw:type="rectangle" draw:enhanced-path="M 0 0 L 21600 0 21600 21600 0 21600 0 0 Z N"/>
        </draw:custom-shape>
      </draw:page>
      <draw:page draw:name="page23" draw:style-name="dp1" draw:master-page-name="Default">
        <draw:custom-shape draw:style-name="gr94" draw:text-style-name="P1" draw:layer="layout" svg:width="12.9cm" svg:height="11.3cm" svg:x="3.7cm" svg:y="1.8cm">
          <text:p text:style-name="P1">Write Operation</text:p>
          <text:p text:style-name="P1"/>
          <text:p text:style-name="P1">User--&gt; ZooKeeper Node</text:p>
          <text:p text:style-name="P1">--&gt;Meta table--&gt;</text:p>
          <text:p text:style-name="P1">Region Server--&gt;</text:p>
          <text:p text:style-name="P1"><text:s/>WAL(once the data is in WAL</text:p>
          <text:p text:style-name="P1">User get a ack)</text:p>
          <text:p text:style-name="P1">WAL--&gt; Region--&gt; Store--&gt; </text:p>
          <text:p text:style-name="P1">MemStore(When MemStore becomes Full)</text:p>
          <text:p text:style-name="P1">--&gt; Hfiles--&gt;</text:p>
          <text:p text:style-name="P1"/>
          <text:p text:style-name="P1">HDFS</text:p>
          <text:p text:style-name="P1"/>
          <text:p text:style-name="P1"/>
          <draw:enhanced-geometry svg:viewBox="0 0 21600 21600" draw:type="rectangle" draw:enhanced-path="M 0 0 L 21600 0 21600 21600 0 21600 0 0 Z N"/>
        </draw:custom-shape>
        <draw:custom-shape draw:style-name="gr94" draw:text-style-name="P1" draw:layer="layout" svg:width="12.9cm" svg:height="11.3cm" svg:x="4cm" svg:y="13.7cm">
          <text:p text:style-name="P1">Read <text:s/>Operation</text:p>
          <text:p text:style-name="P1"/>
          <text:p text:style-name="P1">User--&gt;ZK Node--&gt; Meta Table--&gt;</text:p>
          <text:p text:style-name="P1">Region Server</text:p>
          <text:p text:style-name="P1">Block Cache</text:p>
          <text:p text:style-name="P1">Mem Store</text:p>
          <text:p text:style-name="P1">HFile(HDFS) </text:p>
          <text:p text:style-name="P1"/>
          <text:p text:style-name="P1">Consistency</text:p>
          <text:p text:style-name="P1"/>
          <draw:enhanced-geometry svg:viewBox="0 0 21600 21600" draw:type="rectangle" draw:enhanced-path="M 0 0 L 21600 0 21600 21600 0 21600 0 0 Z N"/>
        </draw:custom-shape>
      </draw:page>
      <draw:page draw:name="page24" draw:style-name="dp1" draw:master-page-name="Default">
        <draw:custom-shape draw:style-name="gr95" draw:text-style-name="P1" draw:layer="layout" svg:width="12.4cm" svg:height="11.3cm" svg:x="7.5cm" svg:y="1cm">
          <text:p text:style-name="P1">Compaction in Hbase--</text:p>
          <text:p text:style-name="P1">Minor</text:p>
          <text:p text:style-name="P1">- take multiple hfiles and covert to few </text:p>
          <text:p text:style-name="P1">larger hfiles</text:p>
          <text:p text:style-name="P1">-</text:p>
          <text:p text:style-name="P1">When data is deleted, while merging it won’t</text:p>
          <text:p text:style-name="P1">Delete the data physicall, it will just mark it</text:p>
          <text:p text:style-name="P1"/>
          <text:p text:style-name="P1"/>
          <text:p text:style-name="P1">Major</text:p>
          <text:p text:style-name="P1"/>
          <text:p text:style-name="P1">-- take multiple hfile and convert to a single larger hfile</text:p>
          <text:p text:style-name="P1">- when data is deleted</text:p>
          <text:p text:style-name="P1">The deleted record will be physically deleted.</text:p>
          <draw:enhanced-geometry svg:viewBox="0 0 21600 21600" draw:type="rectangle" draw:enhanced-path="M 0 0 L 21600 0 21600 21600 0 21600 0 0 Z N"/>
        </draw:custom-shape>
        <draw:custom-shape draw:style-name="gr96" draw:text-style-name="P1" draw:layer="layout" svg:width="4.1cm" svg:height="3.3cm" svg:x="1.9cm" svg:y="7.3cm">
          <text:p text:style-name="P1">--------</text:p>
          <text:p text:style-name="P1">-------d</text:p>
          <text:p text:style-name="P1">-------</text:p>
          <draw:enhanced-geometry svg:viewBox="0 0 21600 21600" draw:type="rectangle" draw:enhanced-path="M 0 0 L 21600 0 21600 21600 0 21600 0 0 Z N"/>
        </draw:custom-shape>
        <draw:custom-shape draw:style-name="gr96" draw:text-style-name="P1" draw:layer="layout" svg:width="4.1cm" svg:height="3.3cm" svg:x="1.9cm" svg:y="11.8cm">
          <text:p text:style-name="P1">--------</text:p>
          <text:p text:style-name="P1">-------</text:p>
          <text:p text:style-name="P1">-------</text:p>
          <draw:enhanced-geometry svg:viewBox="0 0 21600 21600" draw:type="rectangle" draw:enhanced-path="M 0 0 L 21600 0 21600 21600 0 21600 0 0 Z N"/>
        </draw:custom-shape>
        <draw:custom-shape draw:style-name="gr97" draw:text-style-name="P1" draw:layer="layout" svg:width="7.4cm" svg:height="6.2cm" svg:x="2cm" svg:y="16.6cm">
          <text:p text:style-name="P1">--------</text:p>
          <text:p text:style-name="P1">--------</text:p>
          <text:p text:style-name="P1">----------</text:p>
          <text:p text:style-name="P1">-----------</text:p>
          <text:p text:style-name="P1">------------</text:p>
          <draw:enhanced-geometry svg:viewBox="0 0 21600 21600" draw:type="rectangle" draw:enhanced-path="M 0 0 L 21600 0 21600 21600 0 21600 0 0 Z N"/>
        </draw:custom-shape>
      </draw:page>
      <draw:page draw:name="page25" draw:style-name="dp1" draw:master-page-name="Default">
        <draw:custom-shape draw:style-name="gr98" draw:text-style-name="P1" draw:layer="layout" svg:width="13.4cm" svg:height="12.6cm" svg:x="4.8cm" svg:y="2.6cm">
          <text:p text:style-name="P1">-------------------------------</text:p>
          <text:p text:style-name="P1">-------------------------------</text:p>
          <text:p text:style-name="P1">------------------------------</text:p>
          <text:p text:style-name="P1">------------------------------</text:p>
          <text:p text:style-name="P1">----------------------------------</text:p>
          <text:p text:style-name="P1">---------------------------------</text:p>
          <draw:enhanced-geometry svg:viewBox="0 0 21600 21600" draw:type="rectangle" draw:enhanced-path="M 0 0 L 21600 0 21600 21600 0 21600 0 0 Z N"/>
        </draw:custom-shape>
        <draw:custom-shape draw:style-name="gr99" draw:text-style-name="P1" draw:layer="layout" svg:width="8.2cm" svg:height="7.9cm" svg:x="1.8cm" svg:y="17.7cm">
          <text:p text:style-name="P1">-------------------------------</text:p>
          <text:p text:style-name="P1">-------------------------------</text:p>
          <text:p text:style-name="P1">--------------------------------</text:p>
          <draw:enhanced-geometry svg:viewBox="0 0 21600 21600" draw:type="rectangle" draw:enhanced-path="M 0 0 L 21600 0 21600 21600 0 21600 0 0 Z N"/>
        </draw:custom-shape>
        <draw:custom-shape draw:style-name="gr99" draw:text-style-name="P1" draw:layer="layout" svg:width="8.2cm" svg:height="7.9cm" svg:x="11.8cm" svg:y="17.4cm">
          <text:p text:style-name="P1"/>
          <text:p text:style-name="P1">------------------------------</text:p>
          <text:p text:style-name="P1">----------------------------------</text:p>
          <text:p text:style-name="P1">---------------------------------</text:p>
          <draw:enhanced-geometry svg:viewBox="0 0 21600 21600" draw:type="rectangle" draw:enhanced-path="M 0 0 L 21600 0 21600 21600 0 21600 0 0 Z N"/>
        </draw:custom-shape>
      </draw:page>
      <draw:page draw:name="page26" draw:style-name="dp1" draw:master-page-name="Default">
        <draw:custom-shape draw:style-name="gr100" draw:text-style-name="P1" draw:layer="layout" svg:width="4.3cm" svg:height="6.6cm" svg:x="1.9cm" svg:y="6.9cm">
          <text:p text:style-name="P1">Server</text:p>
          <text:p text:style-name="P1"/>
          <text:p text:style-name="P1">Create</text:p>
          <text:p text:style-name="P1">AddCF</text:p>
          <text:p text:style-name="P1">deleteCF</text:p>
          <draw:enhanced-geometry svg:viewBox="0 0 21600 21600" draw:type="rectangle" draw:enhanced-path="M 0 0 L 21600 0 21600 21600 0 21600 0 0 Z N"/>
        </draw:custom-shape>
        <draw:custom-shape draw:style-name="gr100" draw:text-style-name="P1" draw:layer="layout" svg:width="4.3cm" svg:height="6.6cm" svg:x="11cm" svg:y="6.9cm">
          <text:p text:style-name="P1">Client</text:p>
          <text:p text:style-name="P1"/>
          <text:p text:style-name="P1">Put</text:p>
          <text:p text:style-name="P1">Get</text:p>
          <text:p text:style-name="P1">Scan</text:p>
          <text:p text:style-name="P1">list</text:p>
          <draw:enhanced-geometry svg:viewBox="0 0 21600 21600" draw:type="rectangle" draw:enhanced-path="M 0 0 L 21600 0 21600 21600 0 21600 0 0 Z N"/>
        </draw:custom-shape>
        <draw:custom-shape draw:style-name="gr101" draw:text-style-name="P1" draw:layer="layout" svg:width="16.2cm" svg:height="2.6cm" svg:x="1.2cm" svg:y="2.5cm">
          <text:p text:style-name="P1">Java HBAse Admin API</text:p>
          <draw:enhanced-geometry svg:viewBox="0 0 21600 21600" draw:type="rectangle" draw:enhanced-path="M 0 0 L 21600 0 21600 21600 0 21600 0 0 Z N"/>
        </draw:custom-shape>
        <draw:custom-shape draw:style-name="gr102" draw:text-style-name="P1" draw:layer="layout" svg:width="15.5cm" svg:height="6.1cm" svg:x="3cm" svg:y="16.5cm">
          <text:p text:style-name="P1">ht=new HtabeDescriptor(“Name of the table”,[array of column family])</text:p>
          <text:p text:style-name="P1">Hadmin</text:p>
          <text:p text:style-name="P1"/>
          <text:p text:style-name="P1"/>
          <text:p text:style-name="P1"/>
          <draw:enhanced-geometry svg:viewBox="0 0 21600 21600" draw:type="rectangle" draw:enhanced-path="M 0 0 L 21600 0 21600 21600 0 21600 0 0 Z N"/>
        </draw:custom-shape>
      </draw:page>
      <draw:page draw:name="page27" draw:style-name="dp1" draw:master-page-name="Default">
        <draw:custom-shape draw:style-name="gr103" draw:text-style-name="P1" draw:layer="layout" svg:width="12cm" svg:height="10cm" svg:x="1.4cm" svg:y="1.3cm">
          <text:p text:style-name="P1">Cassandra</text:p>
          <text:p text:style-name="P1"/>
          <text:p text:style-name="P1">--&gt; Facebook</text:p>
          <text:p text:style-name="P1">--&gt; Avinash Lakshman and Prashant Malik</text:p>
          <text:p text:style-name="P1">--&gt; Facebook Inbox--2008</text:p>
          <text:p text:style-name="P1"/>
          <text:p text:style-name="P1">--&gt; Apache Cassandra</text:p>
          <draw:enhanced-geometry svg:viewBox="0 0 21600 21600" draw:type="rectangle" draw:enhanced-path="M 0 0 L 21600 0 21600 21600 0 21600 0 0 Z N"/>
        </draw:custom-shape>
        <draw:custom-shape draw:style-name="gr104" draw:text-style-name="P1" draw:layer="layout" svg:width="17.7cm" svg:height="4.5cm" svg:x="2cm" svg:y="12.4cm">
          <text:p text:style-name="P1">Yet Another NoSQL Database..</text:p>
          <text:p text:style-name="P1"/>
          <text:p text:style-name="P1">NoSQL --&gt; 1. Varying Schema</text:p>
          <text:p text:style-name="P1">2. Huge Amount of Data(Big Data)</text:p>
          <text:p text:style-name="P1">3. Sparse Data</text:p>
          <text:p text:style-name="P1">4. Unstructured Data</text:p>
          <draw:enhanced-geometry svg:viewBox="0 0 21600 21600" draw:type="rectangle" draw:enhanced-path="M 0 0 L 21600 0 21600 21600 0 21600 0 0 Z N"/>
        </draw:custom-shape>
        <draw:custom-shape draw:style-name="gr105" draw:text-style-name="P1" draw:layer="layout" svg:width="17.8cm" svg:height="7cm" svg:x="1.9cm" svg:y="19cm">
          <text:p text:style-name="P1">CAP Theorem</text:p>
          <text:p text:style-name="P1"/>
          <text:p text:style-name="P1">C -- no</text:p>
          <text:p text:style-name="P1">A--yes</text:p>
          <text:p text:style-name="P1">P-- yes</text:p>
          <text:p text:style-name="P1"/>
          <text:p text:style-name="P1"/>
          <draw:enhanced-geometry svg:viewBox="0 0 21600 21600" draw:type="rectangle" draw:enhanced-path="M 0 0 L 21600 0 21600 21600 0 21600 0 0 Z N"/>
        </draw:custom-shape>
      </draw:page>
      <draw:page draw:name="page28" draw:style-name="dp1" draw:master-page-name="Default">
        <draw:custom-shape draw:style-name="gr106" draw:text-style-name="P1" draw:layer="layout" svg:width="18.5cm" svg:height="9.5cm" svg:x="1.4cm" svg:y="2cm">
          <text:p text:style-name="P1">4 types of NoSQL DB</text:p>
          <text:p text:style-name="P1"/>
          <text:p text:style-name="P1">1. Key Value Pair</text:p>
          <text:p text:style-name="P1">2. Wide Column / Column Family--&gt; Cassandra</text:p>
          <text:p text:style-name="P1">3. Document Oriented</text:p>
          <text:p text:style-name="P1">4. Graph Based DB</text:p>
          <draw:enhanced-geometry svg:viewBox="0 0 21600 21600" draw:type="rectangle" draw:enhanced-path="M 0 0 L 21600 0 21600 21600 0 21600 0 0 Z N"/>
        </draw:custom-shape>
        <draw:custom-shape draw:style-name="gr107" draw:text-style-name="P1" draw:layer="layout" svg:width="13.3cm" svg:height="13.4cm" svg:x="4.9cm" svg:y="11.8cm">
          <text:p text:style-name="P1">Cassandra</text:p>
          <text:p text:style-name="P1"/>
          <text:p text:style-name="P1">1. Big Data</text:p>
          <text:p text:style-name="P1">2.No SQL</text:p>
          <text:p text:style-name="P1">3. Column Family Database</text:p>
          <text:p text:style-name="P1">4. Availability and Partial Tolerance</text:p>
          <text:p text:style-name="P1">5. Compromises on Consistency</text:p>
          <text:p text:style-name="P1">6 Very Low Latency Query</text:p>
          <text:p text:style-name="P1">7. Tunable Consistency</text:p>
          <text:p text:style-name="P1">8. Cluster Oriented Architecture (Partial Tolerance)</text:p>
          <text:p text:style-name="P1">9. Peer to Peer Architecture.(Not a Master</text:p>
          <text:p text:style-name="P1">Slave Architecture)</text:p>
          <text:p text:style-name="P1">10. Not Hadoop/ HDFS dependent</text:p>
          <text:p text:style-name="P1">11. Keyspace, Table, Column Family</text:p>
          <text:p text:style-name="P1">12. Highly Scalable</text:p>
          <text:p text:style-name="P1">13. Low Cost</text:p>
          <text:p text:style-name="P1">14. OPEN SOURCE</text:p>
          <text:p text:style-name="P1"/>
          <text:p text:style-name="P1"/>
          <draw:enhanced-geometry svg:viewBox="0 0 21600 21600" draw:type="rectangle" draw:enhanced-path="M 0 0 L 21600 0 21600 21600 0 21600 0 0 Z N"/>
        </draw:custom-shape>
      </draw:page>
      <draw:page draw:name="page29" draw:style-name="dp1" draw:master-page-name="Default">
        <draw:custom-shape draw:style-name="gr108" draw:text-style-name="P1" draw:layer="layout" svg:width="4.9cm" svg:height="4.5cm" svg:x="8cm" svg:y="1.9cm">
          <text:p text:style-name="P1">Hbase Master</text:p>
          <draw:enhanced-geometry svg:viewBox="0 0 21600 21600" draw:type="rectangle" draw:enhanced-path="M 0 0 L 21600 0 21600 21600 0 21600 0 0 Z N"/>
        </draw:custom-shape>
        <draw:custom-shape draw:style-name="gr109" draw:text-style-name="P2" draw:layer="layout" svg:width="4.9cm" svg:height="4.5cm" svg:x="2.6cm" svg:y="9.8cm">
          <text:p/>
          <draw:enhanced-geometry svg:viewBox="0 0 21600 21600" draw:type="rectangle" draw:enhanced-path="M 0 0 L 21600 0 21600 21600 0 21600 0 0 Z N"/>
        </draw:custom-shape>
        <draw:custom-shape draw:style-name="gr109" draw:text-style-name="P2" draw:layer="layout" svg:width="4.9cm" svg:height="4.5cm" svg:x="2.6cm" svg:y="9.8cm">
          <text:p/>
          <draw:enhanced-geometry svg:viewBox="0 0 21600 21600" draw:type="rectangle" draw:enhanced-path="M 0 0 L 21600 0 21600 21600 0 21600 0 0 Z N"/>
        </draw:custom-shape>
        <draw:custom-shape draw:style-name="gr109" draw:text-style-name="P2" draw:layer="layout" svg:width="4.9cm" svg:height="4.5cm" svg:x="14.9cm" svg:y="9.8cm">
          <text:p/>
          <draw:enhanced-geometry svg:viewBox="0 0 21600 21600" draw:type="rectangle" draw:enhanced-path="M 0 0 L 21600 0 21600 21600 0 21600 0 0 Z N"/>
        </draw:custom-shape>
        <draw:custom-shape draw:style-name="gr109" draw:text-style-name="P2" draw:layer="layout" svg:width="4.9cm" svg:height="4.5cm" svg:x="8.8cm" svg:y="9.8cm">
          <text:p/>
          <draw:enhanced-geometry svg:viewBox="0 0 21600 21600" draw:type="rectangle" draw:enhanced-path="M 0 0 L 21600 0 21600 21600 0 21600 0 0 Z N"/>
        </draw:custom-shape>
        <draw:custom-shape draw:style-name="gr110" draw:text-style-name="P1" draw:layer="layout" svg:width="4.2cm" svg:height="1.4cm" svg:x="2cm" svg:y="6.9cm">
          <text:p text:style-name="P1">Zookeeper</text:p>
          <draw:enhanced-geometry svg:viewBox="0 0 21600 21600" draw:type="rectangle" draw:enhanced-path="M 0 0 L 21600 0 21600 21600 0 21600 0 0 Z N"/>
        </draw:custom-shape>
      </draw:page>
      <draw:page draw:name="page30" draw:style-name="dp1" draw:master-page-name="Default">
        <draw:custom-shape draw:style-name="gr111" draw:text-style-name="P2" draw:layer="layout" svg:width="2.1cm" svg:height="2.1cm" svg:x="9.3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2.1cm" svg:height="2.1cm" svg:x="9.301cm" svg:y="3.401cm">
          <text:p text:style-name="P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2.1cm" svg:height="2.1cm" svg:x="3.9cm" svg:y="7.7cm">
          <text:p text:style-name="P1">n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2.1cm" svg:height="2.1cm" svg:x="9.8cm" svg:y="11.9cm">
          <text:p text:style-name="P1">n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2.1cm" svg:height="2.1cm" svg:x="14.5cm" svg:y="7.6cm">
          <text:p text:style-name="P1">n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2.188cm" svg:height="4.237cm" draw:transform="rotate (-1.81409522452291) translate (15.4493847918635cm 5.6192989382546cm)" svg:viewBox="0 0 2189 4238" svg:d="M0 4215c347 127 132-311 176-462 71-247 58-508 121-758 56-225 125-449 176-679 50-219 113-423 130-651 18-250 223-440 369-637 134-180 325-296 514-418 170-109 380-164 450-384l154-111 99-115">
          <text:p/>
        </draw:path>
        <draw:path draw:style-name="gr58" draw:text-style-name="P3" draw:layer="layout" svg:width="4.799cm" svg:height="0.791cm" draw:transform="rotate (-2.5244442300846) translate (16.1006017022993cm 10.4126334470171cm)" svg:viewBox="0 0 4800 792" svg:d="M0 786c302 30 588-66 875-136 296-72 580-187 880-264 296-75 603-120 882-238 232-98 466-115 699-131 216-16 442-39 650 29 180 59 353 148 512 254l144 102 158 113">
          <text:p/>
        </draw:path>
        <draw:path draw:style-name="gr58" draw:text-style-name="P3" draw:layer="layout" svg:width="5.307cm" svg:height="0.569cm" draw:transform="rotate (-0.519933584169111) translate (5.50841493564971cm 9.4586609324511cm)" svg:viewBox="0 0 5308 570" svg:d="M0 401c306-53 626-36 914-177 221-109 468 9 699-95 284-128 606-50 909-114 210-44 427 23 642 19 226-4 451 42 656 152 181 98 305 273 507 319 218 50 444 43 668 65l189-26 124-31">
          <text:p/>
        </draw:path>
        <draw:path draw:style-name="gr58" draw:text-style-name="P3" draw:layer="layout" svg:width="5.475cm" svg:height="1.311cm" draw:transform="rotate (0.944397658254132) translate (5.07460314379843cm 7.61844183042682cm)" svg:viewBox="0 0 5476 1312" svg:d="M0 93c343-46 691 11 1031-49 228-40 460-50 689-41 366 14 734 52 1104 50 284-1 569 3 853 36 214 25 451-39 651 117 171 134 450 93 584 297 95 146 207 284 310 428l103 143 104 143 47 95">
          <text:p/>
        </draw:path>
        <draw:custom-shape draw:style-name="gr113" draw:text-style-name="P1" draw:layer="layout" svg:width="2.6cm" svg:height="2.5cm" svg:x="9.4cm" svg:y="7.1cm">
          <text:p text:style-name="P1">D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2.3cm" svg:y1="8.8cm" svg:x2="3.9cm" svg:y2="8.8cm">
          <text:p/>
        </draw:line>
        <draw:custom-shape draw:style-name="gr114" draw:text-style-name="P2" draw:layer="layout" svg:width="3.9cm" svg:height="1.8cm" svg:x="-1.2cm" svg:y="8cm">
          <text:p text:style-name="P2">Us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4.7cm" svg:y1="7.7cm" svg:x2="2.7cm" svg:y2="5.3cm">
          <text:p/>
        </draw:line>
        <draw:custom-shape draw:style-name="gr115" draw:text-style-name="P2" draw:layer="layout" svg:width="6.4cm" svg:height="1.3cm" svg:x="-1.5cm" svg:y="4cm">
          <text:p text:style-name="P2">Coordinator</text:p>
          <draw:enhanced-geometry svg:viewBox="0 0 21600 21600" draw:type="rectangle" draw:enhanced-path="M 0 0 L 21600 0 21600 21600 0 21600 0 0 Z N"/>
        </draw:custom-shape>
      </draw:page>
      <draw:page draw:name="page31" draw:style-name="dp1" draw:master-page-name="Default">
        <draw:custom-shape draw:style-name="gr116" draw:text-style-name="P1" draw:layer="layout" svg:width="8.8cm" svg:height="1.8cm" svg:x="1.1cm" svg:y="1.1cm">
          <text:p text:style-name="P1">Database Modelling</text:p>
          <draw:enhanced-geometry svg:viewBox="0 0 21600 21600" draw:type="rectangle" draw:enhanced-path="M 0 0 L 21600 0 21600 21600 0 21600 0 0 Z N"/>
        </draw:custom-shape>
        <draw:custom-shape draw:style-name="gr117" draw:text-style-name="P1" draw:layer="layout" svg:width="15.1cm" svg:height="6.6cm" svg:x="2.3cm" svg:y="3.7cm">
          <text:p text:style-name="P1">Accuracy --&gt; data should be correct, </text:p>
          <text:p text:style-name="P1">complete and representable</text:p>
          <text:p text:style-name="P1">Detailed --&gt; detailed enough that tech team </text:p>
          <text:p text:style-name="P1">should be able to build</text:p>
          <text:p text:style-name="P1">Db out of it.</text:p>
          <text:p text:style-name="P1">Significant --&gt; significant to domain, relatable</text:p>
          <text:p text:style-name="P1"/>
          <draw:enhanced-geometry svg:viewBox="0 0 21600 21600" draw:type="rectangle" draw:enhanced-path="M 0 0 L 21600 0 21600 21600 0 21600 0 0 Z N"/>
        </draw:custom-shape>
        <draw:custom-shape draw:style-name="gr118" draw:text-style-name="P1" draw:layer="layout" svg:width="15.9cm" svg:height="1.9cm" svg:x="2.6cm" svg:y="12.6cm">
          <text:p text:style-name="P1">Online Shopping Store</text:p>
          <draw:enhanced-geometry svg:viewBox="0 0 21600 21600" draw:type="rectangle" draw:enhanced-path="M 0 0 L 21600 0 21600 21600 0 21600 0 0 Z N"/>
        </draw:custom-shape>
        <draw:custom-shape draw:style-name="gr119" draw:text-style-name="P1" draw:layer="layout" svg:width="17.5cm" svg:height="7cm" svg:x="2.1cm" svg:y="15.9cm">
          <text:p text:style-name="P1">Books<text:tab/>Clothing<text:tab/><text:tab/>Mobiles<text:tab/><text:tab/>Grocery</text:p>
          <text:p text:style-name="P1"/>
          <draw:enhanced-geometry svg:viewBox="0 0 21600 21600" draw:type="rectangle" draw:enhanced-path="M 0 0 L 21600 0 21600 21600 0 21600 0 0 Z N"/>
        </draw:custom-shape>
        <draw:custom-shape draw:style-name="gr120" draw:text-style-name="P1" draw:layer="layout" svg:width="16.5cm" svg:height="2cm" svg:x="2.5cm" svg:y="24.4cm">
          <text:p text:style-name="P1">Varying Schema</text:p>
          <draw:enhanced-geometry svg:viewBox="0 0 21600 21600" draw:type="rectangle" draw:enhanced-path="M 0 0 L 21600 0 21600 21600 0 21600 0 0 Z N"/>
        </draw:custom-shape>
      </draw:page>
      <draw:page draw:name="page32" draw:style-name="dp1" draw:master-page-name="Default">
        <draw:custom-shape draw:style-name="gr121" draw:text-style-name="P1" draw:layer="layout" svg:width="17.5cm" svg:height="12.2cm" svg:x="1.5cm" svg:y="1.5cm">
          <text:p text:style-name="P1">Cassandra </text:p>
          <text:p text:style-name="P1"/>
          <text:p text:style-name="P1">-- Data in Cassandra is in Denormalized Format.</text:p>
          <text:p text:style-name="P1">-- Joins and Subquery are not allowed in Cassandra</text:p>
          <text:p text:style-name="P1"/>
          <text:p text:style-name="P1">Keyspace --&gt; Database</text:p>
          <text:p text:style-name="P1">Table --&gt; All data goes inside a table in a denormalized format.</text:p>
          <text:p text:style-name="P1">Row Key Id--&gt; Primary Key</text:p>
          <text:p text:style-name="P1"/>
          <text:p text:style-name="P1">Data Stored –&gt; {Key, Value}</text:p>
          <text:p text:style-name="P1"/>
          <text:p text:style-name="P1">Key--&gt; Row Key ID/ Primary Key</text:p>
          <text:p text:style-name="P1">Value --&gt; {Key,Value}</text:p>
          <text:p text:style-name="P1"/>
          <text:p text:style-name="P1"/>
          <text:p text:style-name="P1">Keyspace</text:p>
          <text:p text:style-name="P1">Table</text:p>
          <text:p text:style-name="P1">Column Family</text:p>
          <text:p text:style-name="P1">Row Key ID</text:p>
          <text:p text:style-name="P1"/>
          <text:p text:style-name="P1"/>
          <draw:enhanced-geometry svg:viewBox="0 0 21600 21600" draw:type="rectangle" draw:enhanced-path="M 0 0 L 21600 0 21600 21600 0 21600 0 0 Z N"/>
        </draw:custom-shape>
      </draw:page>
      <draw:page draw:name="page33" draw:style-name="dp1" draw:master-page-name="Default">
        <draw:custom-shape draw:style-name="gr122" draw:text-style-name="P1" draw:layer="layout" svg:width="11.1cm" svg:height="1.6cm" svg:x="1.2cm" svg:y="1.3cm">
          <text:p text:style-name="P1">Query First Design</text:p>
          <draw:enhanced-geometry svg:viewBox="0 0 21600 21600" draw:type="rectangle" draw:enhanced-path="M 0 0 L 21600 0 21600 21600 0 21600 0 0 Z N"/>
        </draw:custom-shape>
        <draw:custom-shape draw:style-name="gr123" draw:text-style-name="P1" draw:layer="layout" svg:width="13.8cm" svg:height="6.1cm" svg:x="1.9cm" svg:y="3.5cm">
          <text:p text:style-name="P1">In Cassandra, a table is designed </text:p>
          <text:p text:style-name="P1">as per the query we will be firing on it.</text:p>
          <text:p text:style-name="P1"/>
          <draw:enhanced-geometry svg:viewBox="0 0 21600 21600" draw:type="rectangle" draw:enhanced-path="M 0 0 L 21600 0 21600 21600 0 21600 0 0 Z N"/>
        </draw:custom-shape>
        <draw:custom-shape draw:style-name="gr124" draw:text-style-name="P1" draw:layer="layout" svg:width="12.7cm" svg:height="12.9cm" svg:x="4.9cm" svg:y="10cm">
          <text:p text:style-name="P1">Partition--&gt; Primary Key</text:p>
          <text:p text:style-name="P1"/>
          <text:p text:style-name="P1">Primary Key</text:p>
          <text:p text:style-name="P1">(Partition Key + Clustering Key)</text:p>
          <text:p text:style-name="P1"/>
          <text:p text:style-name="P1">PK is passed to a Hash Function and </text:p>
          <text:p text:style-name="P1">It gives a value, based on that value </text:p>
          <text:p text:style-name="P1">We finalize a node</text:p>
          <text:p text:style-name="P1"/>
          <text:p text:style-name="P1">Primary Key</text:p>
          <text:p text:style-name="P1">1. Single Primary Key (Partition Key)</text:p>
          <text:p text:style-name="P4"><text:span text:style-name="T1">2. Composite Primary</text:span></text:p>
          <text:p text:style-name="P4"><text:span text:style-name="T1"><text:s/></text:span><text:span text:style-name="T1">Key</text:span>(Partition Key, Clustering Key)</text:p>
          <text:p text:style-name="P1">3. Composite Partition Primary Key</text:p>
          <text:p text:style-name="P1">((col1,col2 (partition key)), Clustering Key)</text:p>
          <text:p text:style-name="P1"/>
          <text:p text:style-name="P1"/>
          <text:p text:style-name="P1"/>
          <text:p text:style-name="P1"/>
          <text:p text:style-name="P1"/>
          <text:p text:style-name="P1"/>
          <draw:enhanced-geometry svg:viewBox="0 0 21600 21600" draw:type="rectangle" draw:enhanced-path="M 0 0 L 21600 0 21600 21600 0 21600 0 0 Z N"/>
        </draw:custom-shape>
      </draw:page>
      <draw:page draw:name="page34" draw:style-name="dp1" draw:master-page-name="Default">
        <draw:custom-shape draw:style-name="gr125" draw:text-style-name="P1" draw:layer="layout" svg:width="10.3cm" svg:height="1.5cm" svg:x="1.4cm" svg:y="1.2cm">
          <text:p text:style-name="P1">Partitioning Strategy</text:p>
          <draw:enhanced-geometry svg:viewBox="0 0 21600 21600" draw:type="rectangle" draw:enhanced-path="M 0 0 L 21600 0 21600 21600 0 21600 0 0 Z N"/>
        </draw:custom-shape>
        <draw:custom-shape draw:style-name="gr126" draw:text-style-name="P1" draw:layer="layout" svg:width="4.7cm" svg:height="1.1cm" svg:x="1.7cm" svg:y="5.2cm">
          <text:p text:style-name="P1">Key</text:p>
          <draw:enhanced-geometry svg:viewBox="0 0 21600 21600" draw:type="rectangle" draw:enhanced-path="M 0 0 L 21600 0 21600 21600 0 21600 0 0 Z N"/>
        </draw:custom-shape>
        <draw:custom-shape draw:style-name="gr127" draw:text-style-name="P1" draw:layer="layout" svg:width="5.5cm" svg:height="2.6cm" svg:x="8.5cm" svg:y="4.6cm">
          <text:p text:style-name="P1">H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1" draw:layer="layout" svg:width="4.1cm" svg:height="0.8cm" svg:x="16.1cm" svg:y="5.8cm">
          <text:p text:style-name="P1">Value</text:p>
          <draw:enhanced-geometry svg:viewBox="0 0 21600 21600" draw:type="rectangle" draw:enhanced-path="M 0 0 L 21600 0 21600 21600 0 21600 0 0 Z N"/>
        </draw:custom-shape>
        <draw:line draw:style-name="gr17" draw:text-style-name="P3" draw:layer="layout" svg:x1="6.4cm" svg:y1="5.8cm" svg:x2="8.5cm" svg:y2="5.8cm">
          <text:p/>
        </draw:line>
        <draw:line draw:style-name="gr17" draw:text-style-name="P3" draw:layer="layout" svg:x1="14cm" svg:y1="6.3cm" svg:x2="16.1cm" svg:y2="6.3cm">
          <text:p/>
        </draw:line>
        <draw:custom-shape draw:style-name="gr129" draw:text-style-name="P1" draw:layer="layout" svg:width="16.6cm" svg:height="6.4cm" svg:x="2.5cm" svg:y="8.8cm">
          <text:p text:style-name="P1">Audi--&gt; Hash Function --&gt; 17</text:p>
          <text:p text:style-name="P1">Kia --&gt; Hash Function--&gt; 36</text:p>
          <text:p text:style-name="P1">Ford --&gt; HF --&gt; 42</text:p>
          <text:p text:style-name="P1">BMW--&gt; HF-- &gt; 24</text:p>
          <draw:enhanced-geometry svg:viewBox="0 0 21600 21600" draw:type="rectangle" draw:enhanced-path="M 0 0 L 21600 0 21600 21600 0 21600 0 0 Z N"/>
        </draw:custom-shape>
      </draw:page>
      <draw:page draw:name="page35" draw:style-name="dp1" draw:master-page-name="Default">
        <draw:custom-shape draw:style-name="gr130" draw:text-style-name="P2" draw:layer="layout" svg:width="2.6cm" svg:height="2.1cm" svg:x="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2" draw:layer="layout" svg:width="2.6cm" svg:height="2.1cm" svg:x="9.001cm" svg:y="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2.6cm" svg:height="2.1cm" svg:x="9.001cm" svg:y="2.60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2.6cm" svg:height="2.1cm" svg:x="13.7cm" svg:y="4.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2.6cm" svg:height="2.1cm" svg:x="14cm" svg:y="9.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2.6cm" svg:height="2.1cm" svg:x="6.9cm" svg:y="10.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2.6cm" svg:height="2.1cm" svg:x="3.8cm" svg:y="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5cm" svg:height="2.586cm" draw:transform="rotate (-1.5707963267949) translate (14.146cm 3.968cm)" svg:viewBox="0 0 1076 2587" svg:d="M0 2557c298 140 235-240 265-388 42-205 82-396 123-599 45-220 111-436 177-653 58-193 196-341 264-529l106-177 53-176 88-35">
          <text:p/>
        </draw:path>
        <draw:path draw:style-name="gr58" draw:text-style-name="P3" draw:layer="layout" svg:width="2.685cm" svg:height="0.287cm" draw:transform="rotate (-1.26047678579031) translate (15.346cm 6.896cm)" svg:viewBox="0 0 2686 288" svg:d="M0 0c218 33 440 106 659 82 237-26 453-3 680-41 214-35 431 17 643 76 171 47 353 50 520 112l168 54 16 5">
          <text:p/>
        </draw:path>
        <draw:path draw:style-name="gr58" draw:text-style-name="P3" draw:layer="layout" svg:width="4.222cm" svg:height="1.872cm" draw:transform="rotate (-2.55149683349051) translate (14.129cm 11.059cm)" svg:viewBox="0 0 4223 1873" svg:d="M0 0c207 65 428-41 626 80 212 129 477 120 694 231 210 108 433 165 656 226 234 65 390 252 611 325 224 75 388 248 601 339 179 77 331 203 493 309 148 96 293 197 440 294l102 69">
          <text:p/>
        </draw:path>
        <draw:path draw:style-name="gr58" draw:text-style-name="P3" draw:layer="layout" svg:width="2.168cm" svg:height="3.121cm" draw:transform="rotate (-3.14159265358979) translate (6.967cm 11.2cm)" svg:viewBox="0 0 2169 3122" svg:d="M0 0c304 51 394 333 617 511 209 167 462 265 565 529 89 228 227 439 405 600 216 196 233 478 406 688 122 147 175 341 176 529v177 88">
          <text:p/>
        </draw:path>
        <draw:path draw:style-name="gr58" draw:text-style-name="P3" draw:layer="layout" svg:width="4.383cm" svg:height="0.585cm" draw:transform="rotate (0.673348025419412) translate (5.20293834926898cm 5.99692271614928cm)" svg:viewBox="0 0 4384 586" svg:d="M0 0c225-2 444 43 670 38 225-6 454 7 680 24 270 19 517-56 785-51 296 6 574 101 866 103 221 2 446 13 650 90 180 68 356 129 526 217l138 110 69 55">
          <text:p/>
        </draw:path>
        <draw:line draw:style-name="gr58" draw:text-style-name="P3" draw:layer="layout" svg:x1="10.2cm" svg:y1="7.8cm" svg:x2="8.6cm" svg:y2="2.5cm">
          <text:p/>
        </draw:line>
        <draw:line draw:style-name="gr58" draw:text-style-name="P3" draw:layer="layout" svg:x1="10.2cm" svg:y1="7.7cm" svg:x2="16.2cm" svg:y2="3.5cm">
          <text:p/>
        </draw:line>
        <draw:custom-shape draw:style-name="gr132" draw:text-style-name="P1" draw:layer="layout" svg:width="1.4cm" svg:height="0.7cm" svg:x="7.8cm" svg:y="1.8cm">
          <text:p text:style-name="P1">0</text:p>
          <draw:enhanced-geometry svg:viewBox="0 0 21600 21600" draw:type="rectangle" draw:enhanced-path="M 0 0 L 21600 0 21600 21600 0 21600 0 0 Z N"/>
        </draw:custom-shape>
        <draw:custom-shape draw:style-name="gr133" draw:text-style-name="P1" draw:layer="layout" svg:width="1.8cm" svg:height="0.7cm" svg:x="16.1cm" svg:y="3.1cm">
          <text:p text:style-name="P1">10</text:p>
          <draw:enhanced-geometry svg:viewBox="0 0 21600 21600" draw:type="rectangle" draw:enhanced-path="M 0 0 L 21600 0 21600 21600 0 21600 0 0 Z N"/>
        </draw:custom-shape>
        <draw:line draw:style-name="gr58" draw:text-style-name="P3" draw:layer="layout" svg:x1="10.3cm" svg:y1="7.8cm" svg:x2="18.4cm" svg:y2="10.2cm">
          <text:p/>
        </draw:line>
        <draw:custom-shape draw:style-name="gr133" draw:text-style-name="P1" draw:layer="layout" svg:width="1.8cm" svg:height="0.7cm" svg:x="18.4cm" svg:y="9.9cm">
          <text:p text:style-name="P1">20</text:p>
          <draw:enhanced-geometry svg:viewBox="0 0 21600 21600" draw:type="rectangle" draw:enhanced-path="M 0 0 L 21600 0 21600 21600 0 21600 0 0 Z N"/>
        </draw:custom-shape>
        <draw:custom-shape draw:style-name="gr134" draw:text-style-name="P1" draw:layer="layout" svg:width="1.3cm" svg:height="0.7cm" svg:x="8.3cm" svg:y="13.7cm">
          <text:p text:style-name="P1">30</text:p>
          <draw:enhanced-geometry svg:viewBox="0 0 21600 21600" draw:type="rectangle" draw:enhanced-path="M 0 0 L 21600 0 21600 21600 0 21600 0 0 Z N"/>
        </draw:custom-shape>
        <draw:custom-shape draw:style-name="gr134" draw:text-style-name="P1" draw:layer="layout" svg:width="1.3cm" svg:height="0.7cm" svg:x="1.7cm" svg:y="7.8cm">
          <text:p text:style-name="P1">40</text:p>
          <draw:enhanced-geometry svg:viewBox="0 0 21600 21600" draw:type="rectangle" draw:enhanced-path="M 0 0 L 21600 0 21600 21600 0 21600 0 0 Z N"/>
        </draw:custom-shape>
        <draw:custom-shape draw:style-name="gr134" draw:text-style-name="P1" draw:layer="layout" svg:width="1.3cm" svg:height="0.7cm" svg:x="5.9cm" svg:y="1.7cm">
          <text:p text:style-name="P1">50</text:p>
          <draw:enhanced-geometry svg:viewBox="0 0 21600 21600" draw:type="rectangle" draw:enhanced-path="M 0 0 L 21600 0 21600 21600 0 21600 0 0 Z N"/>
        </draw:custom-shape>
        <draw:line draw:style-name="gr58" draw:text-style-name="P3" draw:layer="layout" svg:x1="10.2cm" svg:y1="7.8cm" svg:x2="9.4cm" svg:y2="13.7cm">
          <text:p/>
        </draw:line>
        <draw:line draw:style-name="gr58" draw:text-style-name="P3" draw:layer="layout" svg:x1="10.2cm" svg:y1="7.8cm" svg:x2="3cm" svg:y2="8.1cm">
          <text:p/>
        </draw:line>
        <draw:line draw:style-name="gr58" draw:text-style-name="P3" draw:layer="layout" svg:x1="10.2cm" svg:y1="7.7cm" svg:x2="6.8cm" svg:y2="2.3cm">
          <text:p/>
        </draw:line>
        <draw:custom-shape draw:style-name="gr135" draw:text-style-name="P1" draw:layer="layout" svg:width="7.6cm" svg:height="1.5cm" svg:x="11.9cm" svg:y="13.2cm">
          <text:p text:style-name="P1">1 Node= 256 VNodes</text:p>
          <draw:enhanced-geometry svg:viewBox="0 0 21600 21600" draw:type="rectangle" draw:enhanced-path="M 0 0 L 21600 0 21600 21600 0 21600 0 0 Z N"/>
        </draw:custom-shape>
        <draw:line draw:style-name="gr58" draw:text-style-name="P3" draw:layer="layout" svg:x1="10.1cm" svg:y1="7.7cm" svg:x2="9.7cm" svg:y2="1.9cm">
          <text:p/>
        </draw:line>
        <draw:line draw:style-name="gr58" draw:text-style-name="P3" draw:layer="layout" svg:x1="10.2cm" svg:y1="7cm" svg:x2="11.5cm" svg:y2="2.1cm">
          <text:p/>
        </draw:line>
        <draw:line draw:style-name="gr58" draw:text-style-name="P3" draw:layer="layout" svg:x1="10.4cm" svg:y1="7.3cm" svg:x2="13.3cm" svg:y2="2.4cm">
          <text:p/>
        </draw:line>
        <draw:line draw:style-name="gr58" draw:text-style-name="P3" draw:layer="layout" svg:x1="10.7cm" svg:y1="7.1cm" svg:x2="14.9cm" svg:y2="2.8cm">
          <text:p/>
        </draw:line>
        <draw:custom-shape draw:style-name="gr136" draw:text-style-name="P1" draw:layer="layout" svg:width="6.2cm" svg:height="3.4cm" svg:x="-1.3cm" svg:y="11.6cm">
          <text:p text:style-name="P1">64 bit</text:p>
          <text:p text:style-name="P1"/>
          <text:p text:style-name="P1">-2^63 to +2^63</text:p>
          <draw:enhanced-geometry svg:viewBox="0 0 21600 21600" draw:type="rectangle" draw:enhanced-path="M 0 0 L 21600 0 21600 21600 0 21600 0 0 Z N"/>
        </draw:custom-shape>
        <draw:custom-shape draw:style-name="gr137" draw:text-style-name="P1" draw:layer="layout" svg:width="2.7cm" svg:height="1cm" svg:x="16.9cm" svg:y="5.5cm">
          <text:p text:style-name="P1">Audi</text:p>
          <draw:enhanced-geometry svg:viewBox="0 0 21600 21600" draw:type="rectangle" draw:enhanced-path="M 0 0 L 21600 0 21600 21600 0 21600 0 0 Z N"/>
        </draw:custom-shape>
        <draw:custom-shape draw:style-name="gr138" draw:text-style-name="P1" draw:layer="layout" svg:width="10.9cm" svg:height="2cm" svg:x="1.1cm" svg:y="18.5cm">
          <text:p text:style-name="P1">Replication Factor 2</text:p>
          <text:p text:style-name="P1">1. Simple Strategy--&gt; One DC</text:p>
          <text:p text:style-name="P1">2. Network Topology --&gt; multiple DC</text:p>
          <draw:enhanced-geometry svg:viewBox="0 0 21600 21600" draw:type="rectangle" draw:enhanced-path="M 0 0 L 21600 0 21600 21600 0 21600 0 0 Z N"/>
        </draw:custom-shape>
        <draw:custom-shape draw:style-name="gr139" draw:text-style-name="P1" draw:layer="layout" svg:width="6cm" svg:height="1cm" svg:x="18.3cm" svg:y="4.1cm">
          <text:p text:style-name="P1">3= 1 original and 2 copies</text:p>
          <draw:enhanced-geometry svg:viewBox="0 0 21600 21600" draw:type="rectangle" draw:enhanced-path="M 0 0 L 21600 0 21600 21600 0 21600 0 0 Z N"/>
        </draw:custom-shape>
        <draw:custom-shape draw:style-name="gr140" draw:text-style-name="P1" draw:layer="layout" svg:width="2.4cm" svg:height="1.7cm" svg:x="9.3cm" svg:y="7.3cm">
          <text:p text:style-name="P1">D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1" draw:layer="layout" svg:width="2.7cm" svg:height="1cm" svg:x="6.2cm" svg:y="12.6cm">
          <text:p text:style-name="P1">Audi</text:p>
          <draw:enhanced-geometry svg:viewBox="0 0 21600 21600" draw:type="rectangle" draw:enhanced-path="M 0 0 L 21600 0 21600 21600 0 21600 0 0 Z N"/>
        </draw:custom-shape>
        <draw:custom-shape draw:style-name="gr137" draw:text-style-name="P1" draw:layer="layout" svg:width="2.7cm" svg:height="1cm" svg:x="16.5cm" svg:y="11cm">
          <text:p text:style-name="P1">Audi</text:p>
          <draw:enhanced-geometry svg:viewBox="0 0 21600 21600" draw:type="rectangle" draw:enhanced-path="M 0 0 L 21600 0 21600 21600 0 21600 0 0 Z N"/>
        </draw:custom-shape>
        <draw:path draw:style-name="gr58" draw:text-style-name="P3" draw:layer="layout" svg:width="2.897cm" svg:height="0.529cm" draw:transform="rotate (-1.34809231424042) translate (13.1421109415063cm 5.65066732930374cm)" svg:viewBox="0 0 2898 530" svg:d="M0 128c198 10 394-23 580-86 196-65 361-40 547-20 199 21 365-9 567 55 180 57 370 63 554 108 171 42 354 52 508 151l142 177-4 17">
          <text:p/>
        </draw:path>
        <draw:path draw:style-name="gr58" draw:text-style-name="P3" draw:layer="layout" svg:width="4.404cm" svg:height="2.819cm" draw:transform="rotate (-2.19719499533566) translate (13.9417385261946cm 8.92987608732408cm)" svg:viewBox="0 0 4405 2820" svg:d="M0 8c259-50 464 141 702 190 299 60 601 135 882 254 203 86 408 178 580 321 160 133 260 327 419 458 182 150 319 337 475 506 136 147 267 300 380 465 124 182 267 365 468 467l147 112 246 39 106-34">
          <text:p/>
        </draw:path>
        <draw:custom-shape draw:style-name="gr141" draw:text-style-name="P1" draw:layer="layout" svg:width="5.9cm" svg:height="3.9cm" svg:x="13.2cm" svg:y="15.9cm">
          <text:p text:style-name="P1">After the actual node </text:p>
          <text:p text:style-name="P1">Is finalized, other copies</text:p>
          <text:p text:style-name="P1">Are stored on the </text:p>
          <text:p text:style-name="P1">Nodes which</text:p>
          <text:p text:style-name="P1">Fall on the clockwise manner</text:p>
          <draw:enhanced-geometry svg:viewBox="0 0 21600 21600" draw:type="rectangle" draw:enhanced-path="M 0 0 L 21600 0 21600 21600 0 21600 0 0 Z N"/>
        </draw:custom-shape>
      </draw:page>
      <draw:page draw:name="page36" draw:style-name="dp1" draw:master-page-name="Default">
        <draw:custom-shape draw:style-name="gr142" draw:text-style-name="P1" draw:layer="layout" svg:width="7.8cm" svg:height="7.6cm" svg:x="5.7cm" svg:y="1.6cm">
          <text:p text:style-name="P1">DC1</text:p>
          <draw:enhanced-geometry svg:viewBox="0 0 21600 21600" draw:type="rectangle" draw:enhanced-path="M 0 0 L 21600 0 21600 21600 0 21600 0 0 Z N"/>
        </draw:custom-shape>
        <draw:custom-shape draw:style-name="gr143" draw:text-style-name="P1" draw:layer="layout" svg:width="7.6cm" svg:height="7.6cm" svg:x="15.2cm" svg:y="1.8cm">
          <text:p text:style-name="P1">DC2</text:p>
          <draw:enhanced-geometry svg:viewBox="0 0 21600 21600" draw:type="rectangle" draw:enhanced-path="M 0 0 L 21600 0 21600 21600 0 21600 0 0 Z N"/>
        </draw:custom-shape>
        <draw:custom-shape draw:style-name="gr144" draw:text-style-name="P2" draw:layer="layout" svg:width="3.4cm" svg:height="1.5cm" svg:x="6.1cm" svg:y="2.3cm">
          <text:p/>
          <draw:enhanced-geometry svg:viewBox="0 0 21600 21600" draw:type="rectangle" draw:enhanced-path="M 0 0 L 21600 0 21600 21600 0 21600 0 0 Z N"/>
        </draw:custom-shape>
        <draw:custom-shape draw:style-name="gr145" draw:text-style-name="P2" draw:layer="layout" svg:width="3.4cm" svg:height="1.9cm" svg:x="5.9cm" svg:y="6.8cm">
          <text:p/>
          <draw:enhanced-geometry svg:viewBox="0 0 21600 21600" draw:type="rectangle" draw:enhanced-path="M 0 0 L 21600 0 21600 21600 0 21600 0 0 Z N"/>
        </draw:custom-shape>
        <draw:custom-shape draw:style-name="gr146" draw:text-style-name="P2" draw:layer="layout" svg:width="2.9cm" svg:height="1.6cm" svg:x="10.3cm" svg:y="2.5cm">
          <text:p/>
          <draw:enhanced-geometry svg:viewBox="0 0 21600 21600" draw:type="rectangle" draw:enhanced-path="M 0 0 L 21600 0 21600 21600 0 21600 0 0 Z N"/>
        </draw:custom-shape>
        <draw:custom-shape draw:style-name="gr147" draw:text-style-name="P2" draw:layer="layout" svg:width="2.9cm" svg:height="1.8cm" svg:x="10.2cm" svg:y="7.1cm">
          <text:p/>
          <draw:enhanced-geometry svg:viewBox="0 0 21600 21600" draw:type="rectangle" draw:enhanced-path="M 0 0 L 21600 0 21600 21600 0 21600 0 0 Z N"/>
        </draw:custom-shape>
        <draw:custom-shape draw:style-name="gr146" draw:text-style-name="P2" draw:layer="layout" svg:width="2.9cm" svg:height="1.6cm" svg:x="15.7cm" svg:y="2.5cm">
          <text:p/>
          <draw:enhanced-geometry svg:viewBox="0 0 21600 21600" draw:type="rectangle" draw:enhanced-path="M 0 0 L 21600 0 21600 21600 0 21600 0 0 Z N"/>
        </draw:custom-shape>
        <draw:custom-shape draw:style-name="gr146" draw:text-style-name="P2" draw:layer="layout" svg:width="2.9cm" svg:height="1.6cm" svg:x="19.3cm" svg:y="2.5cm">
          <text:p/>
          <draw:enhanced-geometry svg:viewBox="0 0 21600 21600" draw:type="rectangle" draw:enhanced-path="M 0 0 L 21600 0 21600 21600 0 21600 0 0 Z N"/>
        </draw:custom-shape>
        <draw:custom-shape draw:style-name="gr146" draw:text-style-name="P2" draw:layer="layout" svg:width="2.9cm" svg:height="1.6cm" svg:x="15.5cm" svg:y="7.1cm">
          <text:p/>
          <draw:enhanced-geometry svg:viewBox="0 0 21600 21600" draw:type="rectangle" draw:enhanced-path="M 0 0 L 21600 0 21600 21600 0 21600 0 0 Z N"/>
        </draw:custom-shape>
        <draw:custom-shape draw:style-name="gr146" draw:text-style-name="P2" draw:layer="layout" svg:width="2.9cm" svg:height="1.6cm" svg:x="19.5cm" svg:y="7.1cm">
          <text:p/>
          <draw:enhanced-geometry svg:viewBox="0 0 21600 21600" draw:type="rectangle" draw:enhanced-path="M 0 0 L 21600 0 21600 21600 0 21600 0 0 Z N"/>
        </draw:custom-shape>
        <draw:custom-shape draw:style-name="gr148" draw:text-style-name="P2" draw:layer="layout" svg:width="1.2cm" svg:height="0.8cm" svg:x="6.5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 draw:layer="layout" svg:width="18.8cm" svg:height="5.2cm" svg:x="1.5cm" svg:y="10cm">
          <text:p text:style-name="P1">Network Topology--&gt; First copy on the rack is finalized by the </text:p>
          <text:p text:style-name="P1">Primary impl using Hash Function</text:p>
          <text:p text:style-name="P1">Second Copy--&gt; On second data center on any rack</text:p>
          <text:p text:style-name="P1"/>
          <text:p text:style-name="P1">Third copy--&gt; On first data center, but on any rack other than </text:p>
          <text:p text:style-name="P1">Where the previous rack is stored</text:p>
          <draw:enhanced-geometry svg:viewBox="0 0 21600 21600" draw:type="rectangle" draw:enhanced-path="M 0 0 L 21600 0 21600 21600 0 21600 0 0 Z N"/>
        </draw:custom-shape>
        <draw:custom-shape draw:style-name="gr150" draw:text-style-name="P2" draw:layer="layout" svg:width="1.4cm" svg:height="0.6cm" svg:x="11.2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 draw:layer="layout" svg:width="1.4cm" svg:height="0.6cm" svg:x="16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 draw:layer="layout" svg:width="1.4cm" svg:height="0.6cm" svg:x="15.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7" draw:style-name="dp1" draw:master-page-name="Default">
        <draw:custom-shape draw:style-name="gr151" draw:text-style-name="P1" draw:layer="layout" svg:width="15.8cm" svg:height="6.8cm" svg:x="3.3cm" svg:y="19.1cm">
          <text:p text:style-name="P1">Data Type</text:p>
          <text:p text:style-name="P1"/>
          <text:p text:style-name="P1">1. int, float,double,varchar,text,blob,</text:p>
          <text:p text:style-name="P1">bigint,boolean,decimal,timestamp</text:p>
          <text:p text:style-name="P1">2. list, set and map</text:p>
          <text:p text:style-name="P1">3. UDT – User Defined Type</text:p>
          <draw:enhanced-geometry svg:viewBox="0 0 21600 21600" draw:type="rectangle" draw:enhanced-path="M 0 0 L 21600 0 21600 21600 0 21600 0 0 Z N"/>
        </draw:custom-shape>
      </draw:page>
      <draw:page draw:name="page38" draw:style-name="dp1" draw:master-page-name="Default">
        <draw:custom-shape draw:style-name="gr152" draw:text-style-name="P1" draw:layer="layout" svg:width="18.7cm" svg:height="13.3cm" svg:x="0.8cm" svg:y="3.7cm">
          <text:p text:style-name="P1">Update and Insert Working</text:p>
          <text:p text:style-name="P1"/>
          <text:p text:style-name="P1"/>
          <text:p text:style-name="P1">Update--&gt; and if the values based upon which the </text:p>
          <text:p text:style-name="P1">Update is happening is not available in the table, it will insert</text:p>
          <text:p text:style-name="P1"/>
          <text:p text:style-name="P1">Insert--&gt; If the data we are trying to insert using the </text:p>
          <text:p text:style-name="P1">Combination of primary key already exist, instead of adding</text:p>
          <text:p text:style-name="P1">A new row it will update it.</text:p>
          <text:p text:style-name="P1"/>
          <text:p text:style-name="P1">1 Tom IT Dev 25000</text:p>
          <text:p text:style-name="P1"/>
          <text:p text:style-name="P1">Update employee set name=’Tommy’ where dept=’UT’ and id=1;</text:p>
          <draw:enhanced-geometry svg:viewBox="0 0 21600 21600" draw:type="rectangle" draw:enhanced-path="M 0 0 L 21600 0 21600 21600 0 21600 0 0 Z N"/>
        </draw:custom-shape>
      </draw:page>
      <draw:page draw:name="page39" draw:style-name="dp1" draw:master-page-name="Default">
        <draw:custom-shape draw:style-name="gr153" draw:text-style-name="P1" draw:layer="layout" svg:width="16.7cm" svg:height="12.9cm" svg:x="2.4cm" svg:y="-0.9cm">
          <text:p text:style-name="P1">TTL</text:p>
          <text:p text:style-name="P1">Time To Live</text:p>
          <text:p text:style-name="P1"/>
          <text:p text:style-name="P1">Ttl</text:p>
          <text:p text:style-name="P1"/>
          <text:p text:style-name="P1">Ttl()</text:p>
          <text:p text:style-name="P1"/>
          <text:p text:style-name="P1">Accountotp</text:p>
          <text:p text:style-name="P1"/>
          <text:p text:style-name="P1">Id -- int</text:p>
          <text:p text:style-name="P1">Name -- text</text:p>
          <text:p text:style-name="P1">Otp—&gt; int </text:p>
          <text:p text:style-name="P1"/>
          <text:p text:style-name="P1"/>
          <text:p text:style-name="P1"/>
          <text:p text:style-name="P1"/>
          <draw:enhanced-geometry svg:viewBox="0 0 21600 21600" draw:type="rectangle" draw:enhanced-path="M 0 0 L 21600 0 21600 21600 0 21600 0 0 Z N"/>
        </draw:custom-shape>
        <draw:custom-shape draw:style-name="gr154" draw:text-style-name="P1" draw:layer="layout" svg:width="16.3cm" svg:height="7.4cm" svg:x="1.7cm" svg:y="15.1cm">
          <text:p text:style-name="P1">Collection Dtatype—3</text:p>
          <text:p text:style-name="P1"/>
          <text:p text:style-name="P1">List-- [, , , ]</text:p>
          <text:p text:style-name="P1">Set-- {, , , ,}</text:p>
          <text:p text:style-name="P1">Map—{-:-, - : -}</text:p>
          <draw:enhanced-geometry svg:viewBox="0 0 21600 21600" draw:type="rectangle" draw:enhanced-path="M 0 0 L 21600 0 21600 21600 0 21600 0 0 Z N"/>
        </draw:custom-shape>
      </draw:page>
      <draw:page draw:name="page40" draw:style-name="dp1" draw:master-page-name="Default">
        <draw:custom-shape draw:style-name="gr155" draw:text-style-name="P2" draw:layer="layout" svg:width="15.9cm" svg:height="2.6cm" svg:x="1.4cm" svg:y="1.5cm">
          <text:p text:style-name="P2">Read and Write Operations in Cassandra</text:p>
          <draw:enhanced-geometry svg:viewBox="0 0 21600 21600" draw:type="rectangle" draw:enhanced-path="M 0 0 L 21600 0 21600 21600 0 21600 0 0 Z N"/>
        </draw:custom-shape>
        <draw:custom-shape draw:style-name="gr156" draw:text-style-name="P2" draw:layer="layout" svg:width="14.9cm" svg:height="7.2cm" svg:x="5.1cm" svg:y="6cm">
          <text:p/>
          <draw:enhanced-geometry svg:viewBox="0 0 21600 21600" draw:type="rectangle" draw:enhanced-path="M 0 0 L 21600 0 21600 21600 0 21600 0 0 Z N"/>
        </draw:custom-shape>
        <draw:line draw:style-name="gr58" draw:text-style-name="P3" draw:layer="layout" svg:x1="4.7cm" svg:y1="9.6cm" svg:x2="20.3cm" svg:y2="9.6cm">
          <text:p/>
        </draw:line>
        <draw:line draw:style-name="gr17" draw:text-style-name="P3" draw:layer="layout" svg:x1="19.9cm" svg:y1="7.2cm" svg:x2="21.7cm" svg:y2="7.2cm">
          <text:p/>
        </draw:line>
        <draw:line draw:style-name="gr17" draw:text-style-name="P3" draw:layer="layout" svg:x1="19.6cm" svg:y1="10.9cm" svg:x2="22.2cm" svg:y2="10.9cm">
          <text:p/>
        </draw:line>
        <draw:custom-shape draw:style-name="gr157" draw:text-style-name="P2" draw:layer="layout" svg:width="3.2cm" svg:height="1.6cm" svg:x="21.9cm" svg:y="6.7cm">
          <text:p text:style-name="P2">Memo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draw:layer="layout" svg:width="3.2cm" svg:height="1.6cm" svg:x="22.2cm" svg:y="9.9cm">
          <text:p text:style-name="P2">Dis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 draw:layer="layout" svg:width="4.7cm" svg:height="1.8cm" svg:x="7.1cm" svg:y="11cm">
          <text:p text:style-name="P2">Commit</text:p>
          <text:p text:style-name="P2">lo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 draw:layer="layout" svg:width="4.4cm" svg:height="2.7cm" svg:x="14.5cm" svg:y="10.1cm">
          <text:p text:style-name="P2">SSTable</text:p>
          <draw:enhanced-geometry svg:viewBox="0 0 21600 21600" draw:type="rectangle" draw:enhanced-path="M 0 0 L 21600 0 21600 21600 0 21600 0 0 Z N"/>
        </draw:custom-shape>
        <draw:custom-shape draw:style-name="gr160" draw:text-style-name="P2" draw:layer="layout" svg:width="5.6cm" svg:height="2.5cm" svg:x="13.3cm" svg:y="6.6cm">
          <text:p text:style-name="P2">MemTable</text:p>
          <draw:enhanced-geometry svg:viewBox="0 0 21600 21600" draw:type="rectangle" draw:enhanced-path="M 0 0 L 21600 0 21600 21600 0 21600 0 0 Z N"/>
        </draw:custom-shape>
        <draw:custom-shape draw:style-name="gr161" draw:text-style-name="P2" draw:layer="layout" svg:width="2.6cm" svg:height="1.9cm" svg:x="-1.2cm" svg:y="8.9cm">
          <text:p text:style-name="P2">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 draw:layer="layout" svg:width="2.3cm" svg:height="1.6cm" svg:x="2.2cm" svg:y="9cm">
          <text:p text:style-name="P2">Data</text:p>
          <draw:enhanced-geometry svg:viewBox="0 0 21600 21600" draw:type="rectangle" draw:enhanced-path="M 0 0 L 21600 0 21600 21600 0 21600 0 0 Z N"/>
        </draw:custom-shape>
        <draw:line draw:style-name="gr17" draw:text-style-name="P3" draw:layer="layout" svg:x1="1.3cm" svg:y1="9.8cm" svg:x2="2.3cm" svg:y2="9.8cm">
          <text:p/>
        </draw:line>
        <draw:custom-shape draw:style-name="gr163" draw:text-style-name="P2" draw:layer="layout" svg:width="16.7cm" svg:height="6.5cm" svg:x="2.4cm" svg:y="14.4cm">
          <text:p text:style-name="P2">CommitLog--&gt; very first place the data is written. All the data </text:p>
          <text:p text:style-name="P2">Mem table is flushed into SSTable is kept in commitlog</text:p>
          <text:p text:style-name="P2"/>
          <text:p text:style-name="P2">MemTable-- A cache area-- where the data is stored and after is full it is flushed into SSTable</text:p>
          <text:p text:style-name="P2"/>
          <text:p text:style-name="P2">SSTable-- Sorted String Table-- Data when flushed from MemTable goes into SSTable</text:p>
          <text:p text:style-name="P2">And it is stored in a sequential order.</text:p>
          <text:p text:style-name="P2"/>
          <draw:enhanced-geometry svg:viewBox="0 0 21600 21600" draw:type="rectangle" draw:enhanced-path="M 0 0 L 21600 0 21600 21600 0 21600 0 0 Z N"/>
        </draw:custom-shape>
        <draw:line draw:style-name="gr58" draw:text-style-name="P3" draw:layer="layout" svg:x1="4.6cm" svg:y1="9.3cm" svg:x2="8.9cm" svg:y2="9.3cm">
          <text:p/>
        </draw:line>
        <draw:line draw:style-name="gr17" draw:text-style-name="P3" draw:layer="layout" svg:x1="8.9cm" svg:y1="9.3cm" svg:x2="8.9cm" svg:y2="11cm">
          <text:p/>
        </draw:line>
        <draw:custom-shape draw:style-name="gr164" draw:text-style-name="P2" draw:layer="layout" svg:width="0.7cm" svg:height="0.5cm" svg:x="7.7cm" svg:y="10.2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4.6cm" svg:y1="9.2cm" svg:x2="13.4cm" svg:y2="9.2cm">
          <text:p/>
        </draw:line>
        <draw:custom-shape draw:style-name="gr165" draw:text-style-name="P2" draw:layer="layout" svg:width="1.5cm" svg:height="0.9cm" svg:x="9.3cm" svg:y="7.7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3" draw:layer="layout" svg:x1="18.9cm" svg:y1="7.7cm" svg:x2="20.5cm" svg:y2="7.7cm">
          <text:p/>
        </draw:line>
        <draw:line draw:style-name="gr58" draw:text-style-name="P3" draw:layer="layout" svg:x1="20.5cm" svg:y1="8cm" svg:x2="20.5cm" svg:y2="11.9cm">
          <text:p/>
        </draw:line>
        <draw:line draw:style-name="gr17" draw:text-style-name="P3" draw:layer="layout" svg:x1="20.5cm" svg:y1="11.9cm" svg:x2="18.9cm" svg:y2="12cm">
          <text:p/>
        </draw:line>
      </draw:page>
      <draw:page draw:name="page41" draw:style-name="dp1" draw:master-page-name="Default">
        <draw:custom-shape draw:style-name="gr155" draw:text-style-name="P2" draw:layer="layout" svg:width="15.9cm" svg:height="2.6cm" svg:x="1.4cm" svg:y="1.5cm">
          <text:p text:style-name="P2">Read <text:s/>Operations in Cassandra</text:p>
          <text:p text:style-name="P2"/>
          <text:p text:style-name="P2">Read Repair</text:p>
          <draw:enhanced-geometry svg:viewBox="0 0 21600 21600" draw:type="rectangle" draw:enhanced-path="M 0 0 L 21600 0 21600 21600 0 21600 0 0 Z N"/>
        </draw:custom-shape>
        <draw:custom-shape draw:style-name="gr156" draw:text-style-name="P2" draw:layer="layout" svg:width="14.9cm" svg:height="7.2cm" svg:x="5.1cm" svg:y="6cm">
          <text:p/>
          <draw:enhanced-geometry svg:viewBox="0 0 21600 21600" draw:type="rectangle" draw:enhanced-path="M 0 0 L 21600 0 21600 21600 0 21600 0 0 Z N"/>
        </draw:custom-shape>
        <draw:line draw:style-name="gr58" draw:text-style-name="P3" draw:layer="layout" svg:x1="4.7cm" svg:y1="9.6cm" svg:x2="20.3cm" svg:y2="9.6cm">
          <text:p/>
        </draw:line>
        <draw:line draw:style-name="gr17" draw:text-style-name="P3" draw:layer="layout" svg:x1="19.9cm" svg:y1="7.2cm" svg:x2="21.7cm" svg:y2="7.2cm">
          <text:p/>
        </draw:line>
        <draw:line draw:style-name="gr17" draw:text-style-name="P3" draw:layer="layout" svg:x1="19.6cm" svg:y1="10.9cm" svg:x2="22.2cm" svg:y2="10.9cm">
          <text:p/>
        </draw:line>
        <draw:custom-shape draw:style-name="gr157" draw:text-style-name="P2" draw:layer="layout" svg:width="3.2cm" svg:height="1.6cm" svg:x="21.9cm" svg:y="6.7cm">
          <text:p text:style-name="P2">Memo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 draw:layer="layout" svg:width="3.2cm" svg:height="1.6cm" svg:x="22.2cm" svg:y="9.9cm">
          <text:p text:style-name="P2">Dis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2" draw:layer="layout" svg:width="4.4cm" svg:height="2.7cm" svg:x="14.5cm" svg:y="10.1cm">
          <text:p text:style-name="P2">SSTable</text:p>
          <draw:enhanced-geometry svg:viewBox="0 0 21600 21600" draw:type="rectangle" draw:enhanced-path="M 0 0 L 21600 0 21600 21600 0 21600 0 0 Z N"/>
        </draw:custom-shape>
        <draw:custom-shape draw:style-name="gr160" draw:text-style-name="P2" draw:layer="layout" svg:width="5.6cm" svg:height="2.5cm" svg:x="13.3cm" svg:y="6.6cm">
          <text:p text:style-name="P2">MemTable</text:p>
          <draw:enhanced-geometry svg:viewBox="0 0 21600 21600" draw:type="rectangle" draw:enhanced-path="M 0 0 L 21600 0 21600 21600 0 21600 0 0 Z N"/>
        </draw:custom-shape>
        <draw:custom-shape draw:style-name="gr161" draw:text-style-name="P2" draw:layer="layout" svg:width="2.6cm" svg:height="1.9cm" svg:x="-1.2cm" svg:y="8.9cm">
          <text:p text:style-name="P2">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2" draw:layer="layout" svg:width="2.3cm" svg:height="1.6cm" svg:x="2.2cm" svg:y="9cm">
          <text:p text:style-name="P2">Data</text:p>
          <draw:enhanced-geometry svg:viewBox="0 0 21600 21600" draw:type="rectangle" draw:enhanced-path="M 0 0 L 21600 0 21600 21600 0 21600 0 0 Z N"/>
        </draw:custom-shape>
        <draw:line draw:style-name="gr17" draw:text-style-name="P3" draw:layer="layout" svg:x1="1.3cm" svg:y1="9.8cm" svg:x2="2.3cm" svg:y2="9.8cm">
          <text:p/>
        </draw:line>
        <draw:custom-shape draw:style-name="gr163" draw:text-style-name="P2" draw:layer="layout" svg:width="16.7cm" svg:height="6.5cm" svg:x="2.4cm" svg:y="14.4cm">
          <text:p text:style-name="P2">Partition Cache--&gt; Have the Id’s of all the keyspace in this partition</text:p>
          <text:p text:style-name="P2"/>
          <text:p text:style-name="P2">Bloom Filter --&gt; gives more detailed about if this particular RowKey belong here.</text:p>
          <text:p text:style-name="P2"/>
          <text:p text:style-name="P2">BF--&gt; can give you false positive</text:p>
          <text:p text:style-name="P2">Never give you false negative</text:p>
          <text:p text:style-name="P2"/>
          <text:p text:style-name="P2">Read Consistency--&gt; </text:p>
          <text:p text:style-name="P2"/>
          <draw:enhanced-geometry svg:viewBox="0 0 21600 21600" draw:type="rectangle" draw:enhanced-path="M 0 0 L 21600 0 21600 21600 0 21600 0 0 Z N"/>
        </draw:custom-shape>
        <draw:custom-shape draw:style-name="gr159" draw:text-style-name="P2" draw:layer="layout" svg:width="4.4cm" svg:height="2.7cm" svg:x="9.3cm" svg:y="10.2cm">
          <text:p text:style-name="P2">SSTable</text:p>
          <draw:enhanced-geometry svg:viewBox="0 0 21600 21600" draw:type="rectangle" draw:enhanced-path="M 0 0 L 21600 0 21600 21600 0 21600 0 0 Z N"/>
        </draw:custom-shape>
        <draw:custom-shape draw:style-name="gr166" draw:text-style-name="P2" draw:layer="layout" svg:width="3.1cm" svg:height="1.1cm" svg:x="5.8cm" svg:y="7.6cm">
          <text:p text:style-name="P2">Merged</text:p>
          <draw:enhanced-geometry svg:viewBox="0 0 21600 21600" draw:type="rectangle" draw:enhanced-path="M 0 0 L 21600 0 21600 21600 0 21600 0 0 Z N"/>
        </draw:custom-shape>
        <draw:line draw:style-name="gr17" draw:text-style-name="P3" draw:layer="layout" svg:x1="11.8cm" svg:y1="10.2cm" svg:x2="8.3cm" svg:y2="8.7cm">
          <text:p/>
        </draw:line>
        <draw:line draw:style-name="gr17" draw:text-style-name="P3" draw:layer="layout" svg:x1="15cm" svg:y1="10cm" svg:x2="6.5cm" svg:y2="8.7cm">
          <text:p/>
        </draw:line>
        <draw:line draw:style-name="gr17" draw:text-style-name="P3" draw:layer="layout" svg:x1="13.4cm" svg:y1="8.3cm" svg:x2="9cm" svg:y2="8.2cm">
          <text:p/>
        </draw:line>
      </draw:page>
      <draw:page draw:name="page42" draw:style-name="dp1" draw:master-page-name="Default">
        <draw:custom-shape draw:style-name="gr167" draw:text-style-name="P2" draw:layer="layout" svg:width="12.1cm" svg:height="6cm" svg:x="6.4cm" svg:y="1.6cm">
          <text:p text:style-name="P2">((Replication Factor/2)+1)</text:p>
          <text:p text:style-name="P2"/>
          <text:p text:style-name="P2">((3/2)+1)== 2</text:p>
          <text:p text:style-name="P2"/>
          <text:p text:style-name="P2">((4/2)+1)=3</text:p>
          <text:p text:style-name="P2"/>
          <text:p text:style-name="P2">QUORUM is calculated</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28T20:48:23.046000000</meta:creation-date>
    <meta:editing-duration>PT17H2M9S</meta:editing-duration>
    <meta:editing-cycles>8</meta:editing-cycles>
    <meta:generator>LibreOffice/6.4.1.2$Windows_X86_64 LibreOffice_project/4d224e95b98b138af42a64d84056446d09082932</meta:generator>
    <dc:date>2020-04-18T22:55:05.301000000</dc:date>
    <meta:document-statistic meta:object-count="337"/>
  </office:meta>
</office:document-meta>
</file>